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4.399cm" style:rel-width="90%" fo:margin-left="0cm" fo:margin-top="0cm" fo:margin-bottom="0cm" table:align="left" style:writing-mode="lr-tb"/>
    </style:style>
    <style:style style:name="Table1.A" style:family="table-column">
      <style:table-column-properties style:column-width="5.939cm" style:rel-column-width="3367*"/>
    </style:style>
    <style:style style:name="Table1.B" style:family="table-column">
      <style:table-column-properties style:column-width="4.274cm" style:rel-column-width="2423*"/>
    </style:style>
    <style:style style:name="Table1.C" style:family="table-column">
      <style:table-column-properties style:column-width="2.09cm" style:rel-column-width="1185*"/>
    </style:style>
    <style:style style:name="Table1.D" style:family="table-column">
      <style:table-column-properties style:column-width="2.096cm" style:rel-column-width="1188*"/>
    </style:style>
    <style:style style:name="Table1.1" style:family="table-row">
      <style:table-row-properties fo:keep-together="auto"/>
    </style:style>
    <style:style style:name="Table1.A1" style:family="table-cell">
      <style:table-cell-properties style:vertical-align="middle" fo:background-color="#d9d9d9" fo:padding-left="0.199cm" fo:padding-right="0.191cm" fo:padding-top="0.101cm" fo:padding-bottom="0.101cm" fo:border-left="0.5pt solid #999999" fo:border-right="none" fo:border-top="0.5pt solid #999999" fo:border-bottom="0.5pt solid #999999">
        <style:background-image/>
      </style:table-cell-properties>
    </style:style>
    <style:style style:name="Table1.B1" style:family="table-cell">
      <style:table-cell-properties style:vertical-align="middle" fo:background-color="#d9d9d9" fo:padding-left="0.199cm" fo:padding-right="0.191cm" fo:padding-top="0.101cm" fo:padding-bottom="0.101cm" fo:border="0.5pt solid #999999">
        <style:background-image/>
      </style:table-cell-properties>
    </style:style>
    <style:style style:name="Table1.C2" style:family="table-cell">
      <style:table-cell-properties style:vertical-align="middle" fo:background-color="#d9d9d9" fo:padding-left="0.199cm" fo:padding-right="0.191cm" fo:padding-top="0.101cm" fo:padding-bottom="0.101cm" fo:border-left="0.5pt solid #999999" fo:border-right="none" fo:border-top="none" fo:border-bottom="0.5pt solid #999999">
        <style:background-image/>
      </style:table-cell-properties>
    </style:style>
    <style:style style:name="Table1.D2" style:family="table-cell">
      <style:table-cell-properties style:vertical-align="middle" fo:background-color="#d9d9d9" fo:padding-left="0.199cm" fo:padding-right="0.191cm" fo:padding-top="0.101cm" fo:padding-bottom="0.101cm" fo:border-left="0.5pt solid #999999" fo:border-right="0.5pt solid #999999" fo:border-top="none" fo:border-bottom="0.5pt solid #999999">
        <style:background-image/>
      </style:table-cell-properties>
    </style:style>
    <style:style style:name="Table1.3" style:family="table-row">
      <style:table-row-properties style:min-row-height="0.623cm" fo:keep-together="auto"/>
    </style:style>
    <style:style style:name="Table1.A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3" style:family="table-cell">
      <style:table-cell-properties style:vertical-align="middle" fo:padding-left="0.199cm" fo:padding-right="0.191cm" fo:padding-top="0.101cm" fo:padding-bottom="0.101cm" fo:border="0.5pt solid #999999"/>
    </style:style>
    <style:style style:name="Table1.C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3" style:family="table-cell">
      <style:table-cell-properties style:vertical-align="middle" fo:padding-left="0.199cm" fo:padding-right="0.191cm" fo:padding-top="0.101cm" fo:padding-bottom="0.101cm" fo:border="0.5pt solid #999999"/>
    </style:style>
    <style:style style:name="Table1.4" style:family="table-row">
      <style:table-row-properties style:min-row-height="0.508cm" fo:keep-together="auto"/>
    </style:style>
    <style:style style:name="Table1.A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4" style:family="table-cell">
      <style:table-cell-properties style:vertical-align="middle" fo:padding-left="0.199cm" fo:padding-right="0.191cm" fo:padding-top="0.101cm" fo:padding-bottom="0.101cm" fo:border="0.5pt solid #999999"/>
    </style:style>
    <style:style style:name="Table1.C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4" style:family="table-cell">
      <style:table-cell-properties style:vertical-align="middle" fo:padding-left="0.199cm" fo:padding-right="0.191cm" fo:padding-top="0.101cm" fo:padding-bottom="0.101cm" fo:border="0.5pt solid #999999"/>
    </style:style>
    <style:style style:name="Table1.A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6" style:family="table-row">
      <style:table-row-properties style:min-row-height="1.138cm" fo:keep-together="auto"/>
    </style:style>
    <style:style style:name="Table1.A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6" style:family="table-cell">
      <style:table-cell-properties style:vertical-align="middle" fo:padding-left="0.199cm" fo:padding-right="0.191cm" fo:padding-top="0.101cm" fo:padding-bottom="0.101cm" fo:border="0.5pt solid #999999"/>
    </style:style>
    <style:style style:name="Table1.C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6" style:family="table-cell">
      <style:table-cell-properties style:vertical-align="middle" fo:padding-left="0.199cm" fo:padding-right="0.191cm" fo:padding-top="0.101cm" fo:padding-bottom="0.101cm" fo:border="0.5pt solid #999999"/>
    </style:style>
    <style:style style:name="Table1.7" style:family="table-row">
      <style:table-row-properties style:min-row-height="0.57cm" fo:keep-together="auto"/>
    </style:style>
    <style:style style:name="Table1.A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0" style:family="table-cell">
      <style:table-cell-properties style:vertical-align="middle" fo:padding-left="0.199cm" fo:padding-right="0.191cm" fo:padding-top="0.101cm" fo:padding-bottom="0.101cm" fo:border="0.5pt solid #999999"/>
    </style:style>
    <style:style style:name="Table1.C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0" style:family="table-cell">
      <style:table-cell-properties style:vertical-align="middle" fo:padding-left="0.199cm" fo:padding-right="0.191cm" fo:padding-top="0.101cm" fo:padding-bottom="0.101cm" fo:border="0.5pt solid #999999"/>
    </style:style>
    <style:style style:name="Table1.A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1" style:family="table-cell">
      <style:table-cell-properties style:vertical-align="middle" fo:padding-left="0.199cm" fo:padding-right="0.191cm" fo:padding-top="0.101cm" fo:padding-bottom="0.101cm" fo:border="0.5pt solid #999999"/>
    </style:style>
    <style:style style:name="Table1.C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1" style:family="table-cell">
      <style:table-cell-properties style:vertical-align="middle" fo:padding-left="0.199cm" fo:padding-right="0.191cm" fo:padding-top="0.101cm" fo:padding-bottom="0.101cm" fo:border="0.5pt solid #999999"/>
    </style:style>
    <style:style style:name="Table1.A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P1" style:family="paragraph" style:parent-style-name="Header">
      <style:paragraph-properties fo:margin-left="0cm" fo:margin-right="0cm" fo:text-indent="0cm" style:auto-text-indent="false"/>
      <style:text-properties fo:language="pt" fo:country="BR"/>
    </style:style>
    <style:style style:name="P2"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0e54b19" officeooo:paragraph-rsid="00e54b19" style:font-size-asian="12pt" style:font-weight-asian="bold" style:font-name-complex="Arial1" style:font-size-complex="12pt"/>
    </style:style>
    <style:style style:name="P3"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12449d5" officeooo:paragraph-rsid="012449d5" style:font-size-asian="12pt" style:font-weight-asian="bold" style:font-name-complex="Arial1" style:font-size-complex="12pt"/>
    </style:style>
    <style:style style:name="P4"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style:font-size-asian="12pt" style:font-weight-asian="bold" style:font-name-complex="Arial1" style:font-size-complex="12pt"/>
    </style:style>
    <style:style style:name="P5"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P6" style:family="paragraph" style:parent-style-name="Standard">
      <style:paragraph-properties fo:margin-left="0cm" fo:margin-right="0cm" fo:text-align="end" style:justify-single-word="false" fo:text-indent="0cm" style:auto-text-indent="false"/>
      <style:text-properties style:font-name="Times New Roman" fo:font-size="12pt" fo:language="pt" fo:country="BR" style:font-size-asian="12pt" style:font-size-complex="12pt"/>
    </style:style>
    <style:style style:name="P7" style:family="paragraph" style:parent-style-name="Standard">
      <style:paragraph-properties fo:margin-left="0cm" fo:margin-right="0cm" fo:text-align="justify" style:justify-single-word="false" fo:text-indent="0cm" style:auto-text-indent="false"/>
      <style:text-properties style:font-name="Times New Roman" fo:font-size="12pt" fo:language="pt" fo:country="BR" style:font-size-asian="12pt" style:font-size-complex="12pt"/>
    </style:style>
    <style:style style:name="P8" style:family="paragraph" style:parent-style-name="Standard">
      <style:paragraph-properties fo:margin-left="0cm" fo:margin-right="0cm" fo:text-align="center" style:justify-single-word="false" fo:text-indent="0cm" style:auto-text-indent="false"/>
      <style:text-properties style:font-name="Times New Roman" fo:font-size="12pt" fo:language="pt" fo:country="BR" style:font-size-asian="12pt" style:font-size-complex="12pt"/>
    </style:style>
    <style:style style:name="P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style>
    <style:style style:name="P10"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fo:color="#000000" style:text-outline="false" style:text-line-through-style="none" style:text-line-through-type="none" style:font-name="Times New Roman" fo:font-size="10pt" fo:letter-spacing="normal" fo:font-style="normal" fo:text-shadow="none" style:text-underline-style="none" fo:font-weight="normal" style:letter-kerning="true" style:font-size-asian="10pt" style:font-style-asian="normal" style:font-weight-asian="normal" style:text-emphasize="none"/>
    </style:style>
    <style:style style:name="P11" style:family="paragraph" style:parent-style-name="Footer">
      <style:text-properties fo:language="pt" fo:country="BR"/>
    </style:style>
    <style:style style:name="P12" style:family="paragraph" style:parent-style-name="Text_20_body">
      <style:text-properties fo:language="pt" fo:country="BR" officeooo:paragraph-rsid="04aa08c6"/>
    </style:style>
    <style:style style:name="P13" style:family="paragraph" style:parent-style-name="Text_20_body">
      <style:text-properties officeooo:paragraph-rsid="01e4d73c"/>
    </style:style>
    <style:style style:name="P14" style:family="paragraph" style:parent-style-name="Text_20_body">
      <style:text-properties officeooo:paragraph-rsid="04a88e0e"/>
    </style:style>
    <style:style style:name="P15" style:family="paragraph" style:parent-style-name="Text_20_body">
      <style:text-properties officeooo:paragraph-rsid="04a8b4cb"/>
    </style:style>
    <style:style style:name="P16" style:family="paragraph" style:parent-style-name="Text_20_body">
      <style:text-properties officeooo:rsid="04aa08c6" officeooo:paragraph-rsid="050f7901"/>
    </style:style>
    <style:style style:name="P17" style:family="paragraph" style:parent-style-name="Text_20_body">
      <style:text-properties officeooo:rsid="04aa08c6" officeooo:paragraph-rsid="0517a653"/>
    </style:style>
    <style:style style:name="P18" style:family="paragraph" style:parent-style-name="Text_20_body">
      <style:text-properties officeooo:paragraph-rsid="04ddd9dd"/>
    </style:style>
    <style:style style:name="P19" style:family="paragraph" style:parent-style-name="Text_20_body">
      <style:text-properties officeooo:paragraph-rsid="04e1b8ea"/>
    </style:style>
    <style:style style:name="P20" style:family="paragraph" style:parent-style-name="Text_20_body">
      <style:text-properties officeooo:paragraph-rsid="04e300a4"/>
    </style:style>
    <style:style style:name="P21" style:family="paragraph" style:parent-style-name="Text_20_body">
      <style:text-properties officeooo:paragraph-rsid="0505b6d0"/>
    </style:style>
    <style:style style:name="P22" style:family="paragraph" style:parent-style-name="Text_20_body">
      <style:text-properties officeooo:paragraph-rsid="050d881c"/>
    </style:style>
    <style:style style:name="P23" style:family="paragraph" style:parent-style-name="Text_20_body">
      <style:text-properties officeooo:paragraph-rsid="050f7901"/>
    </style:style>
    <style:style style:name="P24" style:family="paragraph" style:parent-style-name="Text_20_body">
      <style:paragraph-properties fo:text-align="center" style:justify-single-word="false"/>
      <style:text-properties fo:font-weight="bold" style:font-weight-asian="bold" style:font-weight-complex="bold"/>
    </style:style>
    <style:style style:name="P25" style:family="paragraph" style:parent-style-name="Text_20_body">
      <style:paragraph-properties fo:text-align="justify" style:justify-single-word="false"/>
      <style:text-properties style:font-name="Times New Roman" fo:font-size="12pt" fo:language="pt" fo:country="BR" fo:font-weight="normal" style:font-size-asian="12pt" style:font-weight-asian="normal" style:font-size-complex="12pt" style:font-weight-complex="normal"/>
    </style:style>
    <style:style style:name="P26" style:family="paragraph" style:parent-style-name="Text_20_body">
      <style:paragraph-properties fo:text-align="justify" style:justify-single-word="false"/>
      <style:text-properties style:font-name="Times New Roman" fo:font-size="12pt" fo:language="pt" fo:country="BR" fo:font-weight="normal" officeooo:paragraph-rsid="052ab23f"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Times New Roman" fo:font-size="12pt" fo:language="pt" fo:country="BR" fo:font-weight="normal" officeooo:rsid="00f0f2f3" officeooo:paragraph-rsid="052ab23f" style:font-size-asian="12pt" style:font-weight-asian="normal" style:font-size-complex="12pt" style:font-weight-complex="normal"/>
    </style:style>
    <style:style style:name="P28" style:family="paragraph" style:parent-style-name="Text_20_body">
      <style:text-properties style:font-name="Times New Roman" fo:language="pt" fo:country="BR"/>
    </style:style>
    <style:style style:name="P29" style:family="paragraph" style:parent-style-name="Text_20_body">
      <style:paragraph-properties fo:text-align="center" style:justify-single-word="false"/>
      <style:text-properties style:font-name="Times New Roman" fo:language="pt" fo:country="BR" fo:font-weight="bold" style:font-weight-asian="bold" style:font-weight-complex="bold"/>
    </style:style>
    <style:style style:name="P30" style:family="paragraph" style:parent-style-name="Text_20_body">
      <style:paragraph-properties fo:text-align="justify" style:justify-single-word="false"/>
      <style:text-properties style:font-name="Times New Roman" fo:language="pt" fo:country="BR" fo:font-weight="bold" officeooo:rsid="04d4d4b3" officeooo:paragraph-rsid="04d4d4b3" style:font-weight-asian="bold" style:font-weight-complex="bold"/>
    </style:style>
    <style:style style:name="P31" style:family="paragraph" style:parent-style-name="Text_20_body">
      <style:paragraph-properties fo:text-align="justify" style:justify-single-word="false"/>
      <style:text-properties style:font-name="Times New Roman" fo:language="pt" fo:country="BR" fo:font-weight="bold" officeooo:rsid="04d4d4b3" officeooo:paragraph-rsid="04ddd9dd" style:font-weight-asian="bold" style:font-weight-complex="bold"/>
    </style:style>
    <style:style style:name="P32" style:family="paragraph" style:parent-style-name="Text_20_body">
      <style:paragraph-properties fo:text-align="justify" style:justify-single-word="false"/>
      <style:text-properties style:font-name="Times New Roman" fo:language="pt" fo:country="BR" fo:font-weight="bold" officeooo:rsid="04d4d4b3" officeooo:paragraph-rsid="05355a10" style:font-weight-asian="bold" style:font-weight-complex="bold"/>
    </style:style>
    <style:style style:name="P33" style:family="paragraph" style:parent-style-name="Text_20_body">
      <style:paragraph-properties fo:text-align="justify" style:justify-single-word="false"/>
      <style:text-properties style:font-name="Times New Roman" fo:language="pt" fo:country="BR" fo:font-weight="bold" officeooo:rsid="04d4d4b3" officeooo:paragraph-rsid="05bba217" style:font-weight-asian="bold" style:font-weight-complex="bold"/>
    </style:style>
    <style:style style:name="P34" style:family="paragraph" style:parent-style-name="Text_20_body">
      <style:paragraph-properties fo:text-align="justify" style:justify-single-word="false"/>
      <style:text-properties style:font-name="Times New Roman" fo:language="pt" fo:country="BR" fo:font-weight="bold" officeooo:rsid="04d4d4b3" officeooo:paragraph-rsid="04f01a9b" style:font-weight-asian="bold" style:font-weight-complex="bold"/>
    </style:style>
    <style:style style:name="P35" style:family="paragraph" style:parent-style-name="Text_20_body">
      <style:text-properties style:font-name="Times New Roman" fo:language="pt" fo:country="BR" officeooo:rsid="04c0a1db" officeooo:paragraph-rsid="04c0a1db"/>
    </style:style>
    <style:style style:name="P36" style:family="paragraph" style:parent-style-name="Text_20_body">
      <style:paragraph-properties fo:text-align="justify" style:justify-single-word="false"/>
      <style:text-properties style:font-name="Times New Roman" fo:language="pt" fo:country="BR" officeooo:rsid="04c0a1db" officeooo:paragraph-rsid="04d4d4b3"/>
    </style:style>
    <style:style style:name="P37" style:family="paragraph" style:parent-style-name="Text_20_body">
      <style:paragraph-properties fo:text-align="justify" style:justify-single-word="false"/>
      <style:text-properties style:font-name="Times New Roman" fo:language="pt" fo:country="BR" officeooo:rsid="04c0a1db" officeooo:paragraph-rsid="05bba217"/>
    </style:style>
    <style:style style:name="P38" style:family="paragraph" style:parent-style-name="Text_20_body">
      <style:text-properties style:font-name="Times New Roman" fo:language="pt" fo:country="BR" officeooo:rsid="04c0a1db" officeooo:paragraph-rsid="05b5e2e7"/>
    </style:style>
    <style:style style:name="P39" style:family="paragraph" style:parent-style-name="Text_20_body">
      <style:text-properties style:font-name="Times New Roman" fo:language="pt" fo:country="BR" officeooo:rsid="04ea2fdb" officeooo:paragraph-rsid="04ed1494"/>
    </style:style>
    <style:style style:name="P40" style:family="paragraph" style:parent-style-name="Text_20_body">
      <style:paragraph-properties fo:text-align="justify" style:justify-single-word="false"/>
      <style:text-properties style:font-name="Times New Roman" fo:language="pt" fo:country="BR" officeooo:rsid="019a039c" officeooo:paragraph-rsid="04ec144f"/>
    </style:style>
    <style:style style:name="P41" style:family="paragraph" style:parent-style-name="Text_20_body">
      <style:paragraph-properties fo:text-align="justify" style:justify-single-word="false"/>
      <style:text-properties style:font-name="Times New Roman" fo:language="pt" fo:country="BR" officeooo:rsid="04d496aa" officeooo:paragraph-rsid="04d496aa"/>
    </style:style>
    <style:style style:name="P42" style:family="paragraph" style:parent-style-name="Text_20_body">
      <style:paragraph-properties fo:text-align="justify" style:justify-single-word="false"/>
      <style:text-properties style:font-name="Times New Roman" fo:language="pt" fo:country="BR" officeooo:rsid="04d4d4b3" officeooo:paragraph-rsid="04d4d4b3"/>
    </style:style>
    <style:style style:name="P43" style:family="paragraph" style:parent-style-name="Text_20_body">
      <style:paragraph-properties fo:text-align="justify" style:justify-single-word="false"/>
      <style:text-properties style:font-name="Times New Roman" fo:language="pt" fo:country="BR" officeooo:rsid="04ee1eef" officeooo:paragraph-rsid="04ee1eef"/>
    </style:style>
    <style:style style:name="P44" style:family="paragraph" style:parent-style-name="Text_20_body">
      <style:paragraph-properties fo:text-align="justify" style:justify-single-word="false"/>
      <style:text-properties style:font-name="Times New Roman" fo:language="pt" fo:country="BR" officeooo:rsid="04ee4f9b" officeooo:paragraph-rsid="04ee4f9b"/>
    </style:style>
    <style:style style:name="P45" style:family="paragraph" style:parent-style-name="Text_20_body">
      <style:paragraph-properties fo:text-align="justify" style:justify-single-word="false"/>
      <style:text-properties style:font-name="Times New Roman" fo:language="pt" fo:country="BR" officeooo:rsid="04a88e0e" officeooo:paragraph-rsid="04c51ad8"/>
    </style:style>
    <style:style style:name="P46" style:family="paragraph" style:parent-style-name="Text_20_body">
      <style:paragraph-properties fo:text-align="justify" style:justify-single-word="false"/>
      <style:text-properties style:font-name="Times New Roman" fo:language="pt" fo:country="BR" officeooo:rsid="04a88e0e" officeooo:paragraph-rsid="053eeac3"/>
    </style:style>
    <style:style style:name="P47" style:family="paragraph" style:parent-style-name="Text_20_body">
      <style:paragraph-properties fo:text-align="justify" style:justify-single-word="false"/>
      <style:text-properties style:font-name="Times New Roman" fo:language="pt" fo:country="BR" officeooo:rsid="04a88e0e" officeooo:paragraph-rsid="053fcc1f"/>
    </style:style>
    <style:style style:name="P48" style:family="paragraph" style:parent-style-name="Text_20_body">
      <style:text-properties style:font-name="Times New Roman" fo:language="pt" fo:country="BR" officeooo:rsid="04a88e0e" officeooo:paragraph-rsid="04cd0b18"/>
    </style:style>
    <style:style style:name="P49" style:family="paragraph" style:parent-style-name="Text_20_body">
      <style:text-properties style:font-name="Times New Roman" fo:language="pt" fo:country="BR" officeooo:rsid="04a88e0e" officeooo:paragraph-rsid="04a88e0e"/>
    </style:style>
    <style:style style:name="P50" style:family="paragraph" style:parent-style-name="Text_20_body">
      <style:text-properties style:font-name="Times New Roman" fo:language="pt" fo:country="BR" officeooo:rsid="04a88e0e" officeooo:paragraph-rsid="04b95b7a"/>
    </style:style>
    <style:style style:name="P51" style:family="paragraph" style:parent-style-name="Text_20_body">
      <style:text-properties style:font-name="Times New Roman" fo:language="pt" fo:country="BR" officeooo:rsid="04a88e0e" officeooo:paragraph-rsid="04b656e6"/>
    </style:style>
    <style:style style:name="P52" style:family="paragraph" style:parent-style-name="Text_20_body">
      <style:text-properties style:font-name="Times New Roman" fo:language="pt" fo:country="BR" officeooo:rsid="04a88e0e" officeooo:paragraph-rsid="04f2ace4"/>
    </style:style>
    <style:style style:name="P53" style:family="paragraph" style:parent-style-name="Text_20_body">
      <style:text-properties style:font-name="Times New Roman" fo:language="pt" fo:country="BR" officeooo:rsid="04a88e0e" officeooo:paragraph-rsid="059c9ae7"/>
    </style:style>
    <style:style style:name="P54" style:family="paragraph" style:parent-style-name="Text_20_body">
      <style:paragraph-properties fo:text-align="justify" style:justify-single-word="false"/>
      <style:text-properties style:font-name="Times New Roman" fo:language="pt" fo:country="BR" fo:font-weight="normal" officeooo:rsid="04a88e0e" officeooo:paragraph-rsid="04daebc5" style:font-weight-asian="normal" style:font-weight-complex="normal"/>
    </style:style>
    <style:style style:name="P55" style:family="paragraph" style:parent-style-name="Text_20_body">
      <style:paragraph-properties fo:text-align="justify" style:justify-single-word="false"/>
      <style:text-properties style:font-name="Times New Roman" fo:language="pt" fo:country="BR" fo:font-weight="normal" officeooo:rsid="04dd3717" officeooo:paragraph-rsid="05bba217" style:font-weight-asian="normal" style:font-weight-complex="normal"/>
    </style:style>
    <style:style style:name="P56" style:family="paragraph" style:parent-style-name="Text_20_body">
      <style:paragraph-properties fo:text-align="justify" style:justify-single-word="false"/>
      <style:text-properties style:font-name="Times New Roman" fo:language="pt" fo:country="BR" fo:font-weight="normal" officeooo:rsid="04db7d66" officeooo:paragraph-rsid="05bba217" style:font-weight-asian="normal" style:font-weight-complex="normal"/>
    </style:style>
    <style:style style:name="P57" style:family="paragraph" style:parent-style-name="Text_20_body">
      <style:paragraph-properties fo:text-align="justify" style:justify-single-word="false"/>
      <style:text-properties style:font-name="Times New Roman" fo:language="pt" fo:country="BR" officeooo:rsid="04f1ba3d" officeooo:paragraph-rsid="04f7dbc9"/>
    </style:style>
    <style:style style:name="P58" style:family="paragraph" style:parent-style-name="Text_20_body">
      <style:paragraph-properties fo:text-align="justify" style:justify-single-word="false"/>
      <style:text-properties style:font-name="Times New Roman" fo:language="pt" fo:country="BR" officeooo:rsid="04f1ba3d" officeooo:paragraph-rsid="05480530"/>
    </style:style>
    <style:style style:name="P59" style:family="paragraph" style:parent-style-name="Text_20_body">
      <style:text-properties style:font-name="Times New Roman" fo:language="pt" fo:country="BR" officeooo:paragraph-rsid="04a88e0e"/>
    </style:style>
    <style:style style:name="P60" style:family="paragraph" style:parent-style-name="Text_20_body">
      <style:text-properties style:font-name="Times New Roman" fo:language="pt" fo:country="BR" officeooo:paragraph-rsid="04b656e6"/>
    </style:style>
    <style:style style:name="P61" style:family="paragraph" style:parent-style-name="Text_20_body">
      <style:text-properties style:font-name="Times New Roman" fo:language="pt" fo:country="BR" officeooo:rsid="04d4751b" officeooo:paragraph-rsid="04d4751b"/>
    </style:style>
    <style:style style:name="P62" style:family="paragraph" style:parent-style-name="Text_20_body">
      <style:text-properties style:font-name="Times New Roman" fo:language="pt" fo:country="BR" officeooo:rsid="04fe1c01" officeooo:paragraph-rsid="04fe1c01"/>
    </style:style>
    <style:style style:name="P63" style:family="paragraph" style:parent-style-name="Text_20_body">
      <style:text-properties style:font-name="Times New Roman" fo:language="pt" fo:country="BR" officeooo:rsid="03398894" officeooo:paragraph-rsid="05480530"/>
    </style:style>
    <style:style style:name="P64" style:family="paragraph" style:parent-style-name="Text_20_body">
      <style:paragraph-properties fo:text-align="justify" style:justify-single-word="false"/>
      <style:text-properties style:font-name="Times New Roman" fo:language="pt" fo:country="BR" officeooo:rsid="03398894" officeooo:paragraph-rsid="05480530"/>
    </style:style>
    <style:style style:name="P65" style:family="paragraph" style:parent-style-name="Text_20_body">
      <style:paragraph-properties fo:text-align="start" style:justify-single-word="false"/>
      <style:text-properties style:font-name="Times New Roman" fo:language="pt" fo:country="BR" officeooo:rsid="04aa08c6" officeooo:paragraph-rsid="04aa08c6"/>
    </style:style>
    <style:style style:name="P66" style:family="paragraph" style:parent-style-name="Text_20_body">
      <style:text-properties style:font-name="Times New Roman" fo:language="pt" fo:country="BR" officeooo:rsid="04aa08c6" officeooo:paragraph-rsid="04aa08c6"/>
    </style:style>
    <style:style style:name="P67" style:family="paragraph" style:parent-style-name="Text_20_body">
      <style:text-properties style:font-name="Times New Roman" fo:language="pt" fo:country="BR" officeooo:paragraph-rsid="04aa08c6"/>
    </style:style>
    <style:style style:name="P68" style:family="paragraph" style:parent-style-name="Text_20_body">
      <style:paragraph-properties fo:text-align="start" style:justify-single-word="false"/>
      <style:text-properties style:font-name="Times New Roman" fo:language="pt" fo:country="BR"/>
    </style:style>
    <style:style style:name="P69" style:family="paragraph" style:parent-style-name="Text_20_body">
      <style:paragraph-properties fo:text-align="start" style:justify-single-word="false"/>
      <style:text-properties style:font-name="Times New Roman" fo:language="pt" fo:country="BR" officeooo:rsid="04e6297f" officeooo:paragraph-rsid="04aa08c6"/>
    </style:style>
    <style:style style:name="P70" style:family="paragraph" style:parent-style-name="Text_20_body">
      <style:paragraph-properties fo:text-align="start" style:justify-single-word="false"/>
      <style:text-properties style:font-name="Times New Roman" fo:language="pt" fo:country="BR" officeooo:rsid="01446b2e"/>
    </style:style>
    <style:style style:name="P71" style:family="paragraph" style:parent-style-name="Text_20_body">
      <style:paragraph-properties fo:text-align="start" style:justify-single-word="false"/>
      <style:text-properties style:font-name="Times New Roman" fo:language="pt" fo:country="BR" officeooo:rsid="01446b2e" officeooo:paragraph-rsid="0402971e"/>
    </style:style>
    <style:style style:name="P72" style:family="paragraph" style:parent-style-name="Text_20_body">
      <style:paragraph-properties fo:text-align="start" style:justify-single-word="false"/>
      <style:text-properties style:font-name="Times New Roman" fo:language="pt" fo:country="BR" officeooo:rsid="01446b2e" officeooo:paragraph-rsid="02be5f8d"/>
    </style:style>
    <style:style style:name="P73" style:family="paragraph" style:parent-style-name="Text_20_body">
      <style:paragraph-properties fo:text-align="center" style:justify-single-word="false"/>
      <style:text-properties style:font-name="Times New Roman" fo:language="pt" fo:country="BR" officeooo:rsid="0124de19" officeooo:paragraph-rsid="0124de19"/>
    </style:style>
    <style:style style:name="P74" style:family="paragraph" style:parent-style-name="Text_20_body">
      <style:paragraph-properties fo:text-align="center" style:justify-single-word="false"/>
      <style:text-properties style:font-name="Times New Roman" fo:language="pt" fo:country="BR" officeooo:rsid="0124de19" officeooo:paragraph-rsid="0402971e"/>
    </style:style>
    <style:style style:name="P75" style:family="paragraph" style:parent-style-name="Text_20_body">
      <style:paragraph-properties fo:text-align="center" style:justify-single-word="false"/>
      <style:text-properties style:font-name="Times New Roman" fo:language="pt" fo:country="BR" officeooo:rsid="0124de19" officeooo:paragraph-rsid="02b772dc"/>
    </style:style>
    <style:style style:name="P76" style:family="paragraph" style:parent-style-name="Text_20_body">
      <style:paragraph-properties fo:text-align="start" style:justify-single-word="false"/>
      <style:text-properties style:font-name="Times New Roman" fo:language="pt" fo:country="BR" officeooo:rsid="02bacc92" officeooo:paragraph-rsid="01047960"/>
    </style:style>
    <style:style style:name="P77" style:family="paragraph" style:parent-style-name="Text_20_body">
      <style:paragraph-properties fo:text-align="center" style:justify-single-word="false"/>
      <style:text-properties style:font-name="Times New Roman" fo:language="pt" fo:country="BR" officeooo:rsid="02bb19f2" officeooo:paragraph-rsid="02bb19f2"/>
    </style:style>
    <style:style style:name="P78" style:family="paragraph" style:parent-style-name="Text_20_body">
      <style:paragraph-properties fo:text-align="start" style:justify-single-word="false"/>
      <style:text-properties style:font-name="Times New Roman" fo:language="pt" fo:country="BR" officeooo:rsid="02be5f8d" officeooo:paragraph-rsid="02be5f8d"/>
    </style:style>
    <style:style style:name="P79" style:family="paragraph" style:parent-style-name="Text_20_body">
      <style:paragraph-properties fo:text-align="start" style:justify-single-word="false"/>
      <style:text-properties style:font-name="Times New Roman" fo:language="pt" fo:country="BR" officeooo:rsid="02be5f8d" officeooo:paragraph-rsid="03f9056f"/>
    </style:style>
    <style:style style:name="P80" style:family="paragraph" style:parent-style-name="Text_20_body">
      <style:paragraph-properties fo:text-align="center" style:justify-single-word="false"/>
      <style:text-properties style:font-name="Times New Roman" fo:language="pt" fo:country="BR" officeooo:rsid="02be5f8d" officeooo:paragraph-rsid="02be5f8d"/>
    </style:style>
    <style:style style:name="P81" style:family="paragraph" style:parent-style-name="Text_20_body">
      <style:paragraph-properties fo:text-align="center" style:justify-single-word="false"/>
      <style:text-properties style:font-name="Times New Roman" fo:language="pt" fo:country="BR" officeooo:rsid="03fa95f4" officeooo:paragraph-rsid="03fa95f4"/>
    </style:style>
    <style:style style:name="P82" style:family="paragraph" style:parent-style-name="Text_20_body">
      <style:paragraph-properties fo:text-align="start" style:justify-single-word="false"/>
      <style:text-properties style:font-name="Times New Roman" fo:language="pt" fo:country="BR" officeooo:rsid="0145c5cf" officeooo:paragraph-rsid="0145c5cf"/>
    </style:style>
    <style:style style:name="P83" style:family="paragraph" style:parent-style-name="Text_20_body">
      <style:paragraph-properties fo:text-align="center" style:justify-single-word="false"/>
      <style:text-properties style:font-name="Times New Roman" fo:language="pt" fo:country="BR" officeooo:rsid="0145c5cf" officeooo:paragraph-rsid="0145c5cf"/>
    </style:style>
    <style:style style:name="P84" style:family="paragraph" style:parent-style-name="Text_20_body">
      <style:text-properties style:font-name="Times New Roman" fo:language="pt" fo:country="BR" officeooo:paragraph-rsid="050f7901"/>
    </style:style>
    <style:style style:name="P85" style:family="paragraph" style:parent-style-name="Text_20_body">
      <style:text-properties style:font-name="Times New Roman" fo:language="pt" fo:country="BR" officeooo:rsid="057a2b66" officeooo:paragraph-rsid="059c9ae7"/>
    </style:style>
    <style:style style:name="P86" style:family="paragraph" style:parent-style-name="Text_20_body">
      <style:paragraph-properties fo:text-align="start" style:justify-single-word="false"/>
      <style:text-properties style:font-name="Times New Roman" fo:language="pt" fo:country="BR" officeooo:rsid="05b0d5e4" officeooo:paragraph-rsid="05b0d5e4"/>
    </style:style>
    <style:style style:name="P87" style:family="paragraph" style:parent-style-name="Text_20_body">
      <style:paragraph-properties fo:text-align="justify" style:justify-single-word="false"/>
      <style:text-properties style:font-name="Times New Roman" fo:language="pt" fo:country="BR" officeooo:rsid="053c3e07" officeooo:paragraph-rsid="0528d06e"/>
    </style:style>
    <style:style style:name="P88" style:family="paragraph" style:parent-style-name="Text_20_body">
      <style:paragraph-properties fo:text-align="justify" style:justify-single-word="false"/>
      <style:text-properties style:font-name="Times New Roman" fo:language="pt" fo:country="BR" officeooo:rsid="05625143" officeooo:paragraph-rsid="0562660e"/>
    </style:style>
    <style:style style:name="P89" style:family="paragraph" style:parent-style-name="Text_20_body">
      <style:paragraph-properties fo:text-align="justify" style:justify-single-word="false"/>
      <style:text-properties style:font-name="Times New Roman" fo:language="pt" fo:country="BR" officeooo:rsid="053df373" officeooo:paragraph-rsid="053df373"/>
    </style:style>
    <style:style style:name="P90" style:family="paragraph" style:parent-style-name="Text_20_body">
      <style:paragraph-properties fo:text-align="justify" style:justify-single-word="false"/>
      <style:text-properties style:font-name="Times New Roman" fo:language="pt" fo:country="BR" officeooo:rsid="053ef570" officeooo:paragraph-rsid="053ef570"/>
    </style:style>
    <style:style style:name="P91" style:family="paragraph" style:parent-style-name="Text_20_body">
      <style:text-properties style:font-name="Times New Roman" fo:language="pt" fo:country="BR" officeooo:rsid="04bf8ab6" officeooo:paragraph-rsid="04bf8ab6"/>
    </style:style>
    <style:style style:name="P92" style:family="paragraph" style:parent-style-name="Text_20_body">
      <style:text-properties style:font-name="Times New Roman" fo:language="pt" fo:country="BR" officeooo:rsid="05b5e2e7" officeooo:paragraph-rsid="05b5e2e7"/>
    </style:style>
    <style:style style:name="P93" style:family="paragraph" style:parent-style-name="Text_20_body">
      <style:paragraph-properties fo:text-align="justify" style:justify-single-word="false"/>
      <style:text-properties style:font-name="Times New Roman" fo:language="pt" fo:country="BR" officeooo:rsid="04f01a9b" officeooo:paragraph-rsid="04f01a9b"/>
    </style:style>
    <style:style style:name="P94" style:family="paragraph" style:parent-style-name="Text_20_body">
      <style:paragraph-properties fo:text-align="justify" style:justify-single-word="false"/>
      <style:text-properties style:font-name="Times New Roman" fo:language="pt" fo:country="BR" officeooo:rsid="04dd3717" officeooo:paragraph-rsid="05bba217"/>
    </style:style>
    <style:style style:name="P95" style:family="paragraph" style:parent-style-name="Text_20_body">
      <style:paragraph-properties fo:text-align="justify" style:justify-single-word="false"/>
      <style:text-properties style:font-name="Times New Roman" fo:language="pt" fo:country="BR" officeooo:rsid="0537b81d" officeooo:paragraph-rsid="05bba217"/>
    </style:style>
    <style:style style:name="P96" style:family="paragraph" style:parent-style-name="Text_20_body">
      <style:paragraph-properties fo:text-align="justify" style:justify-single-word="false"/>
      <style:text-properties style:font-name="Times New Roman" fo:language="pt" fo:country="BR" officeooo:rsid="05282828" officeooo:paragraph-rsid="05bd9a61"/>
    </style:style>
    <style:style style:name="P97" style:family="paragraph" style:parent-style-name="Text_20_body">
      <style:paragraph-properties fo:text-align="justify" style:justify-single-word="false"/>
      <style:text-properties fo:color="#800000" style:font-name="Times New Roman" fo:language="pt" fo:country="BR" officeooo:rsid="04c0a1db" officeooo:paragraph-rsid="04c0a1db"/>
    </style:style>
    <style:style style:name="P98" style:family="paragraph" style:parent-style-name="Text_20_body">
      <style:paragraph-properties fo:text-align="justify" style:justify-single-word="false"/>
      <style:text-properties fo:color="#800000" style:font-name="Times New Roman" fo:language="pt" fo:country="BR" officeooo:rsid="019a039c" officeooo:paragraph-rsid="02083b1c"/>
    </style:style>
    <style:style style:name="P99" style:family="paragraph" style:parent-style-name="Text_20_body">
      <style:paragraph-properties fo:text-align="justify" style:justify-single-word="false"/>
      <style:text-properties officeooo:rsid="053df373" officeooo:paragraph-rsid="053df373"/>
    </style:style>
    <style:style style:name="P100" style:family="paragraph" style:parent-style-name="Text_20_body">
      <style:text-properties officeooo:paragraph-rsid="0512cf88"/>
    </style:style>
    <style:style style:name="P101" style:family="paragraph" style:parent-style-name="Text_20_body">
      <style:text-properties officeooo:paragraph-rsid="05576951"/>
    </style:style>
    <style:style style:name="P102" style:family="paragraph" style:parent-style-name="Text_20_body">
      <style:text-properties officeooo:paragraph-rsid="05090d3a"/>
    </style:style>
    <style:style style:name="P103" style:family="paragraph" style:parent-style-name="Text_20_body">
      <style:text-properties officeooo:paragraph-rsid="055daeae"/>
    </style:style>
    <style:style style:name="P104" style:family="paragraph" style:parent-style-name="Text_20_body">
      <style:text-properties officeooo:paragraph-rsid="055f8341"/>
    </style:style>
    <style:style style:name="P105" style:family="paragraph" style:parent-style-name="Text_20_body">
      <style:paragraph-properties fo:text-align="justify" style:justify-single-word="false"/>
      <style:text-properties officeooo:rsid="05617d33" officeooo:paragraph-rsid="05617d33"/>
    </style:style>
    <style:style style:name="P106" style:family="paragraph" style:parent-style-name="Text_20_body">
      <style:text-properties officeooo:paragraph-rsid="056af550"/>
    </style:style>
    <style:style style:name="P107" style:family="paragraph" style:parent-style-name="Text_20_body">
      <style:text-properties officeooo:paragraph-rsid="056d8a4b"/>
    </style:style>
    <style:style style:name="P108" style:family="paragraph" style:parent-style-name="Text_20_body">
      <style:text-properties officeooo:paragraph-rsid="056ee43c"/>
    </style:style>
    <style:style style:name="P109" style:family="paragraph" style:parent-style-name="Text_20_body">
      <style:text-properties officeooo:paragraph-rsid="05780401"/>
    </style:style>
    <style:style style:name="P110" style:family="paragraph" style:parent-style-name="Text_20_body">
      <style:text-properties officeooo:paragraph-rsid="059b4b5a"/>
    </style:style>
    <style:style style:name="P111" style:family="paragraph" style:parent-style-name="Text_20_body">
      <style:text-properties officeooo:paragraph-rsid="059c710e"/>
    </style:style>
    <style:style style:name="P112" style:family="paragraph" style:parent-style-name="Text_20_body">
      <style:text-properties officeooo:paragraph-rsid="059c9ae7"/>
    </style:style>
    <style:style style:name="P113" style:family="paragraph" style:parent-style-name="Text_20_body">
      <style:text-properties officeooo:paragraph-rsid="059df246"/>
    </style:style>
    <style:style style:name="P114" style:family="paragraph" style:parent-style-name="Text_20_body">
      <style:text-properties officeooo:paragraph-rsid="05a1f90e"/>
    </style:style>
    <style:style style:name="P115" style:family="paragraph" style:parent-style-name="Text_20_body">
      <style:text-properties officeooo:paragraph-rsid="05a445ee"/>
    </style:style>
    <style:style style:name="P116" style:family="paragraph" style:parent-style-name="Text_20_body">
      <style:text-properties officeooo:paragraph-rsid="04e0e2d3"/>
    </style:style>
    <style:style style:name="P117" style:family="paragraph" style:parent-style-name="Text_20_body">
      <style:text-properties officeooo:paragraph-rsid="05a7c527"/>
    </style:style>
    <style:style style:name="P118" style:family="paragraph" style:parent-style-name="Text_20_body">
      <style:text-properties officeooo:paragraph-rsid="05a80b35"/>
    </style:style>
    <style:style style:name="P119" style:family="paragraph" style:parent-style-name="Text_20_body">
      <style:paragraph-properties fo:text-align="start" style:justify-single-word="false"/>
      <style:text-properties officeooo:paragraph-rsid="05ab864a"/>
    </style:style>
    <style:style style:name="P120" style:family="paragraph" style:parent-style-name="Text_20_body">
      <style:paragraph-properties fo:text-align="start" style:justify-single-word="false"/>
      <style:text-properties officeooo:paragraph-rsid="05adf65f"/>
    </style:style>
    <style:style style:name="P121" style:family="paragraph" style:parent-style-name="Text_20_body">
      <style:paragraph-properties fo:text-align="start" style:justify-single-word="false"/>
      <style:text-properties officeooo:paragraph-rsid="05b26d29"/>
    </style:style>
    <style:style style:name="P122" style:family="paragraph" style:parent-style-name="Text_20_body">
      <style:text-properties officeooo:paragraph-rsid="05b5e2e7"/>
    </style:style>
    <style:style style:name="P123" style:family="paragraph" style:parent-style-name="Text_20_body">
      <style:text-properties officeooo:paragraph-rsid="05bfa687"/>
    </style:style>
    <style:style style:name="P124" style:family="paragraph" style:parent-style-name="Text_20_body">
      <style:paragraph-properties fo:text-align="start" style:justify-single-word="false"/>
      <style:text-properties officeooo:rsid="05c090d4" officeooo:paragraph-rsid="05c1e1e8"/>
    </style:style>
    <style:style style:name="P125" style:family="paragraph" style:parent-style-name="Text_20_body">
      <style:text-properties officeooo:paragraph-rsid="056815bd"/>
    </style:style>
    <style:style style:name="P126" style:family="paragraph" style:parent-style-name="Text_20_body">
      <style:text-properties officeooo:paragraph-rsid="05d0412a"/>
    </style:style>
    <style:style style:name="P127" style:family="paragraph" style:parent-style-name="Text_20_body">
      <style:text-properties officeooo:paragraph-rsid="05d1b0e1"/>
    </style:style>
    <style:style style:name="P128" style:family="paragraph" style:parent-style-name="Text_20_body">
      <style:text-properties officeooo:paragraph-rsid="05d26c6c"/>
    </style:style>
    <style:style style:name="P129" style:family="paragraph" style:parent-style-name="Text_20_body">
      <style:text-properties officeooo:paragraph-rsid="05d4f4d7"/>
    </style:style>
    <style:style style:name="P130" style:family="paragraph" style:parent-style-name="Text_20_body">
      <style:text-properties officeooo:paragraph-rsid="05d7c60b"/>
    </style:style>
    <style:style style:name="P131" style:family="paragraph" style:parent-style-name="Standard">
      <style:text-properties officeooo:rsid="04aa08c6" officeooo:paragraph-rsid="04aa08c6"/>
    </style:style>
    <style:style style:name="P132" style:family="paragraph" style:parent-style-name="Standard">
      <style:paragraph-properties fo:text-align="center" style:justify-single-word="false"/>
      <style:text-properties style:font-name="Times New Roman" fo:font-size="14pt" fo:language="pt" fo:country="BR" style:font-size-asian="14pt" style:font-size-complex="14pt"/>
    </style:style>
    <style:style style:name="P133" style:family="paragraph" style:parent-style-name="Standard">
      <style:paragraph-properties fo:text-align="center" style:justify-single-word="false"/>
      <style:text-properties style:font-name="Times New Roman" fo:font-size="14pt" fo:language="pt" fo:country="BR" officeooo:rsid="0196b6cb" officeooo:paragraph-rsid="04a88e0e" style:font-size-asian="14pt" style:font-size-complex="14pt"/>
    </style:style>
    <style:style style:name="P134" style:family="paragraph" style:parent-style-name="Standard">
      <style:paragraph-properties fo:text-align="end" style:justify-single-word="false"/>
      <style:text-properties style:font-name="Times New Roman" fo:font-size="14pt" fo:language="pt" fo:country="BR" style:font-size-asian="14pt" style:font-size-complex="14pt"/>
    </style:style>
    <style:style style:name="P135" style:family="paragraph" style:parent-style-name="Standard">
      <style:paragraph-properties fo:text-align="center" style:justify-single-word="false"/>
      <style:text-properties style:font-name="Times New Roman" fo:font-size="14pt" fo:language="pt" fo:country="BR" officeooo:rsid="01954682" officeooo:paragraph-rsid="01954682" style:font-size-asian="14pt" style:font-size-complex="14pt"/>
    </style:style>
    <style:style style:name="P136" style:family="paragraph" style:parent-style-name="Standard">
      <style:paragraph-properties fo:text-align="end" style:justify-single-word="false"/>
      <style:text-properties style:font-name="Times New Roman" fo:font-size="12pt" fo:language="pt" fo:country="BR" style:font-size-asian="12pt" style:font-size-complex="12pt"/>
    </style:style>
    <style:style style:name="P137" style:family="paragraph" style:parent-style-name="Standard">
      <style:paragraph-properties fo:text-align="center" style:justify-single-word="false"/>
      <style:text-properties style:font-name="Times New Roman" fo:font-size="12pt" fo:language="pt" fo:country="BR" officeooo:rsid="019497f5" officeooo:paragraph-rsid="019497f5" style:font-size-asian="12pt" style:font-size-complex="12pt"/>
    </style:style>
    <style:style style:name="P138" style:family="paragraph" style:parent-style-name="Standard">
      <style:paragraph-properties fo:text-align="center" style:justify-single-word="false"/>
      <style:text-properties style:font-name="Times New Roman" fo:font-size="12pt" fo:language="pt" fo:country="BR" style:font-size-asian="10.5pt" style:font-size-complex="12pt"/>
    </style:style>
    <style:style style:name="P139" style:family="paragraph" style:parent-style-name="Standard">
      <style:text-properties style:font-name="Times New Roman" fo:language="pt" fo:country="BR"/>
    </style:style>
    <style:style style:name="P140" style:family="paragraph" style:parent-style-name="Standard">
      <style:text-properties style:font-name="Times New Roman" fo:language="pt" fo:country="BR" officeooo:paragraph-rsid="019a039c"/>
    </style:style>
    <style:style style:name="P141" style:family="paragraph" style:parent-style-name="Standard">
      <style:paragraph-properties fo:text-align="center" style:justify-single-word="false"/>
      <style:text-properties style:font-name="Times New Roman" fo:language="pt" fo:country="BR" officeooo:rsid="04042499" officeooo:paragraph-rsid="0107f628"/>
    </style:style>
    <style:style style:name="P142" style:family="paragraph" style:parent-style-name="Standard">
      <style:paragraph-properties fo:text-align="center" style:justify-single-word="false"/>
      <style:text-properties style:font-name="Times New Roman" fo:language="pt" fo:country="BR" officeooo:rsid="03fee8f4" officeooo:paragraph-rsid="0107f628"/>
    </style:style>
    <style:style style:name="P143" style:family="paragraph" style:parent-style-name="Standard">
      <style:paragraph-properties fo:text-align="center" style:justify-single-word="false"/>
      <style:text-properties style:font-name="Times New Roman" fo:language="pt" fo:country="BR" officeooo:rsid="0400e6bb" officeooo:paragraph-rsid="0107f628"/>
    </style:style>
    <style:style style:name="P144" style:family="paragraph" style:parent-style-name="Standard">
      <style:paragraph-properties fo:text-align="center" style:justify-single-word="false"/>
      <style:text-properties style:font-name="Times New Roman" fo:language="pt" fo:country="BR" officeooo:rsid="04026566" officeooo:paragraph-rsid="0107f628"/>
    </style:style>
    <style:style style:name="P145" style:family="paragraph" style:parent-style-name="Standard">
      <style:paragraph-properties fo:text-align="center" style:justify-single-word="false"/>
      <style:text-properties style:font-name="Times New Roman" fo:language="pt" fo:country="BR" officeooo:rsid="0402971e" officeooo:paragraph-rsid="0402971e"/>
    </style:style>
    <style:style style:name="P146" style:family="paragraph" style:parent-style-name="Standard">
      <style:paragraph-properties fo:text-align="start" style:justify-single-word="false"/>
      <style:text-properties style:font-name="Times New Roman" fo:language="pt" fo:country="BR" officeooo:rsid="02bacc92" officeooo:paragraph-rsid="01046553"/>
    </style:style>
    <style:style style:name="P147" style:family="paragraph" style:parent-style-name="Standard">
      <style:paragraph-properties fo:text-align="center" style:justify-single-word="false"/>
      <style:text-properties style:font-name="Times New Roman" fo:language="pt" fo:country="BR" officeooo:rsid="04056c0f" officeooo:paragraph-rsid="0107f628"/>
    </style:style>
    <style:style style:name="P148" style:family="paragraph" style:parent-style-name="Standard">
      <style:paragraph-properties fo:text-align="center" style:justify-single-word="false"/>
      <style:text-properties style:font-name="Times New Roman" fo:language="pt" fo:country="BR" officeooo:rsid="01095548" officeooo:paragraph-rsid="01095548"/>
    </style:style>
    <style:style style:name="P149" style:family="paragraph" style:parent-style-name="Standard">
      <style:paragraph-properties fo:text-align="center" style:justify-single-word="false"/>
      <style:text-properties style:font-name="Times New Roman" fo:language="pt" fo:country="BR" officeooo:rsid="040859b5" officeooo:paragraph-rsid="040859b5"/>
    </style:style>
    <style:style style:name="P150" style:family="paragraph" style:parent-style-name="Standard">
      <style:paragraph-properties fo:text-align="center" style:justify-single-word="false"/>
      <style:text-properties style:font-name="Times New Roman" fo:language="pt" fo:country="BR" officeooo:rsid="0408d127" officeooo:paragraph-rsid="0408d127"/>
    </style:style>
    <style:style style:name="P151" style:family="paragraph" style:parent-style-name="Standard">
      <style:paragraph-properties fo:text-align="center" style:justify-single-word="false"/>
      <style:text-properties style:font-name="Times New Roman" fo:language="pt" fo:country="BR" officeooo:rsid="0408d707" officeooo:paragraph-rsid="0408d707"/>
    </style:style>
    <style:style style:name="P152" style:family="paragraph" style:parent-style-name="Standard">
      <style:paragraph-properties fo:text-align="center" style:justify-single-word="false"/>
      <style:text-properties style:font-name="Times New Roman" fo:language="pt" fo:country="BR" officeooo:rsid="040a0e9f" officeooo:paragraph-rsid="040a0e9f"/>
    </style:style>
    <style:style style:name="P153" style:family="paragraph" style:parent-style-name="Standard">
      <style:paragraph-properties fo:text-align="center" style:justify-single-word="false"/>
      <style:text-properties style:font-name="Times New Roman" fo:language="pt" fo:country="BR" officeooo:rsid="0109611a" officeooo:paragraph-rsid="0109611a"/>
    </style:style>
    <style:style style:name="P154" style:family="paragraph" style:parent-style-name="Standard">
      <style:paragraph-properties fo:text-align="center" style:justify-single-word="false"/>
      <style:text-properties style:font-name="Times New Roman" fo:language="pt" fo:country="BR" officeooo:rsid="0145c5cf" officeooo:paragraph-rsid="04042499"/>
    </style:style>
    <style:style style:name="P155" style:family="paragraph" style:parent-style-name="Standard">
      <style:paragraph-properties fo:text-align="center" style:justify-single-word="false"/>
      <style:text-properties style:font-name="Times New Roman" fo:language="pt" fo:country="BR" officeooo:rsid="0145c5cf" officeooo:paragraph-rsid="0145c5cf"/>
    </style:style>
    <style:style style:name="P156" style:family="paragraph" style:parent-style-name="Standard">
      <style:text-properties style:font-name="Times New Roman" fo:language="pt" fo:country="BR" officeooo:rsid="04aa08c6" officeooo:paragraph-rsid="04aa08c6"/>
    </style:style>
    <style:style style:name="P157" style:family="paragraph" style:parent-style-name="Standard">
      <style:text-properties style:font-name="Times New Roman" fo:language="pt" fo:country="BR" officeooo:paragraph-rsid="0517a653"/>
    </style:style>
    <style:style style:name="P158" style:family="paragraph" style:parent-style-name="Standard">
      <style:text-properties style:font-name="Times New Roman" fo:language="pt" fo:country="BR" officeooo:rsid="0578d650" officeooo:paragraph-rsid="0578d650"/>
    </style:style>
    <style:style style:name="P159" style:family="paragraph" style:parent-style-name="Standard">
      <style:text-properties style:font-name="Times New Roman" fo:language="pt" fo:country="BR" officeooo:rsid="057a2b66" officeooo:paragraph-rsid="057a2b66"/>
    </style:style>
    <style:style style:name="P160" style:family="paragraph" style:parent-style-name="Standard">
      <style:text-properties officeooo:paragraph-rsid="059c9ae7"/>
    </style:style>
    <style:style style:name="P161" style:family="paragraph" style:parent-style-name="Standard">
      <style:paragraph-properties fo:text-align="justify" style:justify-single-word="false"/>
      <style:text-properties fo:color="#000000" style:text-outline="false" style:text-line-through-style="none" style:text-line-through-type="none" style:font-name="Times New Roman" fo:font-size="10pt" fo:letter-spacing="normal" fo:language="pt" fo:country="BR" fo:font-style="normal" fo:text-shadow="none" style:text-underline-style="none" fo:font-weight="normal" officeooo:rsid="019a039c" officeooo:paragraph-rsid="02083b1c" style:letter-kerning="true" style:font-size-asian="10pt" style:font-style-asian="normal" style:font-weight-asian="normal" style:text-emphasize="none"/>
    </style:style>
    <style:style style:name="P162" style:family="paragraph" style:parent-style-name="Standard">
      <style:paragraph-properties fo:margin-left="7.964cm" fo:margin-right="0cm" fo:text-align="justify" style:justify-single-word="false" fo:text-indent="0cm" style:auto-text-indent="false"/>
      <style:text-properties style:font-name="Times New Roman" fo:font-size="12pt" fo:language="pt" fo:country="BR" style:font-size-asian="12pt" style:font-size-complex="12pt"/>
    </style:style>
    <style:style style:name="P163" style:family="paragraph" style:parent-style-name="Standard">
      <style:paragraph-properties fo:margin-left="7.99cm" fo:margin-right="0cm" fo:text-align="justify" style:justify-single-word="false" fo:text-indent="0cm" style:auto-text-indent="false"/>
      <style:text-properties style:font-name="Times New Roman" fo:font-size="12pt" fo:language="pt" fo:country="BR" style:font-size-asian="12pt" style:font-size-complex="12pt"/>
    </style:style>
    <style:style style:name="P164" style:family="paragraph" style:parent-style-name="Text_20_body">
      <style:paragraph-properties fo:margin-left="7.99cm" fo:margin-right="0cm" fo:text-align="justify" style:justify-single-word="false" fo:text-indent="0cm" style:auto-text-indent="false"/>
      <style:text-properties style:font-name="Times New Roman" fo:font-size="12pt" fo:language="pt" fo:country="BR" fo:font-weight="normal" style:font-size-asian="12pt" style:font-weight-asian="normal" style:font-size-complex="12pt" style:font-weight-complex="normal"/>
    </style:style>
    <style:style style:name="P165" style:family="paragraph" style:parent-style-name="Heading">
      <style:paragraph-properties fo:text-align="center" style:justify-single-word="false" fo:break-before="page"/>
      <style:text-properties style:font-name="Times New Roman" fo:language="pt" fo:country="BR" fo:font-weight="bold" style:font-weight-asian="bold" style:font-weight-complex="bold"/>
    </style:style>
    <style:style style:name="P166" style:family="paragraph" style:parent-style-name="Heading">
      <style:paragraph-properties fo:text-align="center" style:justify-single-word="false"/>
      <style:text-properties style:font-name="Times New Roman" fo:language="pt" fo:country="BR" fo:font-weight="bold" style:font-weight-asian="bold" style:font-weight-complex="bold"/>
    </style:style>
    <style:style style:name="P167" style:family="paragraph" style:parent-style-name="Index">
      <style:text-properties style:font-name="Times New Roman" fo:language="pt" fo:country="BR"/>
    </style:style>
    <style:style style:name="P168" style:family="paragraph" style:parent-style-name="Index">
      <style:text-properties style:font-name="Times New Roman" fo:language="pt" fo:country="BR" officeooo:rsid="04ea2fdb" officeooo:paragraph-rsid="05346aea"/>
    </style:style>
    <style:style style:name="P169" style:family="paragraph" style:parent-style-name="Header">
      <style:paragraph-properties fo:line-height="115%" fo:text-align="center" style:justify-single-word="false"/>
      <style:text-properties style:font-name="Times New Roman" fo:font-size="12pt" fo:language="pt" fo:country="BR" fo:font-weight="bold" style:font-size-asian="12pt" style:font-weight-asian="bold" style:font-name-complex="Arial1" style:font-size-complex="12pt"/>
    </style:style>
    <style:style style:name="P170" style:family="paragraph" style:parent-style-name="Table_20_Contents">
      <style:paragraph-properties fo:text-align="start" style:justify-single-word="false"/>
      <style:text-properties style:font-name="Times New Roman" fo:language="pt" fo:country="BR" style:font-size-asian="10.5pt"/>
    </style:style>
    <style:style style:name="P171" style:family="paragraph" style:parent-style-name="Table_20_Heading">
      <style:text-properties style:font-name="Times New Roman" fo:language="pt" fo:country="BR"/>
    </style:style>
    <style:style style:name="P172" style:family="paragraph" style:parent-style-name="Resumo">
      <style:text-properties fo:color="#800000" style:font-name="Times New Roman" fo:language="pt" fo:country="BR" officeooo:paragraph-rsid="037edc24"/>
    </style:style>
    <style:style style:name="P173" style:family="paragraph" style:parent-style-name="Contents_20_2">
      <style:paragraph-properties>
        <style:tab-stops>
          <style:tab-stop style:position="16cm" style:type="right" style:leader-style="dotted" style:leader-text="."/>
        </style:tab-stops>
      </style:paragraph-properties>
    </style:style>
    <style:style style:name="P174" style:family="paragraph" style:parent-style-name="Contents_20_4">
      <style:paragraph-properties>
        <style:tab-stops>
          <style:tab-stop style:position="16cm" style:type="right" style:leader-style="dotted" style:leader-text="."/>
        </style:tab-stops>
      </style:paragraph-properties>
    </style:style>
    <style:style style:name="P175" style:family="paragraph" style:parent-style-name="Contents_20_3">
      <style:paragraph-properties>
        <style:tab-stops>
          <style:tab-stop style:position="16cm" style:type="right" style:leader-style="dotted" style:leader-text="."/>
        </style:tab-stops>
      </style:paragraph-properties>
    </style:style>
    <style:style style:name="P176" style:family="paragraph" style:parent-style-name="Contents_20_1">
      <style:paragraph-properties>
        <style:tab-stops>
          <style:tab-stop style:position="16cm" style:type="right" style:leader-style="dotted" style:leader-text="."/>
        </style:tab-stops>
      </style:paragraph-properties>
    </style:style>
    <style:style style:name="P177" style:family="paragraph" style:parent-style-name="Text_20_body">
      <style:paragraph-properties fo:margin-left="-0.4cm" fo:margin-right="0cm" fo:text-indent="0cm" style:auto-text-indent="false"/>
      <style:text-properties officeooo:paragraph-rsid="05d26c6c"/>
    </style:style>
    <style:style style:name="P178" style:family="paragraph" style:parent-style-name="LongQuote">
      <style:text-properties officeooo:paragraph-rsid="05cdb844"/>
    </style:style>
    <style:style style:name="P179" style:family="paragraph" style:parent-style-name="Heading_20_3">
      <style:paragraph-properties fo:text-align="justify" style:justify-single-word="false"/>
      <style:text-properties style:font-name="Times New Roman" fo:language="pt" fo:country="BR" officeooo:rsid="052674a5" officeooo:paragraph-rsid="052674a5"/>
    </style:style>
    <style:style style:name="P180" style:family="paragraph" style:parent-style-name="Heading_20_3">
      <style:paragraph-properties fo:text-align="justify" style:justify-single-word="false"/>
      <style:text-properties style:font-name="Times New Roman" fo:language="pt" fo:country="BR" officeooo:rsid="05282828" officeooo:paragraph-rsid="05bba217"/>
    </style:style>
    <style:style style:name="P181" style:family="paragraph" style:parent-style-name="Heading_20_3">
      <style:paragraph-properties fo:text-align="justify" style:justify-single-word="false"/>
      <style:text-properties style:font-name="Times New Roman" fo:language="pt" fo:country="BR" officeooo:rsid="05282828" officeooo:paragraph-rsid="05282828"/>
    </style:style>
    <style:style style:name="P182" style:family="paragraph" style:parent-style-name="Heading_20_3">
      <style:paragraph-properties fo:text-align="justify" style:justify-single-word="false"/>
      <style:text-properties style:use-window-font-color="true" style:font-name="Times New Roman" fo:language="pt" fo:country="BR" officeooo:rsid="0528d06e" officeooo:paragraph-rsid="0528d06e"/>
    </style:style>
    <style:style style:name="P183" style:family="paragraph" style:parent-style-name="Heading_20_3">
      <style:text-properties officeooo:paragraph-rsid="059c9ae7"/>
    </style:style>
    <style:style style:name="P184" style:family="paragraph" style:parent-style-name="Heading_20_3">
      <style:text-properties officeooo:paragraph-rsid="05a363e8"/>
    </style:style>
    <style:style style:name="P185" style:family="paragraph" style:parent-style-name="Heading_20_3">
      <style:text-properties officeooo:paragraph-rsid="052d810d"/>
    </style:style>
    <style:style style:name="P186" style:family="paragraph" style:parent-style-name="Heading_20_3">
      <loext:graphic-properties draw:fill="none"/>
      <style:text-properties officeooo:rsid="05a9d7a2" officeooo:paragraph-rsid="05a9d7a2"/>
    </style:style>
    <style:style style:name="P187" style:family="paragraph" style:parent-style-name="Text_20_body" style:list-style-name="L20">
      <style:text-properties style:font-name="Times New Roman" fo:language="pt" fo:country="BR" officeooo:rsid="04a88e0e" officeooo:paragraph-rsid="04a88e0e"/>
    </style:style>
    <style:style style:name="P188" style:family="paragraph" style:parent-style-name="Text_20_body">
      <style:text-properties style:font-name="Times New Roman" fo:language="pt" fo:country="BR" officeooo:rsid="05d7c60b" officeooo:paragraph-rsid="05d7c60b"/>
    </style:style>
    <style:style style:name="P189" style:family="paragraph" style:parent-style-name="Text_20_body">
      <style:text-properties style:font-name="Times New Roman" fo:language="pt" fo:country="BR" officeooo:paragraph-rsid="01147434"/>
    </style:style>
    <style:style style:name="P190" style:family="paragraph" style:parent-style-name="Text_20_body">
      <style:text-properties officeooo:paragraph-rsid="05d9c195"/>
    </style:style>
    <style:style style:name="P191" style:family="paragraph" style:parent-style-name="Text_20_body" style:list-style-name="L21">
      <style:text-properties officeooo:paragraph-rsid="05d9c195"/>
    </style:style>
    <style:style style:name="P192" style:family="paragraph" style:parent-style-name="Heading_20_2">
      <style:text-properties style:font-name="Times New Roman" fo:language="pt" fo:country="BR" officeooo:rsid="04afb7b7" officeooo:paragraph-rsid="04afb7b7"/>
    </style:style>
    <style:style style:name="P193" style:family="paragraph" style:parent-style-name="Heading_20_2">
      <style:text-properties style:font-name="Times New Roman" fo:language="pt" fo:country="BR" officeooo:rsid="0520a1ee" officeooo:paragraph-rsid="0520a1ee"/>
    </style:style>
    <style:style style:name="P194" style:family="paragraph" style:parent-style-name="Heading_20_2">
      <style:paragraph-properties fo:text-align="justify" style:justify-single-word="false"/>
      <style:text-properties style:font-name="Times New Roman" fo:language="pt" fo:country="BR" officeooo:rsid="05282828" officeooo:paragraph-rsid="05282828"/>
    </style:style>
    <style:style style:name="P195" style:family="paragraph" style:parent-style-name="Heading_20_2">
      <style:paragraph-properties fo:text-align="justify" style:justify-single-word="false"/>
      <style:text-properties style:font-name="Times New Roman" fo:language="pt" fo:country="BR" officeooo:rsid="0528d06e" officeooo:paragraph-rsid="0528d06e"/>
    </style:style>
    <style:style style:name="P196" style:family="paragraph" style:parent-style-name="Heading_20_2">
      <style:text-properties style:font-name="Times New Roman" fo:language="pt" fo:country="BR" officeooo:rsid="0528d06e" officeooo:paragraph-rsid="0528d06e"/>
    </style:style>
    <style:style style:name="P197" style:family="paragraph" style:parent-style-name="Heading_20_2">
      <style:text-properties style:font-name="Times New Roman" fo:language="pt" fo:country="BR" officeooo:rsid="0528fbad" officeooo:paragraph-rsid="0528fbad"/>
    </style:style>
    <style:style style:name="P198" style:family="paragraph" style:parent-style-name="Heading_20_2">
      <style:text-properties style:font-name="Times New Roman" fo:language="pt" fo:country="BR" officeooo:rsid="052f767d" officeooo:paragraph-rsid="052f767d"/>
    </style:style>
    <style:style style:name="P199" style:family="paragraph" style:parent-style-name="Heading_20_2">
      <style:paragraph-properties fo:text-align="start" style:justify-single-word="false"/>
      <style:text-properties style:font-name="Times New Roman" fo:language="pt" fo:country="BR" officeooo:rsid="05c70adf" officeooo:paragraph-rsid="05c70adf"/>
    </style:style>
    <style:style style:name="P200" style:family="paragraph" style:parent-style-name="Heading_20_2">
      <style:paragraph-properties fo:text-align="start" style:justify-single-word="false"/>
      <style:text-properties style:font-name="Times New Roman" fo:language="pt" fo:country="BR" officeooo:rsid="04aa08c6" officeooo:paragraph-rsid="05ac5699"/>
    </style:style>
    <style:style style:name="P201" style:family="paragraph" style:parent-style-name="Heading_20_2">
      <style:text-properties style:font-name="Times New Roman" fo:language="pt" fo:country="BR" officeooo:rsid="05cb90ac" officeooo:paragraph-rsid="05cb90ac"/>
    </style:style>
    <style:style style:name="P202" style:family="paragraph" style:parent-style-name="Heading_20_2">
      <style:text-properties officeooo:paragraph-rsid="056815bd"/>
    </style:style>
    <style:style style:name="P203" style:family="paragraph" style:parent-style-name="Heading_20_2">
      <style:text-properties officeooo:paragraph-rsid="05d0412a"/>
    </style:style>
    <style:style style:name="P204" style:family="paragraph" style:parent-style-name="Heading_20_2">
      <style:text-properties officeooo:paragraph-rsid="0528fbad"/>
    </style:style>
    <style:style style:name="P205" style:family="paragraph" style:parent-style-name="Heading_20_2">
      <style:text-properties officeooo:paragraph-rsid="059c9ae7"/>
    </style:style>
    <style:style style:name="P206" style:family="paragraph" style:parent-style-name="Heading_20_2">
      <style:text-properties officeooo:paragraph-rsid="052d810d"/>
    </style:style>
    <style:style style:name="P207" style:family="paragraph" style:parent-style-name="Heading_20_2">
      <style:text-properties officeooo:paragraph-rsid="0560b69c"/>
    </style:style>
    <style:style style:name="P208" style:family="paragraph" style:parent-style-name="Heading_20_2">
      <style:text-properties officeooo:paragraph-rsid="05576951"/>
    </style:style>
    <style:style style:name="P209" style:family="paragraph" style:parent-style-name="Heading_20_2">
      <loext:graphic-properties draw:fill="none"/>
      <style:text-properties officeooo:paragraph-rsid="050f7901"/>
    </style:style>
    <style:style style:name="P210" style:family="paragraph" style:parent-style-name="Heading_20_2">
      <style:text-properties officeooo:paragraph-rsid="052ee588"/>
    </style:style>
    <style:style style:name="P211" style:family="paragraph" style:parent-style-name="Heading_20_2">
      <style:text-properties officeooo:paragraph-rsid="05d9c195"/>
    </style:style>
    <style:style style:name="P212" style:family="paragraph" style:parent-style-name="Heading_20_1">
      <style:text-properties style:font-name="Times New Roman" fo:font-size="14pt" fo:language="pt" fo:country="BR" officeooo:paragraph-rsid="01177e5c" style:font-size-asian="12.25pt" style:font-size-complex="14pt"/>
    </style:style>
    <style:style style:name="P213" style:family="paragraph" style:parent-style-name="Heading_20_1">
      <style:text-properties style:font-name="Times New Roman" fo:font-size="14pt" fo:language="pt" fo:country="BR" officeooo:rsid="0528fbad" officeooo:paragraph-rsid="0528fbad" style:font-size-asian="12.25pt" style:font-size-complex="14pt"/>
    </style:style>
    <style:style style:name="P214" style:family="paragraph" style:parent-style-name="Heading_20_1">
      <style:text-properties style:font-name="Times New Roman" fo:font-size="14pt" fo:language="pt" fo:country="BR" style:font-size-asian="14pt" style:font-size-complex="14pt"/>
    </style:style>
    <style:style style:name="P215" style:family="paragraph" style:parent-style-name="Heading_20_1">
      <style:text-properties style:font-name="Times New Roman" fo:language="pt" fo:country="BR"/>
    </style:style>
    <style:style style:name="P216" style:family="paragraph" style:parent-style-name="Heading_20_1">
      <style:paragraph-properties fo:text-align="start" style:justify-single-word="false"/>
      <style:text-properties style:font-name="Times New Roman" fo:language="pt" fo:country="BR" officeooo:rsid="04aa08c6" officeooo:paragraph-rsid="04aa08c6"/>
    </style:style>
    <style:style style:name="P217" style:family="paragraph" style:parent-style-name="Heading_20_1">
      <style:paragraph-properties fo:text-align="start" style:justify-single-word="false"/>
      <style:text-properties style:font-name="Times New Roman" fo:language="pt" fo:country="BR" officeooo:rsid="04aa08c6" officeooo:paragraph-rsid="05ab864a"/>
    </style:style>
    <style:style style:name="P218" style:family="paragraph" style:parent-style-name="Heading_20_1">
      <style:paragraph-properties fo:text-align="start" style:justify-single-word="false"/>
      <style:text-properties style:font-name="Times New Roman" fo:language="pt" fo:country="BR" officeooo:rsid="04aa08c6" officeooo:paragraph-rsid="05ac5699"/>
    </style:style>
    <style:style style:name="P219" style:family="paragraph" style:parent-style-name="Heading_20_1">
      <style:paragraph-properties fo:text-align="start" style:justify-single-word="false"/>
      <style:text-properties style:font-name="Times New Roman" fo:language="pt" fo:country="BR"/>
    </style:style>
    <style:style style:name="P220" style:family="paragraph" style:parent-style-name="Heading_20_1">
      <style:text-properties officeooo:paragraph-rsid="01147434"/>
    </style:style>
    <style:style style:name="P221" style:family="paragraph" style:parent-style-name="Heading_20_1">
      <style:paragraph-properties fo:break-before="page"/>
      <style:text-properties style:font-name="Times New Roman" fo:language="pt" fo:country="BR" officeooo:paragraph-rsid="01147434"/>
    </style:style>
    <style:style style:name="P222" style:family="paragraph" style:parent-style-name="Heading_20_1">
      <style:paragraph-properties fo:break-before="page"/>
      <style:text-properties style:font-name="Times New Roman" fo:language="pt" fo:country="BR" officeooo:rsid="04aa08c6" officeooo:paragraph-rsid="04aa08c6"/>
    </style:style>
    <style:style style:name="P223" style:family="paragraph" style:parent-style-name="Heading_20_4">
      <style:text-properties officeooo:paragraph-rsid="052d810d"/>
    </style:style>
    <style:style style:name="P2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2.25pt" style:font-size-complex="14pt"/>
    </style:style>
    <style:style style:name="T2" style:family="text">
      <style:text-properties fo:font-style="normal" officeooo:rsid="05ab864a" style:font-style-asian="normal" style:font-style-complex="normal"/>
    </style:style>
    <style:style style:name="T3" style:family="text">
      <style:text-properties fo:font-style="normal" officeooo:rsid="05ac5699"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4a88e0e" style:font-style-asian="normal" style:font-weight-asian="normal" style:font-style-complex="normal" style:font-weight-complex="normal"/>
    </style:style>
    <style:style style:name="T6" style:family="text">
      <style:text-properties fo:font-style="normal" fo:font-weight="normal" officeooo:rsid="05977bc8" style:font-style-asian="normal" style:font-weight-asian="normal" style:font-style-complex="normal" style:font-weight-complex="normal"/>
    </style:style>
    <style:style style:name="T7" style:family="text">
      <style:text-properties fo:font-style="normal" fo:font-weight="normal" officeooo:rsid="05986985" style:font-style-asian="normal" style:font-weight-asian="normal" style:font-style-complex="normal" style:font-weight-complex="normal"/>
    </style:style>
    <style:style style:name="T8" style:family="text">
      <style:text-properties fo:font-style="normal" fo:font-weight="normal" officeooo:rsid="05bba217" style:font-style-asian="normal" style:font-weight-asian="normal" style:font-style-complex="normal" style:font-weight-complex="normal"/>
    </style:style>
    <style:style style:name="T9" style:family="text">
      <style:text-properties style:font-size-asian="12pt"/>
    </style:style>
    <style:style style:name="T10" style:family="text">
      <style:text-properties officeooo:rsid="04a88e0e" style:font-size-asian="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officeooo:rsid="027bb5b6" style:font-size-asian="12pt" style:font-weight-asian="normal" style:font-size-complex="12pt" style:font-weight-complex="normal"/>
    </style:style>
    <style:style style:name="T13" style:family="text">
      <style:text-properties officeooo:rsid="012449d5"/>
    </style:style>
    <style:style style:name="T14" style:family="text">
      <style:text-properties officeooo:rsid="0128395e"/>
    </style:style>
    <style:style style:name="T15" style:family="text">
      <style:text-properties officeooo:rsid="01446b2e"/>
    </style:style>
    <style:style style:name="T16" style:family="text">
      <style:text-properties officeooo:rsid="0184ab4f"/>
    </style:style>
    <style:style style:name="T17" style:family="text">
      <style:text-properties officeooo:rsid="02be5f8d"/>
    </style:style>
    <style:style style:name="T18" style:family="text">
      <style:text-properties officeooo:rsid="035a3f1b"/>
    </style:style>
    <style:style style:name="T19" style:family="text">
      <style:text-properties officeooo:rsid="04042499"/>
    </style:style>
    <style:style style:name="T20" style:family="text">
      <style:text-properties officeooo:rsid="04067541"/>
    </style:style>
    <style:style style:name="T21" style:family="text">
      <style:text-properties officeooo:rsid="0408d127"/>
    </style:style>
    <style:style style:name="T22" style:family="text">
      <style:text-properties officeooo:rsid="040a0e9f"/>
    </style:style>
    <style:style style:name="T23" style:family="text">
      <style:text-properties officeooo:rsid="040ada32"/>
    </style:style>
    <style:style style:name="T24" style:family="text">
      <style:text-properties officeooo:rsid="04a88e0e"/>
    </style:style>
    <style:style style:name="T25" style:family="text">
      <style:text-properties officeooo:rsid="04c0a1db"/>
    </style:style>
    <style:style style:name="T26" style:family="text">
      <style:text-properties style:use-window-font-color="true" officeooo:rsid="04c0a1db"/>
    </style:style>
    <style:style style:name="T27" style:family="text">
      <style:text-properties style:use-window-font-color="true" officeooo:rsid="04cbbac2"/>
    </style:style>
    <style:style style:name="T28" style:family="text">
      <style:text-properties style:use-window-font-color="true" officeooo:rsid="04d15ef8"/>
    </style:style>
    <style:style style:name="T29" style:family="text">
      <style:text-properties officeooo:rsid="04c8a31d"/>
    </style:style>
    <style:style style:name="T30" style:family="text">
      <style:text-properties officeooo:rsid="04ca0d0c"/>
    </style:style>
    <style:style style:name="T31" style:family="text">
      <style:text-properties officeooo:rsid="04ce5421"/>
    </style:style>
    <style:style style:name="T32" style:family="text">
      <style:text-properties officeooo:rsid="04d4751b"/>
    </style:style>
    <style:style style:name="T33" style:family="text">
      <style:text-properties officeooo:rsid="04d496aa"/>
    </style:style>
    <style:style style:name="T34" style:family="text">
      <style:text-properties officeooo:rsid="04ed1494"/>
    </style:style>
    <style:style style:name="T35" style:family="text">
      <style:text-properties officeooo:rsid="04f07ff5"/>
    </style:style>
    <style:style style:name="T36" style:family="text">
      <style:text-properties officeooo:rsid="04f9771b"/>
    </style:style>
    <style:style style:name="T37" style:family="text">
      <style:text-properties officeooo:rsid="04fc944d"/>
    </style:style>
    <style:style style:name="T38" style:family="text">
      <style:text-properties officeooo:rsid="05024a94"/>
    </style:style>
    <style:style style:name="T39" style:family="text">
      <style:text-properties officeooo:rsid="05237da9"/>
    </style:style>
    <style:style style:name="T40" style:family="text">
      <style:text-properties style:font-name="Times New Roman" fo:language="pt" fo:country="BR"/>
    </style:style>
    <style:style style:name="T41" style:family="text">
      <style:text-properties style:font-name="Times New Roman" fo:language="pt" fo:country="BR" fo:font-weight="normal" style:font-weight-asian="normal" style:font-weight-complex="normal"/>
    </style:style>
    <style:style style:name="T42" style:family="text">
      <style:text-properties style:font-name="Times New Roman" fo:language="pt" fo:country="BR" fo:font-weight="normal" officeooo:rsid="05d7c60b" style:font-weight-asian="normal" style:font-weight-complex="normal"/>
    </style:style>
    <style:style style:name="T43" style:family="text">
      <style:text-properties style:font-name="Times New Roman" fo:language="pt" fo:country="BR" fo:font-style="normal" style:font-style-asian="normal" style:font-style-complex="normal"/>
    </style:style>
    <style:style style:name="T44" style:family="text">
      <style:text-properties style:font-name="Times New Roman" fo:language="pt" fo:country="BR" fo:font-style="normal" officeooo:rsid="01e4d73c" style:font-style-asian="normal" style:font-style-complex="normal"/>
    </style:style>
    <style:style style:name="T45" style:family="text">
      <style:text-properties style:font-name="Times New Roman" fo:language="pt" fo:country="BR" fo:font-style="normal" officeooo:rsid="05ab864a" style:font-style-asian="normal" style:font-style-complex="normal"/>
    </style:style>
    <style:style style:name="T46" style:family="text">
      <style:text-properties style:font-name="Times New Roman" fo:language="pt" fo:country="BR" fo:font-style="normal" officeooo:rsid="05ac5699" style:font-style-asian="normal" style:font-style-complex="normal"/>
    </style:style>
    <style:style style:name="T47" style:family="text">
      <style:text-properties style:font-name="Times New Roman" fo:language="pt" fo:country="BR" fo:font-style="normal" officeooo:rsid="05adf65f" style:font-style-asian="normal" style:font-style-complex="normal"/>
    </style:style>
    <style:style style:name="T48" style:family="text">
      <style:text-properties style:font-name="Times New Roman" fo:language="pt" fo:country="BR" fo:font-style="normal" officeooo:rsid="05b26d29" style:font-style-asian="normal" style:font-style-complex="normal"/>
    </style:style>
    <style:style style:name="T49" style:family="text">
      <style:text-properties style:font-name="Times New Roman" fo:language="pt" fo:country="BR" fo:font-style="normal" fo:font-weight="normal" officeooo:rsid="04a88e0e" style:font-style-asian="normal" style:font-weight-asian="normal" style:font-style-complex="normal" style:font-weight-complex="normal"/>
    </style:style>
    <style:style style:name="T50" style:family="text">
      <style:text-properties style:font-name="Times New Roman" fo:language="pt" fo:country="BR" fo:font-style="normal" fo:font-weight="normal" officeooo:rsid="050b0188" style:font-style-asian="normal" style:font-weight-asian="normal" style:font-style-complex="normal" style:font-weight-complex="normal"/>
    </style:style>
    <style:style style:name="T51" style:family="text">
      <style:text-properties style:font-name="Times New Roman" fo:language="pt" fo:country="BR" fo:font-style="normal" fo:font-weight="normal" officeooo:rsid="0528fbad" style:font-style-asian="normal" style:font-weight-asian="normal" style:font-style-complex="normal" style:font-weight-complex="normal"/>
    </style:style>
    <style:style style:name="T52" style:family="text">
      <style:text-properties style:font-name="Times New Roman" fo:language="pt" fo:country="BR" fo:font-style="normal" fo:font-weight="normal" officeooo:rsid="05090d3a" style:font-style-asian="normal" style:font-weight-asian="normal" style:font-style-complex="normal" style:font-weight-complex="normal"/>
    </style:style>
    <style:style style:name="T53" style:family="text">
      <style:text-properties style:font-name="Times New Roman" fo:language="pt" fo:country="BR" fo:font-style="normal" fo:font-weight="normal" officeooo:rsid="050d881c" style:font-style-asian="normal" style:font-weight-asian="normal" style:font-style-complex="normal" style:font-weight-complex="normal"/>
    </style:style>
    <style:style style:name="T54" style:family="text">
      <style:text-properties style:font-name="Times New Roman" fo:language="pt" fo:country="BR" fo:font-style="normal" fo:font-weight="normal" officeooo:rsid="0505b6d0" style:font-style-asian="normal" style:font-weight-asian="normal" style:font-style-complex="normal" style:font-weight-complex="normal"/>
    </style:style>
    <style:style style:name="T55" style:family="text">
      <style:text-properties style:font-name="Times New Roman" fo:language="pt" fo:country="BR" fo:font-style="normal" fo:font-weight="normal" officeooo:rsid="052c651d" style:font-style-asian="normal" style:font-weight-asian="normal" style:font-style-complex="normal" style:font-weight-complex="normal"/>
    </style:style>
    <style:style style:name="T56" style:family="text">
      <style:text-properties style:font-name="Times New Roman" fo:language="pt" fo:country="BR" fo:font-style="normal" fo:font-weight="normal" officeooo:rsid="052d810d" style:font-style-asian="normal" style:font-weight-asian="normal" style:font-style-complex="normal" style:font-weight-complex="normal"/>
    </style:style>
    <style:style style:name="T57" style:family="text">
      <style:text-properties style:font-name="Times New Roman" fo:language="pt" fo:country="BR" fo:font-style="normal" fo:font-weight="normal" officeooo:rsid="0512cf88" style:font-style-asian="normal" style:font-weight-asian="normal" style:font-style-complex="normal" style:font-weight-complex="normal"/>
    </style:style>
    <style:style style:name="T58" style:family="text">
      <style:text-properties style:font-name="Times New Roman" fo:language="pt" fo:country="BR" fo:font-style="normal" fo:font-weight="normal" officeooo:rsid="04a8b4cb" style:font-style-asian="normal" style:font-weight-asian="normal" style:font-style-complex="normal" style:font-weight-complex="normal"/>
    </style:style>
    <style:style style:name="T59" style:family="text">
      <style:text-properties style:font-name="Times New Roman" fo:language="pt" fo:country="BR" fo:font-style="normal" fo:font-weight="normal" officeooo:rsid="04e1b8ea" style:font-style-asian="normal" style:font-weight-asian="normal" style:font-style-complex="normal" style:font-weight-complex="normal"/>
    </style:style>
    <style:style style:name="T60" style:family="text">
      <style:text-properties style:font-name="Times New Roman" fo:language="pt" fo:country="BR" fo:font-style="normal" fo:font-weight="normal" officeooo:rsid="04e300a4" style:font-style-asian="normal" style:font-weight-asian="normal" style:font-style-complex="normal" style:font-weight-complex="normal"/>
    </style:style>
    <style:style style:name="T61" style:family="text">
      <style:text-properties style:font-name="Times New Roman" fo:language="pt" fo:country="BR" fo:font-style="normal" fo:font-weight="normal" officeooo:rsid="04aa08c6" style:font-style-asian="normal" style:font-weight-asian="normal" style:font-style-complex="normal" style:font-weight-complex="normal"/>
    </style:style>
    <style:style style:name="T62" style:family="text">
      <style:text-properties style:font-name="Times New Roman" fo:language="pt" fo:country="BR" fo:font-style="normal" fo:font-weight="normal" officeooo:rsid="052ff28f" style:font-style-asian="normal" style:font-weight-asian="normal" style:font-style-complex="normal" style:font-weight-complex="normal"/>
    </style:style>
    <style:style style:name="T63" style:family="text">
      <style:text-properties style:font-name="Times New Roman" fo:language="pt" fo:country="BR" fo:font-style="normal" fo:font-weight="normal" officeooo:rsid="04e0e2d3" style:font-style-asian="normal" style:font-weight-asian="normal" style:font-style-complex="normal" style:font-weight-complex="normal"/>
    </style:style>
    <style:style style:name="T64" style:family="text">
      <style:text-properties style:font-name="Times New Roman" fo:language="pt" fo:country="BR" fo:font-style="normal" fo:font-weight="normal" officeooo:rsid="052ee588" style:font-style-asian="normal" style:font-weight-asian="normal" style:font-style-complex="normal" style:font-weight-complex="normal"/>
    </style:style>
    <style:style style:name="T65" style:family="text">
      <style:text-properties style:font-name="Times New Roman" fo:language="pt" fo:country="BR" fo:font-style="normal" fo:font-weight="normal" officeooo:rsid="05159ea4" style:font-style-asian="normal" style:font-weight-asian="normal" style:font-style-complex="normal" style:font-weight-complex="normal"/>
    </style:style>
    <style:style style:name="T66" style:family="text">
      <style:text-properties style:font-name="Times New Roman" fo:language="pt" fo:country="BR" fo:font-style="normal" fo:font-weight="normal" officeooo:rsid="05443528" style:font-style-asian="normal" style:font-weight-asian="normal" style:font-style-complex="normal" style:font-weight-complex="normal"/>
    </style:style>
    <style:style style:name="T67" style:family="text">
      <style:text-properties style:font-name="Times New Roman" fo:language="pt" fo:country="BR" fo:font-style="normal" fo:font-weight="normal" officeooo:rsid="0544af4c" style:font-style-asian="normal" style:font-weight-asian="normal" style:font-style-complex="normal" style:font-weight-complex="normal"/>
    </style:style>
    <style:style style:name="T68" style:family="text">
      <style:text-properties style:font-name="Times New Roman" fo:language="pt" fo:country="BR" fo:font-style="normal" fo:font-weight="normal" officeooo:rsid="055017ee" style:font-style-asian="normal" style:font-weight-asian="normal" style:font-style-complex="normal" style:font-weight-complex="normal"/>
    </style:style>
    <style:style style:name="T69" style:family="text">
      <style:text-properties style:font-name="Times New Roman" fo:language="pt" fo:country="BR" fo:font-style="normal" fo:font-weight="normal" officeooo:rsid="05576951" style:font-style-asian="normal" style:font-weight-asian="normal" style:font-style-complex="normal" style:font-weight-complex="normal"/>
    </style:style>
    <style:style style:name="T70" style:family="text">
      <style:text-properties style:font-name="Times New Roman" fo:language="pt" fo:country="BR" fo:font-style="normal" fo:font-weight="normal" officeooo:rsid="055daeae" style:font-style-asian="normal" style:font-weight-asian="normal" style:font-style-complex="normal" style:font-weight-complex="normal"/>
    </style:style>
    <style:style style:name="T71" style:family="text">
      <style:text-properties style:font-name="Times New Roman" fo:language="pt" fo:country="BR" fo:font-style="normal" fo:font-weight="normal" officeooo:rsid="0560b69c" style:font-style-asian="normal" style:font-weight-asian="normal" style:font-style-complex="normal" style:font-weight-complex="normal"/>
    </style:style>
    <style:style style:name="T72" style:family="text">
      <style:text-properties style:font-name="Times New Roman" fo:language="pt" fo:country="BR" fo:font-style="normal" fo:font-weight="normal" officeooo:rsid="05615109" style:font-style-asian="normal" style:font-weight-asian="normal" style:font-style-complex="normal" style:font-weight-complex="normal"/>
    </style:style>
    <style:style style:name="T73" style:family="text">
      <style:text-properties style:font-name="Times New Roman" fo:language="pt" fo:country="BR" fo:font-style="normal" fo:font-weight="normal" officeooo:rsid="056815bd" style:font-style-asian="normal" style:font-weight-asian="normal" style:font-style-complex="normal" style:font-weight-complex="normal"/>
    </style:style>
    <style:style style:name="T74" style:family="text">
      <style:text-properties style:font-name="Times New Roman" fo:language="pt" fo:country="BR" fo:font-style="normal" fo:font-weight="normal" officeooo:rsid="05683f11" style:font-style-asian="normal" style:font-weight-asian="normal" style:font-style-complex="normal" style:font-weight-complex="normal"/>
    </style:style>
    <style:style style:name="T75" style:family="text">
      <style:text-properties style:font-name="Times New Roman" fo:language="pt" fo:country="BR" fo:font-style="normal" fo:font-weight="normal" officeooo:rsid="0568ffb9" style:font-style-asian="normal" style:font-weight-asian="normal" style:font-style-complex="normal" style:font-weight-complex="normal"/>
    </style:style>
    <style:style style:name="T76" style:family="text">
      <style:text-properties style:font-name="Times New Roman" fo:language="pt" fo:country="BR" fo:font-style="normal" fo:font-weight="normal" officeooo:rsid="056af550" style:font-style-asian="normal" style:font-weight-asian="normal" style:font-style-complex="normal" style:font-weight-complex="normal"/>
    </style:style>
    <style:style style:name="T77" style:family="text">
      <style:text-properties style:font-name="Times New Roman" fo:language="pt" fo:country="BR" fo:font-style="normal" fo:font-weight="normal" officeooo:rsid="056c871a" style:font-style-asian="normal" style:font-weight-asian="normal" style:font-style-complex="normal" style:font-weight-complex="normal"/>
    </style:style>
    <style:style style:name="T78" style:family="text">
      <style:text-properties style:font-name="Times New Roman" fo:language="pt" fo:country="BR" fo:font-style="normal" fo:font-weight="normal" officeooo:rsid="056d8a4b" style:font-style-asian="normal" style:font-weight-asian="normal" style:font-style-complex="normal" style:font-weight-complex="normal"/>
    </style:style>
    <style:style style:name="T79" style:family="text">
      <style:text-properties style:font-name="Times New Roman" fo:language="pt" fo:country="BR" fo:font-style="normal" fo:font-weight="normal" officeooo:rsid="056ee43c" style:font-style-asian="normal" style:font-weight-asian="normal" style:font-style-complex="normal" style:font-weight-complex="normal"/>
    </style:style>
    <style:style style:name="T80" style:family="text">
      <style:text-properties style:font-name="Times New Roman" fo:language="pt" fo:country="BR" fo:font-style="normal" fo:font-weight="normal" officeooo:rsid="0570d0da" style:font-style-asian="normal" style:font-weight-asian="normal" style:font-style-complex="normal" style:font-weight-complex="normal"/>
    </style:style>
    <style:style style:name="T81" style:family="text">
      <style:text-properties style:font-name="Times New Roman" fo:language="pt" fo:country="BR" fo:font-style="normal" fo:font-weight="normal" officeooo:rsid="057445fa" style:font-style-asian="normal" style:font-weight-asian="normal" style:font-style-complex="normal" style:font-weight-complex="normal"/>
    </style:style>
    <style:style style:name="T82" style:family="text">
      <style:text-properties style:font-name="Times New Roman" fo:language="pt" fo:country="BR" fo:font-style="normal" fo:font-weight="normal" officeooo:rsid="05762a2e" style:font-style-asian="normal" style:font-weight-asian="normal" style:font-style-complex="normal" style:font-weight-complex="normal"/>
    </style:style>
    <style:style style:name="T83" style:family="text">
      <style:text-properties style:font-name="Times New Roman" fo:language="pt" fo:country="BR" fo:font-style="normal" fo:font-weight="normal" officeooo:rsid="057721b6" style:font-style-asian="normal" style:font-weight-asian="normal" style:font-style-complex="normal" style:font-weight-complex="normal"/>
    </style:style>
    <style:style style:name="T84" style:family="text">
      <style:text-properties style:font-name="Times New Roman" fo:language="pt" fo:country="BR" fo:font-style="normal" fo:font-weight="normal" officeooo:rsid="05780401" style:font-style-asian="normal" style:font-weight-asian="normal" style:font-style-complex="normal" style:font-weight-complex="normal"/>
    </style:style>
    <style:style style:name="T85" style:family="text">
      <style:text-properties style:font-name="Times New Roman" fo:language="pt" fo:country="BR" fo:font-style="normal" fo:font-weight="normal" officeooo:rsid="057b7d3e" style:font-style-asian="normal" style:font-weight-asian="normal" style:font-style-complex="normal" style:font-weight-complex="normal"/>
    </style:style>
    <style:style style:name="T86" style:family="text">
      <style:text-properties style:font-name="Times New Roman" fo:language="pt" fo:country="BR" fo:font-style="normal" fo:font-weight="normal" officeooo:rsid="057bc3f3" style:font-style-asian="normal" style:font-weight-asian="normal" style:font-style-complex="normal" style:font-weight-complex="normal"/>
    </style:style>
    <style:style style:name="T87" style:family="text">
      <style:text-properties style:font-name="Times New Roman" fo:language="pt" fo:country="BR" fo:font-style="normal" fo:font-weight="normal" officeooo:rsid="057d9bf8" style:font-style-asian="normal" style:font-weight-asian="normal" style:font-style-complex="normal" style:font-weight-complex="normal"/>
    </style:style>
    <style:style style:name="T88" style:family="text">
      <style:text-properties style:font-name="Times New Roman" fo:language="pt" fo:country="BR" fo:font-style="normal" fo:font-weight="normal" officeooo:rsid="057db6f0" style:font-style-asian="normal" style:font-weight-asian="normal" style:font-style-complex="normal" style:font-weight-complex="normal"/>
    </style:style>
    <style:style style:name="T89" style:family="text">
      <style:text-properties style:font-name="Times New Roman" fo:language="pt" fo:country="BR" fo:font-style="normal" fo:font-weight="normal" officeooo:rsid="057f855d" style:font-style-asian="normal" style:font-weight-asian="normal" style:font-style-complex="normal" style:font-weight-complex="normal"/>
    </style:style>
    <style:style style:name="T90" style:family="text">
      <style:text-properties style:font-name="Times New Roman" fo:language="pt" fo:country="BR" fo:font-style="normal" fo:font-weight="normal" officeooo:rsid="05808843" style:font-style-asian="normal" style:font-weight-asian="normal" style:font-style-complex="normal" style:font-weight-complex="normal"/>
    </style:style>
    <style:style style:name="T91" style:family="text">
      <style:text-properties style:font-name="Times New Roman" fo:language="pt" fo:country="BR" fo:font-style="normal" fo:font-weight="normal" officeooo:rsid="0581b66b" style:font-style-asian="normal" style:font-weight-asian="normal" style:font-style-complex="normal" style:font-weight-complex="normal"/>
    </style:style>
    <style:style style:name="T92" style:family="text">
      <style:text-properties style:font-name="Times New Roman" fo:language="pt" fo:country="BR" fo:font-style="normal" fo:font-weight="normal" officeooo:rsid="05830271" style:font-style-asian="normal" style:font-weight-asian="normal" style:font-style-complex="normal" style:font-weight-complex="normal"/>
    </style:style>
    <style:style style:name="T93" style:family="text">
      <style:text-properties style:font-name="Times New Roman" fo:language="pt" fo:country="BR" fo:font-style="normal" fo:font-weight="normal" officeooo:rsid="058435ec" style:font-style-asian="normal" style:font-weight-asian="normal" style:font-style-complex="normal" style:font-weight-complex="normal"/>
    </style:style>
    <style:style style:name="T94" style:family="text">
      <style:text-properties style:font-name="Times New Roman" fo:language="pt" fo:country="BR" fo:font-style="normal" fo:font-weight="normal" officeooo:rsid="05859781" style:font-style-asian="normal" style:font-weight-asian="normal" style:font-style-complex="normal" style:font-weight-complex="normal"/>
    </style:style>
    <style:style style:name="T95" style:family="text">
      <style:text-properties style:font-name="Times New Roman" fo:language="pt" fo:country="BR" fo:font-style="normal" fo:font-weight="normal" officeooo:rsid="0585c6a2" style:font-style-asian="normal" style:font-weight-asian="normal" style:font-style-complex="normal" style:font-weight-complex="normal"/>
    </style:style>
    <style:style style:name="T96" style:family="text">
      <style:text-properties style:font-name="Times New Roman" fo:language="pt" fo:country="BR" fo:font-style="normal" fo:font-weight="normal" officeooo:rsid="05877785" style:font-style-asian="normal" style:font-weight-asian="normal" style:font-style-complex="normal" style:font-weight-complex="normal"/>
    </style:style>
    <style:style style:name="T97" style:family="text">
      <style:text-properties style:font-name="Times New Roman" fo:language="pt" fo:country="BR" fo:font-style="normal" fo:font-weight="normal" officeooo:rsid="05897719" style:font-style-asian="normal" style:font-weight-asian="normal" style:font-style-complex="normal" style:font-weight-complex="normal"/>
    </style:style>
    <style:style style:name="T98" style:family="text">
      <style:text-properties style:font-name="Times New Roman" fo:language="pt" fo:country="BR" fo:font-style="normal" fo:font-weight="normal" officeooo:rsid="058ccf4b" style:font-style-asian="normal" style:font-weight-asian="normal" style:font-style-complex="normal" style:font-weight-complex="normal"/>
    </style:style>
    <style:style style:name="T99" style:family="text">
      <style:text-properties style:font-name="Times New Roman" fo:language="pt" fo:country="BR" fo:font-style="normal" fo:font-weight="normal" officeooo:rsid="058dbc35" style:font-style-asian="normal" style:font-weight-asian="normal" style:font-style-complex="normal" style:font-weight-complex="normal"/>
    </style:style>
    <style:style style:name="T100" style:family="text">
      <style:text-properties style:font-name="Times New Roman" fo:language="pt" fo:country="BR" fo:font-style="normal" fo:font-weight="normal" officeooo:rsid="058e75dd" style:font-style-asian="normal" style:font-weight-asian="normal" style:font-style-complex="normal" style:font-weight-complex="normal"/>
    </style:style>
    <style:style style:name="T101" style:family="text">
      <style:text-properties style:font-name="Times New Roman" fo:language="pt" fo:country="BR" fo:font-style="normal" fo:font-weight="normal" officeooo:rsid="058ea785" style:font-style-asian="normal" style:font-weight-asian="normal" style:font-style-complex="normal" style:font-weight-complex="normal"/>
    </style:style>
    <style:style style:name="T102" style:family="text">
      <style:text-properties style:font-name="Times New Roman" fo:language="pt" fo:country="BR" fo:font-style="normal" fo:font-weight="normal" officeooo:rsid="05906fc5" style:font-style-asian="normal" style:font-weight-asian="normal" style:font-style-complex="normal" style:font-weight-complex="normal"/>
    </style:style>
    <style:style style:name="T103" style:family="text">
      <style:text-properties style:font-name="Times New Roman" fo:language="pt" fo:country="BR" fo:font-style="normal" fo:font-weight="normal" officeooo:rsid="0590f37a" style:font-style-asian="normal" style:font-weight-asian="normal" style:font-style-complex="normal" style:font-weight-complex="normal"/>
    </style:style>
    <style:style style:name="T104" style:family="text">
      <style:text-properties style:font-name="Times New Roman" fo:language="pt" fo:country="BR" fo:font-style="normal" fo:font-weight="normal" officeooo:rsid="05917f19" style:font-style-asian="normal" style:font-weight-asian="normal" style:font-style-complex="normal" style:font-weight-complex="normal"/>
    </style:style>
    <style:style style:name="T105" style:family="text">
      <style:text-properties style:font-name="Times New Roman" fo:language="pt" fo:country="BR" fo:font-style="normal" fo:font-weight="normal" officeooo:rsid="0592e81b" style:font-style-asian="normal" style:font-weight-asian="normal" style:font-style-complex="normal" style:font-weight-complex="normal"/>
    </style:style>
    <style:style style:name="T106" style:family="text">
      <style:text-properties style:font-name="Times New Roman" fo:language="pt" fo:country="BR" fo:font-style="normal" fo:font-weight="normal" officeooo:rsid="0594dd42" style:font-style-asian="normal" style:font-weight-asian="normal" style:font-style-complex="normal" style:font-weight-complex="normal"/>
    </style:style>
    <style:style style:name="T107" style:family="text">
      <style:text-properties style:font-name="Times New Roman" fo:language="pt" fo:country="BR" fo:font-style="normal" fo:font-weight="normal" officeooo:rsid="0595cdb1" style:font-style-asian="normal" style:font-weight-asian="normal" style:font-style-complex="normal" style:font-weight-complex="normal"/>
    </style:style>
    <style:style style:name="T108" style:family="text">
      <style:text-properties style:font-name="Times New Roman" fo:language="pt" fo:country="BR" fo:font-style="normal" fo:font-weight="normal" officeooo:rsid="059b4b5a" style:font-style-asian="normal" style:font-weight-asian="normal" style:font-style-complex="normal" style:font-weight-complex="normal"/>
    </style:style>
    <style:style style:name="T109" style:family="text">
      <style:text-properties style:font-name="Times New Roman" fo:language="pt" fo:country="BR" fo:font-style="normal" fo:font-weight="normal" officeooo:rsid="059c710e" style:font-style-asian="normal" style:font-weight-asian="normal" style:font-style-complex="normal" style:font-weight-complex="normal"/>
    </style:style>
    <style:style style:name="T110" style:family="text">
      <style:text-properties style:font-name="Times New Roman" fo:language="pt" fo:country="BR" fo:font-style="normal" fo:font-weight="normal" officeooo:rsid="059df246" style:font-style-asian="normal" style:font-weight-asian="normal" style:font-style-complex="normal" style:font-weight-complex="normal"/>
    </style:style>
    <style:style style:name="T111" style:family="text">
      <style:text-properties style:font-name="Times New Roman" fo:language="pt" fo:country="BR" fo:font-style="normal" fo:font-weight="normal" officeooo:rsid="059eb534" style:font-style-asian="normal" style:font-weight-asian="normal" style:font-style-complex="normal" style:font-weight-complex="normal"/>
    </style:style>
    <style:style style:name="T112" style:family="text">
      <style:text-properties style:font-name="Times New Roman" fo:language="pt" fo:country="BR" fo:font-style="normal" fo:font-weight="normal" officeooo:rsid="05a048ff" style:font-style-asian="normal" style:font-weight-asian="normal" style:font-style-complex="normal" style:font-weight-complex="normal"/>
    </style:style>
    <style:style style:name="T113" style:family="text">
      <style:text-properties style:font-name="Times New Roman" fo:language="pt" fo:country="BR" fo:font-style="normal" fo:font-weight="normal" officeooo:rsid="05a1f90e" style:font-style-asian="normal" style:font-weight-asian="normal" style:font-style-complex="normal" style:font-weight-complex="normal"/>
    </style:style>
    <style:style style:name="T114" style:family="text">
      <style:text-properties style:font-name="Times New Roman" fo:language="pt" fo:country="BR" fo:font-style="normal" fo:font-weight="normal" officeooo:rsid="05a2dec8" style:font-style-asian="normal" style:font-weight-asian="normal" style:font-style-complex="normal" style:font-weight-complex="normal"/>
    </style:style>
    <style:style style:name="T115" style:family="text">
      <style:text-properties style:font-name="Times New Roman" fo:language="pt" fo:country="BR" fo:font-style="normal" fo:font-weight="normal" officeooo:rsid="05a363e8" style:font-style-asian="normal" style:font-weight-asian="normal" style:font-style-complex="normal" style:font-weight-complex="normal"/>
    </style:style>
    <style:style style:name="T116" style:family="text">
      <style:text-properties style:font-name="Times New Roman" fo:language="pt" fo:country="BR" fo:font-style="normal" fo:font-weight="normal" officeooo:rsid="05a445ee" style:font-style-asian="normal" style:font-weight-asian="normal" style:font-style-complex="normal" style:font-weight-complex="normal"/>
    </style:style>
    <style:style style:name="T117" style:family="text">
      <style:text-properties style:font-name="Times New Roman" fo:language="pt" fo:country="BR" fo:font-style="normal" fo:font-weight="normal" officeooo:rsid="05a6be76" style:font-style-asian="normal" style:font-weight-asian="normal" style:font-style-complex="normal" style:font-weight-complex="normal"/>
    </style:style>
    <style:style style:name="T118" style:family="text">
      <style:text-properties style:font-name="Times New Roman" fo:language="pt" fo:country="BR" fo:font-style="normal" fo:font-weight="normal" officeooo:rsid="05a7c527" style:font-style-asian="normal" style:font-weight-asian="normal" style:font-style-complex="normal" style:font-weight-complex="normal"/>
    </style:style>
    <style:style style:name="T119" style:family="text">
      <style:text-properties style:font-name="Times New Roman" fo:language="pt" fo:country="BR" fo:font-style="normal" fo:font-weight="normal" officeooo:rsid="05a80b35" style:font-style-asian="normal" style:font-weight-asian="normal" style:font-style-complex="normal" style:font-weight-complex="normal"/>
    </style:style>
    <style:style style:name="T120" style:family="text">
      <style:text-properties style:font-name="Times New Roman" fo:language="pt" fo:country="BR" fo:font-style="normal" fo:font-weight="normal" officeooo:rsid="05bfa687" style:font-style-asian="normal" style:font-weight-asian="normal" style:font-style-complex="normal" style:font-weight-complex="normal"/>
    </style:style>
    <style:style style:name="T121" style:family="text">
      <style:text-properties style:font-name="Times New Roman" fo:language="pt" fo:country="BR" fo:font-style="normal" fo:font-weight="normal" officeooo:rsid="05c051d8" style:font-style-asian="normal" style:font-weight-asian="normal" style:font-style-complex="normal" style:font-weight-complex="normal"/>
    </style:style>
    <style:style style:name="T122" style:family="text">
      <style:text-properties style:font-name="Times New Roman" fo:language="pt" fo:country="BR" fo:font-style="normal" fo:font-weight="normal" officeooo:rsid="05cd4367" style:font-style-asian="normal" style:font-weight-asian="normal" style:font-style-complex="normal" style:font-weight-complex="normal"/>
    </style:style>
    <style:style style:name="T123" style:family="text">
      <style:text-properties style:font-name="Times New Roman" fo:language="pt" fo:country="BR" fo:font-style="normal" fo:font-weight="normal" officeooo:rsid="05cf5574" style:font-style-asian="normal" style:font-weight-asian="normal" style:font-style-complex="normal" style:font-weight-complex="normal"/>
    </style:style>
    <style:style style:name="T124" style:family="text">
      <style:text-properties style:font-name="Times New Roman" fo:language="pt" fo:country="BR" fo:font-style="normal" fo:font-weight="normal" officeooo:rsid="05d0412a" style:font-style-asian="normal" style:font-weight-asian="normal" style:font-style-complex="normal" style:font-weight-complex="normal"/>
    </style:style>
    <style:style style:name="T125" style:family="text">
      <style:text-properties style:font-name="Times New Roman" fo:language="pt" fo:country="BR" fo:font-style="normal" fo:font-weight="normal" officeooo:rsid="05d1b0e1" style:font-style-asian="normal" style:font-weight-asian="normal" style:font-style-complex="normal" style:font-weight-complex="normal"/>
    </style:style>
    <style:style style:name="T126" style:family="text">
      <style:text-properties style:font-name="Times New Roman" fo:language="pt" fo:country="BR" fo:font-style="normal" fo:font-weight="normal" officeooo:rsid="05d26c6c" style:font-style-asian="normal" style:font-weight-asian="normal" style:font-style-complex="normal" style:font-weight-complex="normal"/>
    </style:style>
    <style:style style:name="T127" style:family="text">
      <style:text-properties style:font-name="Times New Roman" fo:language="pt" fo:country="BR" fo:font-style="normal" fo:font-weight="normal" officeooo:rsid="05d2cb44" style:font-style-asian="normal" style:font-weight-asian="normal" style:font-style-complex="normal" style:font-weight-complex="normal"/>
    </style:style>
    <style:style style:name="T128" style:family="text">
      <style:text-properties style:font-name="Times New Roman" fo:language="pt" fo:country="BR" fo:font-style="normal" fo:font-weight="normal" officeooo:rsid="05d4f4d7" style:font-style-asian="normal" style:font-weight-asian="normal" style:font-style-complex="normal" style:font-weight-complex="normal"/>
    </style:style>
    <style:style style:name="T129" style:family="text">
      <style:text-properties style:font-name="Times New Roman" fo:language="pt" fo:country="BR" fo:font-style="normal" fo:font-weight="normal" officeooo:rsid="05d9c195" style:font-style-asian="normal" style:font-weight-asian="normal" style:font-style-complex="normal" style:font-weight-complex="normal"/>
    </style:style>
    <style:style style:name="T130" style:family="text">
      <style:text-properties style:font-name="Times New Roman" fo:language="pt" fo:country="BR" fo:font-style="normal" fo:font-weight="bold" officeooo:rsid="04a8b4cb" style:font-style-asian="normal" style:font-weight-asian="bold" style:font-style-complex="normal" style:font-weight-complex="bold"/>
    </style:style>
    <style:style style:name="T131" style:family="text">
      <style:text-properties style:font-name="Times New Roman" fo:language="pt" fo:country="BR" officeooo:rsid="053c3e07"/>
    </style:style>
    <style:style style:name="T132" style:family="text">
      <style:text-properties style:font-name="Times New Roman" fo:language="pt" fo:country="BR" officeooo:rsid="04aa08c6"/>
    </style:style>
    <style:style style:name="T133" style:family="text">
      <style:text-properties style:font-name="Times New Roman" fo:language="pt" fo:country="BR" officeooo:rsid="05625143"/>
    </style:style>
    <style:style style:name="T134" style:family="text">
      <style:text-properties style:font-name="Times New Roman" fo:language="pt" fo:country="BR" officeooo:rsid="0564d77e"/>
    </style:style>
    <style:style style:name="T135" style:family="text">
      <style:text-properties style:font-name="Times New Roman" fo:language="pt" fo:country="BR" officeooo:rsid="0566290f"/>
    </style:style>
    <style:style style:name="T136" style:family="text">
      <style:text-properties style:font-name="Times New Roman" fo:language="pt" fo:country="BR" officeooo:rsid="05b5e2e7"/>
    </style:style>
    <style:style style:name="T137" style:family="text">
      <style:text-properties style:font-name="Times New Roman" fo:language="pt" fo:country="BR" officeooo:rsid="05d7c60b"/>
    </style:style>
    <style:style style:name="T138" style:family="text">
      <style:text-properties style:font-name="Times New Roman" fo:language="pt" fo:country="BR" fo:font-weight="bold" style:font-weight-asian="bold" style:font-weight-complex="bold"/>
    </style:style>
    <style:style style:name="T139" style:family="text">
      <style:text-properties style:font-name="Times New Roman" fo:language="pt" fo:country="BR" fo:font-weight="bold" officeooo:rsid="05d7c60b" style:font-weight-asian="bold" style:font-weight-complex="bold"/>
    </style:style>
    <style:style style:name="T140" style:family="text">
      <style:text-properties officeooo:rsid="05322bbe"/>
    </style:style>
    <style:style style:name="T141" style:family="text">
      <style:text-properties officeooo:rsid="05342dc5"/>
    </style:style>
    <style:style style:name="T142" style:family="text">
      <style:text-properties officeooo:rsid="05346aea"/>
    </style:style>
    <style:style style:name="T143" style:family="text">
      <style:text-properties officeooo:rsid="0539da75"/>
    </style:style>
    <style:style style:name="T144" style:family="text">
      <style:text-properties officeooo:rsid="053b3aea"/>
    </style:style>
    <style:style style:name="T145" style:family="text">
      <style:text-properties officeooo:rsid="053c3e07"/>
    </style:style>
    <style:style style:name="T146" style:family="text">
      <style:text-properties officeooo:rsid="053eeac3"/>
    </style:style>
    <style:style style:name="T147" style:family="text">
      <style:text-properties officeooo:rsid="05480530"/>
    </style:style>
    <style:style style:name="T148" style:family="text">
      <style:text-properties officeooo:rsid="05795bb6"/>
    </style:style>
    <style:style style:name="T149" style:family="text">
      <style:text-properties officeooo:rsid="057a2b66"/>
    </style:style>
    <style:style style:name="T150" style:family="text">
      <style:text-properties officeooo:rsid="05b0d5e4"/>
    </style:style>
    <style:style style:name="T151" style:family="text">
      <style:text-properties officeooo:rsid="05b7c658"/>
    </style:style>
    <style:style style:name="T152" style:family="text">
      <style:text-properties officeooo:rsid="05bee320"/>
    </style:style>
    <style:style style:name="T153" style:family="text">
      <style:text-properties officeooo:rsid="05bf7c08"/>
    </style:style>
    <style:style style:name="T154" style:family="text">
      <style:text-properties fo:font-weight="normal" style:font-weight-asian="normal" style:font-weight-complex="normal"/>
    </style:style>
    <style:style style:name="T155" style:family="text">
      <style:text-properties fo:font-weight="normal" officeooo:rsid="05bfa30c" style:font-weight-asian="normal" style:font-weight-complex="normal"/>
    </style:style>
    <style:style style:name="T156" style:family="text">
      <style:text-properties officeooo:rsid="04aa08c6"/>
    </style:style>
    <style:style style:name="T15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8" style:family="text">
      <style:text-properties fo:font-variant="normal" fo:text-transform="none" fo:color="#000000"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 text:display-outline-level="0" text:name="Figura"/>
        <text:sequence-decl text:display-outline-level="0" text:name="Equação"/>
      </text:sequence-decls>
      <text:p text:style-name="P132">INSTITUTO FEDERAL<office:annotation><dc:creator>Unknown Author</dc:creator><dc:date>2015-04-06T21:14:52</dc:date><text:list text:style-name=""><text:list-item><text:p text:style-name="P224"><text:span text:style-name="T157">Ideias:</text:span></text:p></text:list-item><text:list-item><text:p text:style-name="P224"><text:span text:style-name="T157">Contra argumentos são interessantes na introdução, mas primeiramente os argumentos à favor</text:span></text:p></text:list-item><text:list-item><text:p text:style-name="P224"><text:span text:style-name="T157">Pesquisar sobre isos (9126) de qualidade para ver parâmetros de avaliação (pensar melhor)</text:span></text:p></text:list-item><text:list-item><text:p text:style-name="P224"><text:span text:style-name="T157">Detalhar as plataformas alvo (talvez na introdução (como referência 3))</text:span></text:p></text:list-item><text:list-item><text:p text:style-name="P224"><text:span text:style-name="T157"/></text:p></text:list-item><text:list-item><text:p text:style-name="P224"><text:span text:style-name="T157">Dúvidas:</text:span></text:p></text:list-item><text:list-item><text:p text:style-name="P224"><text:span text:style-name="T157">Metodologia tem que ser no passado?</text:span></text:p></text:list-item><text:list-item><text:p text:style-name="P224"><text:span text:style-name="T157"/></text:p></text:list-item><text:list-item><text:p text:style-name="P224"><text:span text:style-name="T157">Onde eu descrevo como foi o processo de criação? (Olhar o pdf de manual do instituto)</text:span></text:p></text:list-item><text:list-item><text:p text:style-name="P224"><text:span text:style-name="T157">Falar sobre as versões dos dispositivos e navegadores que serão testados?</text:span></text:p></text:list-item><text:list-item><text:p text:style-name="P224"><text:span text:style-name="T157"/></text:p></text:list-item><text:list-item><text:p text:style-name="P224"><text:span text:style-name="T157">Devo Colocar fotos do jogo dentro do trabalho</text:span></text:p></text:list-item><text:list-item><text:p text:style-name="P224"><text:span text:style-name="T157"/></text:p></text:list-item><text:list-item><text:p text:style-name="P224"><text:span text:style-name="T157">Devo adiconar testes AB com usuários no processo do desenvolvimento do game</text:span><text:span text:style-name="T158">?</text:span></text:p></text:list-item><text:list-item><text:p text:style-name="P224"><text:span text:style-name="T158"/></text:p></text:list-item><text:list-item><text:p text:style-name="P224"><text:span text:style-name="T158">Devo me aprofundar na literatura de jogos, como fazer um jogo profundo, como <text:s/>alancar o usuário</text:span></text:p></text:list-item></text:list></office:annotation> DE EDUCAÇÃO, CIÊNCIA</text:p>
      <text:p text:style-name="P132"><text:s/>E TECNOLOGIA DO RIO GRANDE DO SUL</text:p>
      <text:p text:style-name="P132"><text:s/>CÂMPUS BENTO GONÇALVES</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3"><text:span text:style-name="T24">LIMITAÇÕES NO DESENVOLVIMENTO DE JOGOS MULTIPLATAFORMA EM HTML</text:span> 5</text:p>
      <text:p text:style-name="P132"/>
      <text:p text:style-name="P136"/>
      <text:p text:style-name="P136"/>
      <text:p text:style-name="P136"/>
      <text:p text:style-name="P136"/>
      <text:p text:style-name="P136"/>
      <text:p text:style-name="P136"/>
      <text:p text:style-name="P136"/>
      <text:p text:style-name="P136"/>
      <text:p text:style-name="P137">Jean Carlo Machado<text:bookmark-start text:name="__DdeLink__898_916472288"/></text:p>
      <text:p text:style-name="P136"><text:bookmark-end text:name="__DdeLink__898_916472288"/></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8">Bento Gonçalves, J<text:span text:style-name="T9">ulho de 201</text:span><text:span text:style-name="T10">5</text:span><text:span text:style-name="T9">.</text:span></text:p>
      <text:p text:style-name="P135">JEAN CARLO MACHADO</text:p>
      <text:p text:style-name="P132"><text:soft-page-break/></text:p>
      <text:p text:style-name="P132"/>
      <text:p text:style-name="P132"/>
      <text:p text:style-name="P132"/>
      <text:p text:style-name="P132"/>
      <text:p text:style-name="P132"/>
      <text:p text:style-name="P132"/>
      <text:p text:style-name="P132"/>
      <text:p text:style-name="P133"><text:span text:style-name="T24">LIMITAÇÕES NO DESENVOLVIMENTO DE JOGOS MULTIPLATAFORMA EM HTML</text:span> 5 </text:p>
      <text:p text:style-name="P132"/>
      <text:p text:style-name="P132"/>
      <text:p text:style-name="P132"/>
      <text:p text:style-name="P132"/>
      <text:p text:style-name="P132"/>
      <text:p text:style-name="P132"/>
      <text:p text:style-name="P132"/>
      <text:p text:style-name="P162">Proposta de <text:span text:style-name="T14">projeto de</text:span> Trabalho de Conclusão de Curso em Análise e Desenvolvimento de Sistemas do Instituto Federal de Educação, Ciência e Tecnologia do Rio Grande do Sul – Câmpus Bento Gonçalves.</text:p>
      <text:p text:style-name="P6"/>
      <text:p text:style-name="P163">Orientador: <text:span text:style-name="T18">Me. Rafael Jaque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Bento Gonçalves, Julho de <text:span text:style-name="T24">15</text:span>.</text:p>
      <text:p text:style-name="P165"/>
      <text:p text:style-name="P166"/>
      <text:p text:style-name="P166"><text:bookmark-start text:name="__RefHeading__902_916472288"/>RESUMO<text:bookmark-end text:name="__RefHeading__902_916472288"/></text:p>
      <text:p text:style-name="P29"/>
      <text:p text:style-name="P24"><text:span text:style-name="Strong_20_Emphasis"><text:span text:style-name="T41">Lorem Ipsum</text:span></text:span><text:span text:style-name="T41">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172"/>
      <text:p text:style-name="P26"/>
      <text:p text:style-name="P26"/>
      <text:p text:style-name="P26"/>
      <text:p text:style-name="P26"/>
      <text:p text:style-name="P26"/>
      <text:p text:style-name="P26"/>
      <text:p text:style-name="P26"/>
      <text:p text:style-name="P26"/>
      <text:p text:style-name="P26"/>
      <text:p text:style-name="P27"/>
      <text:p text:style-name="P28"><text:span text:style-name="T11">Palavras-chave: </text:span><text:span text:style-name="T12">Multiplataforma. HTML5.</text:span></text:p>
      <text:p text:style-name="P25"/>
      <text:p text:style-name="P25"/>
      <text:p text:style-name="P164"><text:soft-page-break/></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76"><text:a xlink:type="simple" xlink:href="#__RefHeading__897_916472288" text:style-name="Index_20_Link" text:visited-style-name="Index_20_Link"><text:s/>1 CONTEXTUALIZAÇÃO<text:tab/>6</text:a></text:p>
          <text:p text:style-name="P173"><text:a xlink:type="simple" xlink:href="#__RefHeading__9164_1141725008" text:style-name="Index_20_Link" text:visited-style-name="Index_20_Link"><text:s/>1.1 JOGOS<text:tab/>6</text:a></text:p>
          <text:p text:style-name="P173"><text:a xlink:type="simple" xlink:href="#__RefHeading__2751_2099756279" text:style-name="Index_20_Link" text:visited-style-name="Index_20_Link"><text:s/>1.2 JOGOS E MULTIPLATAFORMA<text:tab/>6</text:a></text:p>
          <text:p text:style-name="P175"><text:a xlink:type="simple" xlink:href="#__RefHeading__2753_2099756279" text:style-name="Index_20_Link" text:visited-style-name="Index_20_Link"><text:s/>1.2.1 DESENVOLVIMENTO DE JOGOS NATIVOS<text:tab/>6</text:a></text:p>
          <text:p text:style-name="P175"><text:a xlink:type="simple" xlink:href="#__RefHeading__2757_2099756279" text:style-name="Index_20_Link" text:visited-style-name="Index_20_Link"><text:s/>1.2.2 DESENVOLVIMENTO DE JOGOS WEB<text:tab/>7</text:a></text:p>
          <text:p text:style-name="P175"><text:a xlink:type="simple" xlink:href="#__RefHeading__2755_2099756279" text:style-name="Index_20_Link" text:visited-style-name="Index_20_Link"><text:s/>1.2.3 DESENVOLVIMENTO DE JOGOS HÍBRIDOS<text:tab/>7</text:a></text:p>
          <text:p text:style-name="P173"><text:a xlink:type="simple" xlink:href="#__RefHeading__2759_2099756279" text:style-name="Index_20_Link" text:visited-style-name="Index_20_Link"><text:s/>1.3 HTML E MULTIPLATAFORMA<text:tab/>7</text:a></text:p>
          <text:p text:style-name="P173"><text:a xlink:type="simple" xlink:href="#__RefHeading__2761_2099756279" text:style-name="Index_20_Link" text:visited-style-name="Index_20_Link"><text:s/>1.4 LIMITAÇõES DE JOGOS MULTIPLATAFORMA COM HTML5<text:tab/>8</text:a></text:p>
          <text:p text:style-name="P173"><text:a xlink:type="simple" xlink:href="#__RefHeading__10896_1141725008" text:style-name="Index_20_Link" text:visited-style-name="Index_20_Link"><text:s/>1.5 ESTE TRABALHO<text:tab/>8</text:a></text:p>
          <text:p text:style-name="P175"><text:a xlink:type="simple" xlink:href="#__RefHeading__2763_2099756279" text:style-name="Index_20_Link" text:visited-style-name="Index_20_Link"><text:s/>1.5.1 O JOGO<text:tab/>9</text:a></text:p>
          <text:p text:style-name="P176"><text:a xlink:type="simple" xlink:href="#__RefHeading__1544_804604353" text:style-name="Index_20_Link" text:visited-style-name="Index_20_Link"><text:s/>2 PROBLEMA<text:tab/>10</text:a></text:p>
          <text:p text:style-name="P176"><text:a xlink:type="simple" xlink:href="#__RefHeading__1546_804604353" text:style-name="Index_20_Link" text:visited-style-name="Index_20_Link"><text:s/>3 OBJETIVOS<text:tab/>11</text:a></text:p>
          <text:p text:style-name="P173"><text:a xlink:type="simple" xlink:href="#__RefHeading__1879_713251450" text:style-name="Index_20_Link" text:visited-style-name="Index_20_Link"><text:s/>3.1 OBJETIVO GERAL<text:tab/>11</text:a></text:p>
          <text:p text:style-name="P173"><text:a xlink:type="simple" xlink:href="#__RefHeading__1881_713251450" text:style-name="Index_20_Link" text:visited-style-name="Index_20_Link"><text:s/>3.2 OBJETIVOS ESPECÍFICOS<text:tab/>11</text:a></text:p>
          <text:p text:style-name="P176"><text:a xlink:type="simple" xlink:href="#__RefHeading__1548_804604353" text:style-name="Index_20_Link" text:visited-style-name="Index_20_Link"><text:s/>4 JUSTIFICATIVA<text:tab/>13</text:a></text:p>
          <text:p text:style-name="P176"><text:a xlink:type="simple" xlink:href="#__RefHeading__2765_2099756279" text:style-name="Index_20_Link" text:visited-style-name="Index_20_Link"><text:s/>5 REVISÃO BIBLIOGRÁFICA<text:tab/>14</text:a></text:p>
          <text:p text:style-name="P173"><text:a xlink:type="simple" xlink:href="#__RefHeading__3648_362853965" text:style-name="Index_20_Link" text:visited-style-name="Index_20_Link"><text:s/>5.1 </text:a><text:a xlink:type="simple" xlink:href="#__RefHeading__3648_362853965" text:style-name="Index_20_Link" text:visited-style-name="Index_20_Link">JOGOS</text:a><text:a xlink:type="simple" xlink:href="#__RefHeading__3648_362853965" text:style-name="Index_20_Link" text:visited-style-name="Index_20_Link"><text:tab/>14</text:a></text:p>
          <text:p text:style-name="P173"><text:a xlink:type="simple" xlink:href="#__RefHeading__3116_2099756279" text:style-name="Index_20_Link" text:visited-style-name="Index_20_Link"><text:s/>5.2 </text:a><text:a xlink:type="simple" xlink:href="#__RefHeading__3116_2099756279" text:style-name="Index_20_Link" text:visited-style-name="Index_20_Link">NAVEGADORES WEB</text:a><text:a xlink:type="simple" xlink:href="#__RefHeading__3116_2099756279" text:style-name="Index_20_Link" text:visited-style-name="Index_20_Link"><text:tab/>14</text:a></text:p>
          <text:p text:style-name="P173"><text:a xlink:type="simple" xlink:href="#__RefHeading__2767_2099756279" text:style-name="Index_20_Link" text:visited-style-name="Index_20_Link"><text:s/>5.3 </text:a><text:a xlink:type="simple" xlink:href="#__RefHeading__2767_2099756279" text:style-name="Index_20_Link" text:visited-style-name="Index_20_Link">ANDROID</text:a><text:a xlink:type="simple" xlink:href="#__RefHeading__2767_2099756279" text:style-name="Index_20_Link" text:visited-style-name="Index_20_Link"><text:tab/>15</text:a></text:p>
          <text:p text:style-name="P173"><text:a xlink:type="simple" xlink:href="#__RefHeading__9494_1068931341" text:style-name="Index_20_Link" text:visited-style-name="Index_20_Link"><text:s/>5.4 </text:a><text:a xlink:type="simple" xlink:href="#__RefHeading__9494_1068931341" text:style-name="Index_20_Link" text:visited-style-name="Index_20_Link">HTML5</text:a><text:a xlink:type="simple" xlink:href="#__RefHeading__9494_1068931341" text:style-name="Index_20_Link" text:visited-style-name="Index_20_Link"><text:tab/>15</text:a></text:p>
          <text:p text:style-name="P173"><text:a xlink:type="simple" xlink:href="#__RefHeading__3998_1693357842" text:style-name="Index_20_Link" text:visited-style-name="Index_20_Link"><text:s/>5.5 </text:a><text:a xlink:type="simple" xlink:href="#__RefHeading__3998_1693357842" text:style-name="Index_20_Link" text:visited-style-name="Index_20_Link">CSS</text:a><text:a xlink:type="simple" xlink:href="#__RefHeading__3998_1693357842" text:style-name="Index_20_Link" text:visited-style-name="Index_20_Link"><text:tab/>15</text:a></text:p>
          <text:p text:style-name="P173"><text:a xlink:type="simple" xlink:href="#__RefHeading__3650_362853965" text:style-name="Index_20_Link" text:visited-style-name="Index_20_Link"><text:s/>5.6 </text:a><text:a xlink:type="simple" xlink:href="#__RefHeading__3650_362853965" text:style-name="Index_20_Link" text:visited-style-name="Index_20_Link">JAVASCRIPT</text:a><text:a xlink:type="simple" xlink:href="#__RefHeading__3650_362853965" text:style-name="Index_20_Link" text:visited-style-name="Index_20_Link"><text:tab/>16</text:a></text:p>
          <text:p text:style-name="P173"><text:a xlink:type="simple" xlink:href="#__RefHeading__1567_678454862" text:style-name="Index_20_Link" text:visited-style-name="Index_20_Link"><text:s/>5.7 </text:a><text:a xlink:type="simple" xlink:href="#__RefHeading__1567_678454862" text:style-name="Index_20_Link" text:visited-style-name="Index_20_Link">NODEJS</text:a><text:a xlink:type="simple" xlink:href="#__RefHeading__1567_678454862" text:style-name="Index_20_Link" text:visited-style-name="Index_20_Link"><text:tab/>17</text:a></text:p>
          <text:p text:style-name="P173"><text:a xlink:type="simple" xlink:href="#__RefHeading__9502_1068931341" text:style-name="Index_20_Link" text:visited-style-name="Index_20_Link"><text:s/>5.8 </text:a><text:a xlink:type="simple" xlink:href="#__RefHeading__9502_1068931341" text:style-name="Index_20_Link" text:visited-style-name="Index_20_Link">SISTEMAS DE BUILDING</text:a><text:a xlink:type="simple" xlink:href="#__RefHeading__9502_1068931341" text:style-name="Index_20_Link" text:visited-style-name="Index_20_Link"><text:tab/>17</text:a></text:p>
          <text:p text:style-name="P175"><text:a xlink:type="simple" xlink:href="#__RefHeading__2083_1557077516" text:style-name="Index_20_Link" text:visited-style-name="Index_20_Link"><text:s/>5.8.1 </text:a><text:a xlink:type="simple" xlink:href="#__RefHeading__2083_1557077516" text:style-name="Index_20_Link" text:visited-style-name="Index_20_Link">GRUNT</text:a><text:a xlink:type="simple" xlink:href="#__RefHeading__2083_1557077516" text:style-name="Index_20_Link" text:visited-style-name="Index_20_Link"><text:tab/>17</text:a></text:p>
          <text:p text:style-name="P175"><text:a xlink:type="simple" xlink:href="#__RefHeading__2085_1557077516" text:style-name="Index_20_Link" text:visited-style-name="Index_20_Link"><text:s/>5.8.2 </text:a><text:a xlink:type="simple" xlink:href="#__RefHeading__2085_1557077516" text:style-name="Index_20_Link" text:visited-style-name="Index_20_Link">GULP</text:a><text:a xlink:type="simple" xlink:href="#__RefHeading__2085_1557077516" text:style-name="Index_20_Link" text:visited-style-name="Index_20_Link"><text:tab/>17</text:a></text:p>
          <text:p text:style-name="P173"><text:a xlink:type="simple" xlink:href="#__RefHeading__3652_362853965" text:style-name="Index_20_Link" text:visited-style-name="Index_20_Link"><text:s/>5.9 </text:a><text:a xlink:type="simple" xlink:href="#__RefHeading__3652_362853965" text:style-name="Index_20_Link" text:visited-style-name="Index_20_Link">SOURCE MAPS</text:a><text:a xlink:type="simple" xlink:href="#__RefHeading__3652_362853965" text:style-name="Index_20_Link" text:visited-style-name="Index_20_Link"><text:tab/>17</text:a></text:p>
          <text:p text:style-name="P173"><text:a xlink:type="simple" xlink:href="#__RefHeading__3654_362853965" text:style-name="Index_20_Link" text:visited-style-name="Index_20_Link"><text:s/>5.10 </text:a><text:a xlink:type="simple" xlink:href="#__RefHeading__3654_362853965" text:style-name="Index_20_Link" text:visited-style-name="Index_20_Link">MINIFY</text:a><text:a xlink:type="simple" xlink:href="#__RefHeading__3654_362853965" text:style-name="Index_20_Link" text:visited-style-name="Index_20_Link"><text:tab/>17</text:a></text:p>
          <text:p text:style-name="P173"><text:a xlink:type="simple" xlink:href="#__RefHeading__1569_678454862" text:style-name="Index_20_Link" text:visited-style-name="Index_20_Link"><text:s/>5.11 </text:a><text:a xlink:type="simple" xlink:href="#__RefHeading__1569_678454862" text:style-name="Index_20_Link" text:visited-style-name="Index_20_Link">GERENCIADORES DE PACOTES</text:a><text:a xlink:type="simple" xlink:href="#__RefHeading__1569_678454862" text:style-name="Index_20_Link" text:visited-style-name="Index_20_Link"><text:tab/>17</text:a></text:p>
          <text:p text:style-name="P175"><text:a xlink:type="simple" xlink:href="#__RefHeading__2119_1557077516" text:style-name="Index_20_Link" text:visited-style-name="Index_20_Link"><text:s/>5.11.1 </text:a><text:a xlink:type="simple" xlink:href="#__RefHeading__2119_1557077516" text:style-name="Index_20_Link" text:visited-style-name="Index_20_Link">BOWER</text:a><text:a xlink:type="simple" xlink:href="#__RefHeading__2119_1557077516" text:style-name="Index_20_Link" text:visited-style-name="Index_20_Link"><text:tab/>17</text:a></text:p>
          <text:p text:style-name="P175"><text:a xlink:type="simple" xlink:href="#__RefHeading__2121_1557077516" text:style-name="Index_20_Link" text:visited-style-name="Index_20_Link"><text:s/>5.11.2 </text:a><text:a xlink:type="simple" xlink:href="#__RefHeading__2121_1557077516" text:style-name="Index_20_Link" text:visited-style-name="Index_20_Link">NPM</text:a><text:a xlink:type="simple" xlink:href="#__RefHeading__2121_1557077516" text:style-name="Index_20_Link" text:visited-style-name="Index_20_Link"><text:tab/>18</text:a></text:p>
          <text:p text:style-name="P173"><text:a xlink:type="simple" xlink:href="#__RefHeading__1565_678454862" text:style-name="Index_20_Link" text:visited-style-name="Index_20_Link"><text:s/>5.12 </text:a><text:a xlink:type="simple" xlink:href="#__RefHeading__1565_678454862" text:style-name="Index_20_Link" text:visited-style-name="Index_20_Link">ALTERNATIVAS AO JAVASCRIPT</text:a><text:a xlink:type="simple" xlink:href="#__RefHeading__1565_678454862" text:style-name="Index_20_Link" text:visited-style-name="Index_20_Link"><text:tab/>18</text:a></text:p>
          <text:p text:style-name="P173"><text:a xlink:type="simple" xlink:href="#__RefHeading__3656_362853965" text:style-name="Index_20_Link" text:visited-style-name="Index_20_Link"><text:s/>5.13 </text:a><text:a xlink:type="simple" xlink:href="#__RefHeading__3656_362853965" text:style-name="Index_20_Link" text:visited-style-name="Index_20_Link">TYPESCRIPT</text:a><text:a xlink:type="simple" xlink:href="#__RefHeading__3656_362853965" text:style-name="Index_20_Link" text:visited-style-name="Index_20_Link"><text:tab/>18</text:a></text:p>
          <text:p text:style-name="P173"><text:a xlink:type="simple" xlink:href="#__RefHeading__3658_362853965" text:style-name="Index_20_Link" text:visited-style-name="Index_20_Link"><text:s/>5.14 </text:a><text:a xlink:type="simple" xlink:href="#__RefHeading__3658_362853965" text:style-name="Index_20_Link" text:visited-style-name="Index_20_Link">DART</text:a><text:a xlink:type="simple" xlink:href="#__RefHeading__3658_362853965" text:style-name="Index_20_Link" text:visited-style-name="Index_20_Link"><text:tab/>18</text:a></text:p>
          <text:p text:style-name="P173"><text:a xlink:type="simple" xlink:href="#__RefHeading__3660_362853965" text:style-name="Index_20_Link" text:visited-style-name="Index_20_Link"><text:s/>5.15 </text:a><text:a xlink:type="simple" xlink:href="#__RefHeading__3660_362853965" text:style-name="Index_20_Link" text:visited-style-name="Index_20_Link">DOCUMENT OBJECT MODEL (</text:a><text:a xlink:type="simple" xlink:href="#__RefHeading__3660_362853965" text:style-name="Index_20_Link" text:visited-style-name="Index_20_Link">DOM</text:a><text:a xlink:type="simple" xlink:href="#__RefHeading__3660_362853965" text:style-name="Index_20_Link" text:visited-style-name="Index_20_Link">)</text:a><text:a xlink:type="simple" xlink:href="#__RefHeading__3660_362853965" text:style-name="Index_20_Link" text:visited-style-name="Index_20_Link"><text:tab/>18</text:a></text:p>
          <text:p text:style-name="P173"><text:a xlink:type="simple" xlink:href="#__RefHeading__10906_1141725008" text:style-name="Index_20_Link" text:visited-style-name="Index_20_Link"><text:s/>5.16 </text:a><text:a xlink:type="simple" xlink:href="#__RefHeading__10906_1141725008" text:style-name="Index_20_Link" text:visited-style-name="Index_20_Link">CANVAS</text:a><text:a xlink:type="simple" xlink:href="#__RefHeading__10906_1141725008" text:style-name="Index_20_Link" text:visited-style-name="Index_20_Link"><text:tab/>18</text:a></text:p>
          <text:p text:style-name="P173"><text:a xlink:type="simple" xlink:href="#__RefHeading__10904_1141725008" text:style-name="Index_20_Link" text:visited-style-name="Index_20_Link"><text:s/>5.17 </text:a><text:a xlink:type="simple" xlink:href="#__RefHeading__10904_1141725008" text:style-name="Index_20_Link" text:visited-style-name="Index_20_Link">WEBGL</text:a><text:a xlink:type="simple" xlink:href="#__RefHeading__10904_1141725008" text:style-name="Index_20_Link" text:visited-style-name="Index_20_Link"><text:tab/>19</text:a></text:p>
          <text:p text:style-name="P173"><text:a xlink:type="simple" xlink:href="#__RefHeading__10902_1141725008" text:style-name="Index_20_Link" text:visited-style-name="Index_20_Link"><text:s/>5.18 </text:a><text:a xlink:type="simple" xlink:href="#__RefHeading__10902_1141725008" text:style-name="Index_20_Link" text:visited-style-name="Index_20_Link">AUDIO</text:a><text:a xlink:type="simple" xlink:href="#__RefHeading__10902_1141725008" text:style-name="Index_20_Link" text:visited-style-name="Index_20_Link"><text:tab/>19</text:a></text:p>
          <text:p text:style-name="P175"><text:a xlink:type="simple" xlink:href="#__RefHeading__3662_362853965" text:style-name="Index_20_Link" text:visited-style-name="Index_20_Link"><text:s/>5.18.1 </text:a><text:a xlink:type="simple" xlink:href="#__RefHeading__3662_362853965" text:style-name="Index_20_Link" text:visited-style-name="Index_20_Link">TAG </text:a><text:a xlink:type="simple" xlink:href="#__RefHeading__3662_362853965" text:style-name="Index_20_Link" text:visited-style-name="Index_20_Link">AUDIO</text:a><text:a xlink:type="simple" xlink:href="#__RefHeading__3662_362853965" text:style-name="Index_20_Link" text:visited-style-name="Index_20_Link"><text:tab/>19</text:a></text:p>
          <text:p text:style-name="P175"><text:a xlink:type="simple" xlink:href="#__RefHeading__3664_362853965" text:style-name="Index_20_Link" text:visited-style-name="Index_20_Link"><text:s/>5.18.2 </text:a><text:a xlink:type="simple" xlink:href="#__RefHeading__3664_362853965" text:style-name="Index_20_Link" text:visited-style-name="Index_20_Link">Api de audio</text:a><text:a xlink:type="simple" xlink:href="#__RefHeading__3664_362853965" text:style-name="Index_20_Link" text:visited-style-name="Index_20_Link"><text:tab/>19</text:a></text:p>
          <text:p text:style-name="P173"><text:a xlink:type="simple" xlink:href="#__RefHeading__1573_678454862" text:style-name="Index_20_Link" text:visited-style-name="Index_20_Link"><text:s/>5.19 </text:a><text:a xlink:type="simple" xlink:href="#__RefHeading__1573_678454862" text:style-name="Index_20_Link" text:visited-style-name="Index_20_Link">ENTRADA DE COMANDOS</text:a><text:a xlink:type="simple" xlink:href="#__RefHeading__1573_678454862" text:style-name="Index_20_Link" text:visited-style-name="Index_20_Link"><text:tab/>20</text:a></text:p>
          <text:p text:style-name="P173"><text:a xlink:type="simple" xlink:href="#__RefHeading__3118_2099756279" text:style-name="Index_20_Link" text:visited-style-name="Index_20_Link"><text:s/>5.20 </text:a><text:a xlink:type="simple" xlink:href="#__RefHeading__3118_2099756279" text:style-name="Index_20_Link" text:visited-style-name="Index_20_Link">CACHE</text:a><text:a xlink:type="simple" xlink:href="#__RefHeading__3118_2099756279" text:style-name="Index_20_Link" text:visited-style-name="Index_20_Link"><text:tab/>20</text:a></text:p>
          <text:p text:style-name="P173"><text:a xlink:type="simple" xlink:href="#__RefHeading__3666_362853965" text:style-name="Index_20_Link" text:visited-style-name="Index_20_Link"><text:s/>5.21 </text:a><text:a xlink:type="simple" xlink:href="#__RefHeading__3666_362853965" text:style-name="Index_20_Link" text:visited-style-name="Index_20_Link">OFFLINE E ARMAZENAMENTO</text:a><text:a xlink:type="simple" xlink:href="#__RefHeading__3666_362853965" text:style-name="Index_20_Link" text:visited-style-name="Index_20_Link"><text:tab/>20</text:a></text:p>
          <text:p text:style-name="P173"><text:soft-page-break/><text:a xlink:type="simple" xlink:href="#__RefHeading__3668_362853965" text:style-name="Index_20_Link" text:visited-style-name="Index_20_Link"><text:s/>5.22 </text:a><text:a xlink:type="simple" xlink:href="#__RefHeading__3668_362853965" text:style-name="Index_20_Link" text:visited-style-name="Index_20_Link">RECURSOS NATIVOS ATUALMENTE INDISPONíVEIS PARA O HTML</text:a><text:a xlink:type="simple" xlink:href="#__RefHeading__3668_362853965" text:style-name="Index_20_Link" text:visited-style-name="Index_20_Link"><text:tab/>20</text:a></text:p>
          <text:p text:style-name="P173"><text:a xlink:type="simple" xlink:href="#__RefHeading__1575_678454862" text:style-name="Index_20_Link" text:visited-style-name="Index_20_Link"><text:s/>5.23 </text:a><text:a xlink:type="simple" xlink:href="#__RefHeading__1575_678454862" text:style-name="Index_20_Link" text:visited-style-name="Index_20_Link">TECNOLOGIAS POLYFILL</text:a><text:a xlink:type="simple" xlink:href="#__RefHeading__1575_678454862" text:style-name="Index_20_Link" text:visited-style-name="Index_20_Link"><text:tab/>20</text:a></text:p>
          <text:p text:style-name="P173"><text:a xlink:type="simple" xlink:href="#__RefHeading__1579_678454862" text:style-name="Index_20_Link" text:visited-style-name="Index_20_Link"><text:s/>5.24 </text:a><text:a xlink:type="simple" xlink:href="#__RefHeading__1579_678454862" text:style-name="Index_20_Link" text:visited-style-name="Index_20_Link">DISPONIBILIZAÇÂO DA APLICAÇÂO</text:a><text:a xlink:type="simple" xlink:href="#__RefHeading__1579_678454862" text:style-name="Index_20_Link" text:visited-style-name="Index_20_Link"><text:tab/>21</text:a></text:p>
          <text:p text:style-name="P175"><text:a xlink:type="simple" xlink:href="#__RefHeading__1581_678454862" text:style-name="Index_20_Link" text:visited-style-name="Index_20_Link"><text:s/>5.24.1 </text:a><text:a xlink:type="simple" xlink:href="#__RefHeading__1581_678454862" text:style-name="Index_20_Link" text:visited-style-name="Index_20_Link">INSTALAÇÃO</text:a><text:a xlink:type="simple" xlink:href="#__RefHeading__1581_678454862" text:style-name="Index_20_Link" text:visited-style-name="Index_20_Link"><text:tab/>21</text:a></text:p>
          <text:p text:style-name="P174"><text:a xlink:type="simple" xlink:href="#__RefHeading__2769_2099756279" text:style-name="Index_20_Link" text:visited-style-name="Index_20_Link"><text:s/>5.24.1.1 </text:a><text:a xlink:type="simple" xlink:href="#__RefHeading__2769_2099756279" text:style-name="Index_20_Link" text:visited-style-name="Index_20_Link">CROSSWALK</text:a><text:a xlink:type="simple" xlink:href="#__RefHeading__2769_2099756279" text:style-name="Index_20_Link" text:visited-style-name="Index_20_Link"><text:tab/>21</text:a></text:p>
          <text:p text:style-name="P174"><text:a xlink:type="simple" xlink:href="#__RefHeading__2771_2099756279" text:style-name="Index_20_Link" text:visited-style-name="Index_20_Link"><text:s/>5.24.1.2 </text:a><text:a xlink:type="simple" xlink:href="#__RefHeading__2771_2099756279" text:style-name="Index_20_Link" text:visited-style-name="Index_20_Link">PHONEGAP</text:a><text:a xlink:type="simple" xlink:href="#__RefHeading__2771_2099756279" text:style-name="Index_20_Link" text:visited-style-name="Index_20_Link"><text:tab/>21</text:a></text:p>
          <text:p text:style-name="P175"><text:a xlink:type="simple" xlink:href="#__RefHeading__2773_2099756279" text:style-name="Index_20_Link" text:visited-style-name="Index_20_Link"><text:s/>5.24.2 </text:a><text:a xlink:type="simple" xlink:href="#__RefHeading__2773_2099756279" text:style-name="Index_20_Link" text:visited-style-name="Index_20_Link">PHONEGAP </text:a><text:a xlink:type="simple" xlink:href="#__RefHeading__2773_2099756279" text:style-name="Index_20_Link" text:visited-style-name="Index_20_Link">CLOUD</text:a><text:a xlink:type="simple" xlink:href="#__RefHeading__2773_2099756279" text:style-name="Index_20_Link" text:visited-style-name="Index_20_Link"><text:tab/>21</text:a></text:p>
          <text:p text:style-name="P173"><text:a xlink:type="simple" xlink:href="#__RefHeading__2775_2099756279" text:style-name="Index_20_Link" text:visited-style-name="Index_20_Link"><text:s/>5.25 </text:a><text:a xlink:type="simple" xlink:href="#__RefHeading__2775_2099756279" text:style-name="Index_20_Link" text:visited-style-name="Index_20_Link">O JOGO</text:a><text:a xlink:type="simple" xlink:href="#__RefHeading__2775_2099756279" text:style-name="Index_20_Link" text:visited-style-name="Index_20_Link"><text:tab/>21</text:a></text:p>
          <text:p text:style-name="P175"><text:a xlink:type="simple" xlink:href="#__RefHeading__3670_362853965" text:style-name="Index_20_Link" text:visited-style-name="Index_20_Link"><text:s/>5.25.1 IMPLEMENTAÇÃO<text:tab/>22</text:a></text:p>
          <text:p text:style-name="P176"><text:a xlink:type="simple" xlink:href="#__RefHeading__1585_678454862" text:style-name="Index_20_Link" text:visited-style-name="Index_20_Link"><text:s/>6 TRABALHOS SIMILARES<text:tab/>23</text:a></text:p>
          <text:p text:style-name="P176"><text:a xlink:type="simple" xlink:href="#__RefHeading__2446_1048077266" text:style-name="Index_20_Link" text:visited-style-name="Index_20_Link"><text:s/>7 METODOLOGIA<text:tab/>24</text:a></text:p>
          <text:p text:style-name="P176"><text:a xlink:type="simple" xlink:href="#__RefHeading__1587_678454862" text:style-name="Index_20_Link" text:visited-style-name="Index_20_Link"><text:s/>8 RESULTADOS<text:tab/>26</text:a></text:p>
          <text:p text:style-name="P173"><text:a xlink:type="simple" xlink:href="#__RefHeading__2869_343412675" text:style-name="Index_20_Link" text:visited-style-name="Index_20_Link"><text:s/>8.1 LIMITAÇÕES<text:tab/>26</text:a></text:p>
          <text:p text:style-name="P176"><text:a xlink:type="simple" xlink:href="#__RefHeading__3672_362853965" text:style-name="Index_20_Link" text:visited-style-name="Index_20_Link"><text:s/>9 </text:a><text:a xlink:type="simple" xlink:href="#__RefHeading__3672_362853965" text:style-name="Index_20_Link" text:visited-style-name="Index_20_Link">CONCLUSÕES</text:a><text:a xlink:type="simple" xlink:href="#__RefHeading__3672_362853965" text:style-name="Index_20_Link" text:visited-style-name="Index_20_Link"><text:tab/>28</text:a></text:p>
          <text:p text:style-name="P173"><text:a xlink:type="simple" xlink:href="#__RefHeading__3674_362853965" text:style-name="Index_20_Link" text:visited-style-name="Index_20_Link"><text:s/>9.1 </text:a><text:a xlink:type="simple" xlink:href="#__RefHeading__3674_362853965" text:style-name="Index_20_Link" text:visited-style-name="Index_20_Link">TRABALHOS FUTUROS</text:a><text:a xlink:type="simple" xlink:href="#__RefHeading__3674_362853965" text:style-name="Index_20_Link" text:visited-style-name="Index_20_Link"><text:tab/>28</text:a></text:p>
          <text:p text:style-name="P176"><text:a xlink:type="simple" xlink:href="#__RefHeading__3647_1087257385" text:style-name="Index_20_Link" text:visited-style-name="Index_20_Link"><text:s/>10 </text:a><text:a xlink:type="simple" xlink:href="#__RefHeading__3647_1087257385" text:style-name="Index_20_Link" text:visited-style-name="Index_20_Link">CRONOGRAMA</text:a><text:a xlink:type="simple" xlink:href="#__RefHeading__3647_1087257385" text:style-name="Index_20_Link" text:visited-style-name="Index_20_Link"><text:tab/>30</text:a></text:p>
          <text:p text:style-name="P176"><text:a xlink:type="simple" xlink:href="#__RefHeading__1897_713251450" text:style-name="Index_20_Link" text:visited-style-name="Index_20_Link">BIBLIOGRAFIA<text:tab/>32</text:a></text:p>
          <text:p text:style-name="P176"><text:a xlink:type="simple" xlink:href="#__RefHeading__1591_678454862" text:style-name="Index_20_Link" text:visited-style-name="Index_20_Link">ANEXOS<text:tab/>33</text:a></text:p>
          <text:p text:style-name="P173"><text:a xlink:type="simple" xlink:href="#__RefHeading__3676_362853965" text:style-name="Index_20_Link" text:visited-style-name="Index_20_Link"><text:s/>10.1 CONVERSORES PARA HTML5<text:tab/>33</text:a></text:p>
          <text:p text:style-name="P173"><text:a xlink:type="simple" xlink:href="#__RefHeading__3678_362853965" text:style-name="Index_20_Link" text:visited-style-name="Index_20_Link"><text:s/>10.2 METODOLOGIA DE DESENVOLVIMENTO DE SOFTWARE PARA A CONSTRUÇÃO DE GAMES<text:tab/>33</text:a></text:p>
          <text:p text:style-name="P173"><text:a xlink:type="simple" xlink:href="#__RefHeading__3680_362853965" text:style-name="Index_20_Link" text:visited-style-name="Index_20_Link"><text:s/>10.3 AMBIENTES PARA DESENVOLVIMENTO HTML5<text:tab/>34</text:a></text:p>
          <text:p text:style-name="P173"><text:a xlink:type="simple" xlink:href="#__RefHeading__3682_362853965" text:style-name="Index_20_Link" text:visited-style-name="Index_20_Link"><text:s/>10.4 HTTP<text:tab/>35</text:a></text:p>
          <text:p text:style-name="P173"><text:a xlink:type="simple" xlink:href="#__RefHeading__1577_678454862" text:style-name="Index_20_Link" text:visited-style-name="Index_20_Link"><text:s/>10.5 </text:a><text:a xlink:type="simple" xlink:href="#__RefHeading__1577_678454862" text:style-name="Index_20_Link" text:visited-style-name="Index_20_Link">FRAMEWORKS PARA DESENVOLVIMENTO DE JOGOS HTML5</text:a><text:a xlink:type="simple" xlink:href="#__RefHeading__1577_678454862" text:style-name="Index_20_Link" text:visited-style-name="Index_20_Link"><text:tab/>35</text:a></text:p>
          <text:p text:style-name="P173"><text:a xlink:type="simple" xlink:href="#__RefHeading__10900_1141725008" text:style-name="Index_20_Link" text:visited-style-name="Index_20_Link"><text:s/>10.6 </text:a><text:a xlink:type="simple" xlink:href="#__RefHeading__10900_1141725008" text:style-name="Index_20_Link" text:visited-style-name="Index_20_Link">INTERFACE E ESCOLHAS DE DESIGN</text:a><text:a xlink:type="simple" xlink:href="#__RefHeading__10900_1141725008" text:style-name="Index_20_Link" text:visited-style-name="Index_20_Link"><text:tab/>35</text:a></text:p>
        </text:index-body>
      </text:table-of-content>
      <text:p text:style-name="P139"/>
      <text:p text:style-name="P139"/>
      <text:h text:style-name="P212" text:outline-level="1"><text:bookmark-start text:name="__RefHeading__897_916472288"/>CONTEXTUALIZAÇÃO<text:bookmark-end text:name="__RefHeading__897_916472288"/></text:h>
      <text:p text:style-name="P140"/>
      <text:h text:style-name="P192" text:outline-level="2"><text:bookmark-start text:name="__RefHeading__9164_1141725008"/>JOGOS<text:bookmark-end text:name="__RefHeading__9164_1141725008"/></text:h>
      <text:p text:style-name="P91">Jogos é uma tendência que veio para ficar. <text:span text:style-name="T25">(colocar estatísticas sobre jogos).</text:span></text:p>
      <text:p text:style-name="P92">Poden ser usados como ferramenta<text:span text:style-name="T151">s</text:span> educaciona<text:span text:style-name="T151">is</text:span>.</text:p>
      <text:p text:style-name="P122"><text:span text:style-name="T136">Key components of games are goals, </text:span><text:a xlink:type="simple" xlink:href="http://en.wiktionary.org/wiki/rule" text:style-name="Internet_20_link" text:visited-style-name="Visited_20_Internet_20_Link"><text:span text:style-name="T136">rules</text:span></text:a><text:span text:style-name="T136">, </text:span><text:a xlink:type="simple" xlink:href="http://en.wiktionary.org/wiki/challenge" text:style-name="Internet_20_link" text:visited-style-name="Visited_20_Internet_20_Link"><text:span text:style-name="T136">challenge</text:span></text:a><text:span text:style-name="T136">, and </text:span><text:a xlink:type="simple" xlink:href="http://en.wikipedia.org/wiki/Interaction" text:style-name="Internet_20_link" text:visited-style-name="Visited_20_Internet_20_Link"><text:span text:style-name="T136">interaction</text:span></text:a><text:span text:style-name="T136">. Games generally involve mental or physical stimulation, and often both. Many games help develop practical </text:span><text:a xlink:type="simple" xlink:href="http://en.wikipedia.org/wiki/Skills" text:style-name="Internet_20_link" text:visited-style-name="Visited_20_Internet_20_Link"><text:span text:style-name="T136">skills</text:span></text:a><text:span text:style-name="T136">, serve as a form of </text:span><text:a xlink:type="simple" xlink:href="http://en.wikipedia.org/wiki/Exercise" text:style-name="Internet_20_link" text:visited-style-name="Visited_20_Internet_20_Link"><text:span text:style-name="T136">exercise</text:span></text:a><text:span text:style-name="T136">, or otherwise perform an </text:span><text:a xlink:type="simple" xlink:href="http://en.wikipedia.org/wiki/Education" text:style-name="Internet_20_link" text:visited-style-name="Visited_20_Internet_20_Link"><text:span text:style-name="T136">educational</text:span></text:a><text:span text:style-name="T136">, </text:span><text:a xlink:type="simple" xlink:href="http://en.wikipedia.org/wiki/Simulation" text:style-name="Internet_20_link" text:visited-style-name="Visited_20_Internet_20_Link"><text:span text:style-name="T136">simulational</text:span></text:a><text:span text:style-name="T136">, or </text:span><text:a xlink:type="simple" xlink:href="http://en.wikipedia.org/wiki/Psychology" text:style-name="Internet_20_link" text:visited-style-name="Visited_20_Internet_20_Link"><text:span text:style-name="T136">psychological</text:span></text:a><text:span text:style-name="T136"> role.</text:span>Attested as early as 2600 BC,<text:bookmark text:name="cite_ref-2"/><text:a xlink:type="simple" xlink:href="http://en.wikipedia.org/wiki/Game#cite_note-2" text:style-name="Internet_20_link" text:visited-style-name="Visited_20_Internet_20_Link">[2]</text:a><text:bookmark text:name="cite_ref-3"/><text:a xlink:type="simple" xlink:href="http://en.wikipedia.org/wiki/Game#cite_note-3" text:style-name="Internet_20_link" text:visited-style-name="Visited_20_Internet_20_Link">[3]</text:a> games are a universal part of human experience and present in all cultures. The <text:a xlink:type="simple" xlink:href="http://en.wikipedia.org/wiki/Royal_Game_of_Ur" text:style-name="Internet_20_link" text:visited-style-name="Visited_20_Internet_20_Link">Royal Game of Ur</text:a>, <text:a xlink:type="simple" xlink:href="http://en.wikipedia.org/wiki/Senet" text:style-name="Internet_20_link" text:visited-style-name="Visited_20_Internet_20_Link">Senet</text:a>, and <text:a xlink:type="simple" xlink:href="http://en.wikipedia.org/wiki/Mancala" text:style-name="Internet_20_link" text:visited-style-name="Visited_20_Internet_20_Link">Mancala</text:a> are some of the oldest known games.<text:bookmark text:name="cite_ref-4"/><text:a xlink:type="simple" xlink:href="http://en.wikipedia.org/wiki/Game#cite_note-4" text:style-name="Internet_20_link" text:visited-style-name="Visited_20_Internet_20_Link">[4]</text:a></text:p>
      <text:p text:style-name="P38"/>
      <text:h text:style-name="P193" text:outline-level="2"><text:bookmark-start text:name="__RefHeading__2751_2099756279"/>JOGOS E MULTIPLATAFORMA<office:annotation><dc:creator>Unknown Author</dc:creator><dc:date>2015-04-08T20:25:02</dc:date><text:list text:continue-numbering="true" text:style-name=""><text:list-item><text:p text:style-name="P224"><text:span text:style-name="T157">Citar vantagens e desvantagens. As vantagens dos que eu defendo primeiro e as desvantagens em seguida o inverso para os <text:s/>demais</text:span></text:p></text:list-item></text:list></office:annotation><text:bookmark-end text:name="__RefHeading__2751_2099756279"/></text:h>
      <text:p text:style-name="P167"><text:span text:style-name="T141">A i</text:span>ndústria de smatphones <text:span text:style-name="T141">já ultrapassou a indústria de computadores pessoais</text:span> computadores. <text:s/></text:p>
      <text:p text:style-name="P168"/>
      <text:p text:style-name="P39">A pluralidade de dispositivos se tornou atraente para a indústria e consumidores de jogos.</text:p>
      <text:p text:style-name="P40"><text:span text:style-name="T34">É laboriosa a tarefa dos produtores de </text:span>jogos <text:span text:style-name="T34">neste novo panorama,</text:span> existem muitas plataformas. <text:span text:style-name="T33">Além da fragmaentação de versões, e hardwares diferenciados.</text:span></text:p>
      <text:p text:style-name="P41">Existem algumas estratégias na hora de ecolher como desenvolver multiplataforma.</text:p>
      <text:h text:style-name="P179" text:outline-level="3"><text:bookmark-start text:name="__RefHeading__2753_2099756279"/>DESENVOLVIMENTO DE JOGOS NATIVOS<text:bookmark-end text:name="__RefHeading__2753_2099756279"/></text:h>
      <text:p text:style-name="P30"/>
      <text:p text:style-name="P42">Melhor experiência do usuário <text:span text:style-name="T142">pois permite utilizar ao máximo os recursos e funcionalidades dos aparelhos</text:span></text:p>
      <text:p text:style-name="P43">Cada sistema operacional alvo contém sua própria SDK totalmente incompatível.</text:p>
      <text:p text:style-name="P44"><text:soft-page-break/>Replicação dos fontes.</text:p>
      <text:p text:style-name="P93">Requer mais pessoas <text:span text:style-name="T35">e/</text:span>ou mais tempo, <text:span text:style-name="T39">em outras palavras, aumenta o custo.</text:span></text:p>
      <text:p text:style-name="P34"/>
      <text:h text:style-name="P180" text:outline-level="3"><text:bookmark-start text:name="__RefHeading__2757_2099756279"/>DESENVOLVIMENTO DE JOGOS WEB<text:bookmark-end text:name="__RefHeading__2757_2099756279"/></text:h>
      <text:p text:style-name="P94"><text:s/></text:p>
      <text:p text:style-name="P55"><text:span text:style-name="T152">N</text:span>ecessitam <text:span text:style-name="T153">de </text:span>apenas uma base para serem disponbiilizados.</text:p>
      <text:p text:style-name="P33"/>
      <text:p text:style-name="P56">Indisponibilidade de alguns recursos disponíveis na plataforma.</text:p>
      <text:p text:style-name="P95"><text:span text:style-name="T154">Menor performance. </text:span><text:span text:style-name="T155">O</text:span><text:span text:style-name="T25">s custos de produção baixam e os programadores ficam felizes pela não necessidade de duplicação de funcionalidades.</text:span></text:p>
      <text:p text:style-name="P37"/>
      <text:h text:style-name="P181" text:outline-level="3"><text:bookmark-start text:name="__RefHeading__2755_2099756279"/>DESENVOLVIMENTO DE JOGOS HÍBRIDOS<text:bookmark-end text:name="__RefHeading__2755_2099756279"/></text:h>
      <text:p text:style-name="P96">As diferenças entre jogos web e híbridos é bem menos distinta que a diferença entre jogos</text:p>
      <text:p text:style-name="P18"><text:span text:style-name="Emphasis"><text:span text:style-name="T49">Rodam dentro de um cotainer.</text:span></text:span></text:p>
      <text:p text:style-name="P31"/>
      <text:p text:style-name="P32"><text:span text:style-name="Emphasis"><text:span text:style-name="T5">Permite</text:span></text:span><text:span text:style-name="Emphasis"><text:span text:style-name="T8">m</text:span></text:span><text:span text:style-name="Emphasis"><text:span text:style-name="T5"> a utilização de APIS nativas do sistema operacional em questão;</text:span></text:span></text:p>
      <text:p text:style-name="P54">O método de construção de aplicativo pela WEB permite uma única base de código o que habilita a disponibilidade de aplicativos com maior velocidade visto que alterações nos jogos não necessitam que elas sejam replicadas em outras bases.</text:p>
      <text:p text:style-name="P36"/>
      <text:h text:style-name="P194" text:outline-level="2"><text:bookmark-start text:name="__RefHeading__2759_2099756279"/>HTML E MULTIPLATAFORMA<text:bookmark-end text:name="__RefHeading__2759_2099756279"/></text:h>
      <text:p text:style-name="P58"><text:span text:style-name="T143">A </text:span>OWP (Open Web Platform), uma coleção de tecnologias livres, amplamente utilizadas e padronizadas. <text:s/>O HTML Hypertext Markup Language <text:span text:style-name="T143">é</text:span> a peça fundamental da OWP, seu objetivo é especificar o conteúdo d<text:span text:style-name="T144">as páginas</text:span> web. </text:p>
      <text:p text:style-name="P63"><text:span text:style-name="Emphasis"><text:span text:style-name="T4">Trata-se de uma linguagem de marcação que define a estrutura de elementos que uma página </text:span></text:span><text:soft-page-break/><text:span text:style-name="Emphasis"><text:span text:style-name="T4">deve ter de modo a fornecer conteúdo aos usuários. </text:span></text:span></text:p>
      <text:p text:style-name="P64"><text:span text:style-name="T147">A </text:span>interatividade necessária para a construção de jogos animados em HTML é algo recente, anteriormente só se obtinha <text:span text:style-name="T147">iteratividade de tamanho proporção na Web</text:span> com a utilização de ferramentas proprietárias como o Adobe Flash e Microsoft Silverlight.</text:p>
      <text:p text:style-name="P57">O HTML5 é um conceito guarda chuva para designar as tecnologias da web Javascript, CSS3 e HTML. Em termos práticos signfica que quando uma tecnologia se torma muito popular através da adoção de algumas grandes empresas e dos desenvolvedores, ela se torna candidata a adoção.</text:p>
      <text:h text:style-name="P195" text:outline-level="2"><text:bookmark-start text:name="__RefHeading__2761_2099756279"/>LIMITAÇõES DE JOGOS MULTIPLATAFORMA <text:span text:style-name="T145">COM HTML5</text:span><text:bookmark-end text:name="__RefHeading__2761_2099756279"/></text:h>
      <text:p text:style-name="P87"/>
      <text:p text:style-name="P105"><text:span text:style-name="T131">E</text:span><text:span text:style-name="T40">nquanto o html é desenvolvido muitas das funcionalidades disponibilizadas são testadas em apenas um pequeno conjunto de navegadores para um pequeno conjunto de versões (referência 2). </text:span><text:span text:style-name="T133">Isso acarreta em suporte inconsistente. <text:s/></text:span><text:span text:style-name="T134">A forma mais segura de garantir suporte é testando emtodas as versões alvo, </text:span><text:span text:style-name="T135">todavia essa solução é imprática.</text:span></text:p>
      <text:p text:style-name="P88">Os desenvolvedores de navegadores podem interpretar/implementar as especificações erroneamente aumentando os problemas de compatibilidade.</text:p>
      <text:p text:style-name="P99"><text:span text:style-name="T131">N</text:span><text:span text:style-name="T40">em todos os recursos disponíveis através das SDK's nativas estão presentes através do HTML5.</text:span></text:p>
      <text:p text:style-name="P89"/>
      <text:h text:style-name="P196" text:outline-level="2"><text:bookmark-start text:name="__RefHeading__10896_1141725008"/>ESTE TRABALHO<text:bookmark-end text:name="__RefHeading__10896_1141725008"/></text:h>
      <text:p text:style-name="P35">Este projeto propõe analisar as limitações do HTML5 <text:span text:style-name="T29">quanto relativo á construção de jogos multiplataforma.</text:span> <text:span text:style-name="T29">A</text:span>través <text:span text:style-name="T30">de revisão biliográfica e </text:span><text:s/>da criação de um <text:span text:style-name="T30">protótipo de</text:span> jogo multiplataforma. </text:p>
      <text:p text:style-name="P35"/>
      <text:p text:style-name="P46">Um <text:span text:style-name="T31">tratado</text:span> completo sobre o assunto requiriria um comparativo entre jogos desenvolvidos nativamente e jogos em HTML5. </text:p>
      <text:p text:style-name="P47">Não é objetivo deste trabalho demonstrar onde o HTML5 sai na frente, apenas as limitações.</text:p>
      <text:p text:style-name="P48"><text:soft-page-break/><text:span text:style-name="T146">Também não é objetivo deste trabalho</text:span> comparar o HTML com outras tecnologias de desenvolvimento de jogos, como FlashPlayer, <text:span text:style-name="T36">Silverlight</text:span> ou alternativas desktop. </text:p>
      <text:p text:style-name="P45"/>
      <text:p text:style-name="P90">O escopo deste projeto não me permite tanto.</text:p>
      <text:h text:style-name="P182" text:outline-level="3"><text:bookmark-start text:name="__RefHeading__2763_2099756279"/>O JOGO<text:bookmark-end text:name="__RefHeading__2763_2099756279"/></text:h>
      <text:p text:style-name="P45"><text:span text:style-name="T28">Para a análise das limitações foi escolhido</text:span><text:span text:style-name="T26"> um jogo de matemática </text:span><text:span text:style-name="T27">simples, </text:span><text:span text:style-name="T28">consistindo</text:span><text:span text:style-name="T27"> na geração de equações com um candidato de resposta. Cabe ao usuário informa se o resultado apontado pelo jogo está correto ou não.</text:span><text:span text:style-name="T26"> </text:span><text:span text:style-name="T27">Escolhi um jogo deste tipo pois sua concepção necessitava ser razoavelmente veloz para dar continuidade na pesquisa.</text:span></text:p>
      <text:p text:style-name="P97"/>
      <text:p text:style-name="P98"/>
      <text:p text:style-name="P161">nde eu descrevo como foi o processo de criação? (Olhar o pdf de manual do instituto)</text:p>
      <text:p text:style-name="P10">Falar sobre as versões dos dispositivos e navegadores que serão testados?</text:p>
      <text:p text:style-name="P9"/>
      <text:p text:style-name="P98"/>
      <text:h text:style-name="P214" text:outline-level="1"><text:bookmark-start text:name="__RefHeading__1544_804604353"/>PROBLEMA<text:bookmark-end text:name="__RefHeading__1544_804604353"/></text:h>
      <text:p text:style-name="P49"/>
      <text:p text:style-name="P49">A carência de definições concretas sobre a viabilidade da atual versão do HTML5 - quando utilizado no desenvolvimento de jogos e o senso comum, acabam por monopolizar à construção de jogos nativos as plataformas alvo.</text:p>
      <text:p text:style-name="P50">Os custos introduzidos no ciclo vida de um jogo, para diversas plataformas, é muito alto para ser considerado <text:span text:style-name="T37">trivial</text:span>.</text:p>
      <text:p text:style-name="P49"/>
      <text:h text:style-name="P214" text:outline-level="1"><text:bookmark-start text:name="__RefHeading__1546_804604353"/>OBJETIVOS<text:bookmark-end text:name="__RefHeading__1546_804604353"/></text:h>
      <text:h text:style-name="P197" text:outline-level="2"><text:bookmark-start text:name="__RefHeading__1879_713251450"/>OBJETIVO GERAL<text:bookmark-end text:name="__RefHeading__1879_713251450"/></text:h>
      <text:p text:style-name="P59"><text:tab/><text:span text:style-name="T24">Identificar possíveis limitações no processo de desenvolvimento de jogos multiplataforma oriundas do atual estado de definição e implementação do HTML5. </text:span></text:p>
      <text:h text:style-name="P198" text:outline-level="2"><text:bookmark-start text:name="__RefHeading__1881_713251450"/>OBJETIVOS ESPECÍFICOS<text:bookmark-end text:name="__RefHeading__1881_713251450"/></text:h>
      <text:p text:style-name="P60"><text:tab/><text:span text:style-name="T24">Estudar as limitações de desenvolvimento de jogos nas plataformas de smartphones Android e navegadores Desktop Google Chrome e Firefox. Optamos por Android e não IOS pois o primeiro contém a vasta maioria do mercado de Smartphone, e por termos maior experiência na já mencionada plataforma.</text:span><text:span text:style-name="T24"><office:annotation><dc:creator>Unknown Author</dc:creator><dc:date>2015-04-07T19:56:44</dc:date><text:list text:continue-numbering="true" text:style-name=""><text:list-item><text:p text:style-name="P224"><text:span text:style-name="T157">Qual versões das plataformas alvo eu vou abordar?</text:span></text:p></text:list-item></text:list></office:annotation></text:span></text:p>
      <text:p text:style-name="P51"><text:tab/>Pretende-se também estudar os seguintes tópicos do desenvolvimento de jogos, relativos ao HTML5:</text:p>
      <text:list xml:id="list1558409350265435307" text:style-name="L20">
        <text:list-item>
          <text:p text:style-name="P187"><text:s text:c="4"/>Debugging</text:p>
        </text:list-item>
        <text:list-item>
          <text:p text:style-name="P187"><text:s text:c="4"/>Diferenças em tamanho de tela</text:p>
        </text:list-item>
        <text:list-item>
          <text:p text:style-name="P187"><text:s text:c="4"/>Canvas</text:p>
        </text:list-item>
        <text:list-item>
          <text:p text:style-name="P187"><text:s text:c="5"/>Resizing via canvas vs DOM</text:p>
        </text:list-item>
        <text:list-item>
          <text:p text:style-name="P187"><text:s text:c="5"/>Aceleração de GPU</text:p>
        </text:list-item>
        <text:list-item>
          <text:p text:style-name="P187"><text:s text:c="5"/>API de Audio (reference 2)</text:p>
        </text:list-item>
        <text:list-item>
          <text:p text:style-name="P187"><text:s text:c="4"/>Performance</text:p>
        </text:list-item>
        <text:list-item>
          <text:p text:style-name="P187"><text:s text:c="4"/>Empacotadores HTML5</text:p>
        </text:list-item>
        <text:list-item>
          <text:p text:style-name="P187"><text:s text:c="4"/>Eventos de entrada</text:p>
        </text:list-item>
        <text:list-item>
          <text:p text:style-name="P187"><text:s text:c="4"/>Vibração</text:p>
        </text:list-item>
        <text:list-item>
          <text:p text:style-name="P187"><text:s text:c="4"/>Acelerômetro</text:p>
        </text:list-item>
        <text:list-item>
          <text:p text:style-name="P187"><text:soft-page-break/><text:s text:c="4"/>Storage</text:p>
        </text:list-item>
        <text:list-item>
          <text:p text:style-name="P187"><text:s text:c="4"/><text:span text:style-name="T38">D</text:span>isponibilização de assets (cotrole de tamanhos, cache, etc)</text:p>
        </text:list-item>
        <text:list-item>
          <text:p text:style-name="P187"><text:s text:c="4"/>Aplicações offline</text:p>
        </text:list-item>
        <text:list-item>
          <text:p text:style-name="P187"><text:s text:c="4"/>Css media queries</text:p>
        </text:list-item>
      </text:list>
      <text:p text:style-name="P61">Elaborar uma lista de limitações e correlacionar os dados de acordo com as plataformas.</text:p>
      <text:h text:style-name="P213" text:outline-level="1"><text:bookmark-start text:name="__RefHeading__1548_804604353"/>JUSTIFICATIVA<text:bookmark-end text:name="__RefHeading__1548_804604353"/></text:h>
      <text:p text:style-name="P49">Tendo em vista que este trabalho busca mapear possíveis problemas do desenvolvimento multiplataforma em HTML ele serve para apoiar e justificar decisões relativas ao desenvolvimento de jogos multiplataforma;</text:p>
      <text:p text:style-name="P49">Por tratar cientificamente de aspectos importantes do HTML, este trabalho tem potencial apontar os pontos chave que necessitam de melhorias nas plataformas alvo, colateralmente colaborando para a melhoria do próprio HTML.</text:p>
      <text:p text:style-name="P49">A opinião comum tende para soluções nativas em detrimento do desenvolvimento de jogos, este trabalho pretende desafiar esta concepção. <text:span text:style-name="T32">(REFERENCIAR)</text:span></text:p>
      <text:p text:style-name="P52">Muitos desenvolvedores estão familiarizados com as tecnologias da WEB ou apontam interesse na tecnologia. &lt;!-- referenciar →</text:p>
      <text:p text:style-name="P62">Estimular e avançar o estudo da implementação da <text:s/>Open Web;</text:p>
      <text:h text:style-name="P215" text:outline-level="1"><text:bookmark-start text:name="__RefHeading__2765_2099756279"/><text:span text:style-name="T1">REVISÃO</text:span> <text:span text:style-name="T1">BIBLIOGRÁFICA</text:span><text:bookmark-end text:name="__RefHeading__2765_2099756279"/></text:h>
      <text:h text:style-name="P202" text:outline-level="2"><text:bookmark-start text:name="__RefHeading__3648_362853965"/><text:span text:style-name="Emphasis"><text:span text:style-name="T73">JOGOS</text:span></text:span><text:bookmark-end text:name="__RefHeading__3648_362853965"/></text:h>
      <text:p text:style-name="P125"><text:span text:style-name="Emphasis"><text:span text:style-name="T73"/></text:span></text:p>
      <text:p text:style-name="Contents_20_1"><text:span text:style-name="Emphasis"><text:span text:style-name="T122">Segundo LEMES (2009, pg 126) </text:span></text:span></text:p>
      <text:p text:style-name="P178"><text:span text:style-name="Emphasis"><text:span text:style-name="T122"><text:line-break/><text:tab/>… jogo digital se constitui </text:span></text:span><text:span text:style-name="Emphasis"><text:span text:style-name="T123">em</text:span></text:span><text:span text:style-name="Emphasis"><text:span text:style-name="T122"> uma atividade lúdica composta por uma série de ações e decisões, limitada por regras e pelo universo do game, que resultam em uma condição final. O game é uma hipermídia por excelência e tem na interatividade mediada por aparatos tecnológicos, seu papel fundamental. Essa característica interativa é a dependência comandos sobre uma interface digital, que faz com que o projeto digital desta natureza não seja um filme ou uma animação, e sim um game.</text:span></text:span></text:p>
      <text:p text:style-name="P178"><text:span text:style-name="Emphasis"><text:span text:style-name="T122"/></text:span></text:p>
      <text:p text:style-name="P126"><text:span text:style-name="Emphasis"><text:span text:style-name="T73">Quando desenvolvendo qualquer jogo, o desenvolvedor tem </text:span></text:span><text:span text:style-name="Emphasis"><text:span text:style-name="T74">que considerar seu usuário</text:span></text:span><text:span text:style-name="Emphasis"><text:span text:style-name="T73">. </text:span></text:span><text:span text:style-name="Emphasis"><text:span text:style-name="T74">Seu objetivo é maximizar a satisfação de seu <text:s/>usuário. <text:s/></text:span></text:span></text:p>
      <text:p text:style-name="P126"/>
      <text:p text:style-name="P126"><text:span text:style-name="Emphasis"><text:span text:style-name="T75">Jogos em plataformas móveis trazem um novo conjunto de desafios para produtores de jogos. Um destes desafios é fornecer feedback suficiente para o player pois o dispositivo é limitado em proporções, som, tela etc.</text:span></text:span></text:p>
      <text:p text:style-name="P106"><text:span text:style-name="Emphasis"><text:span text:style-name="T76">A interface tem que ser o mais intuitiva o possível. </text:span></text:span><text:span text:style-name="Emphasis"><text:span text:style-name="T77">No caso de dispositivos móveis, quanto menos gestos necessários melhor.</text:span></text:span></text:p>
      <text:p text:style-name="P107"><text:span text:style-name="Emphasis"><text:span text:style-name="T78">Tornar previsível causa e efeito é uma boa característica para os jogos.</text:span></text:span></text:p>
      <text:p text:style-name="P108"><text:span text:style-name="Emphasis"><text:span text:style-name="T79">Os desenvolvedores tem que evitar fazer o jogo para eles mesmos. </text:span></text:span><text:span text:style-name="Emphasis"><text:span text:style-name="T80">E pela falta de crítica os designs tendem a ser ruins. </text:span></text:span><text:span text:style-name="Emphasis"><text:span text:style-name="T124">Afinal o que os jogadores querem? LEMES (2009, pg XX) aponta alguns fatores procurados pelos usuários de jogos: Desafio, socrializar, experiência solitária, respeito e fantasia.</text:span></text:span></text:p>
      <text:p text:style-name="P128"><text:span text:style-name="Emphasis"><text:span text:style-name="T81">Mencionar algum jogo (como WOW) e como ele faz para prender a atenção dos usuários.</text:span></text:span></text:p>
      <text:p text:style-name="P177"><text:span text:style-name="Emphasis"><text:span text:style-name="T82">Candy crush saga</text:span></text:span></text:p>
      <text:h text:style-name="P211" text:outline-level="2"><text:soft-page-break/><text:span text:style-name="Emphasis"><text:span text:style-name="T129">GÊNEROS</text:span></text:span></text:h>
      <text:p text:style-name="P190"><text:span text:style-name="Emphasis"><text:span text:style-name="T129">LEMES (2009, p. 43) <text:s/>aponta os seguintes gêneros de jogos.</text:span></text:span></text:p>
      <text:list xml:id="list267699827107527543" text:style-name="L21">
        <text:list-item>
          <text:p text:style-name="P191"><text:span text:style-name="Emphasis"><text:span text:style-name="T129">Adventure</text:span></text:span></text:p>
        </text:list-item>
        <text:list-item>
          <text:p text:style-name="P191"><text:span text:style-name="Emphasis"><text:span text:style-name="T129">Ação</text:span></text:span></text:p>
        </text:list-item>
        <text:list-item>
          <text:p text:style-name="P191"><text:span text:style-name="Emphasis"><text:span text:style-name="T129">RPG</text:span></text:span></text:p>
        </text:list-item>
        <text:list-item>
          <text:p text:style-name="P191"><text:span text:style-name="Emphasis"><text:span text:style-name="T129">Estratégia</text:span></text:span></text:p>
        </text:list-item>
        <text:list-item>
          <text:p text:style-name="P191"><text:span text:style-name="Emphasis"><text:span text:style-name="T129">Simuladores</text:span></text:span></text:p>
        </text:list-item>
        <text:list-item>
          <text:p text:style-name="P191"><text:span text:style-name="Emphasis"><text:span text:style-name="T129">Esportes </text:span></text:span></text:p>
        </text:list-item>
        <text:list-item>
          <text:p text:style-name="P191"><text:span text:style-name="Emphasis"><text:span text:style-name="T129">Luta</text:span></text:span></text:p>
        </text:list-item>
        <text:list-item>
          <text:p text:style-name="P191"><text:span text:style-name="Emphasis"><text:span text:style-name="T129">Casuais</text:span></text:span></text:p>
        </text:list-item>
        <text:list-item>
          <text:p text:style-name="P191"><text:span text:style-name="Emphasis"><text:span text:style-name="T129">'God' Games</text:span></text:span></text:p>
        </text:list-item>
        <text:list-item>
          <text:p text:style-name="P191"><text:span text:style-name="Emphasis"><text:span text:style-name="T129">Educacionais</text:span></text:span></text:p>
        </text:list-item>
        <text:list-item>
          <text:p text:style-name="P191"><text:span text:style-name="Emphasis"><text:span text:style-name="T129">Puzzle</text:span></text:span></text:p>
        </text:list-item>
        <text:list-item>
          <text:p text:style-name="P191"><text:span text:style-name="Emphasis"><text:span text:style-name="T129">Online / Massive Multiplayer</text:span></text:span></text:p>
        </text:list-item>
      </text:list>
      <text:p text:style-name="P127"><text:span text:style-name="Emphasis"><text:span text:style-name="T73"/></text:span></text:p>
      <text:h text:style-name="P203" text:outline-level="2"><text:span text:style-name="Emphasis"><text:span text:style-name="T124">MECÂNICA </text:span></text:span><text:span text:style-name="Emphasis"><text:span text:style-name="T127">DOS JOGOS</text:span></text:span></text:h>
      <text:p text:style-name="Text_20_body"><text:span text:style-name="Emphasis"><text:span text:style-name="T125">A mecânica </text:span></text:span><text:span text:style-name="Emphasis"><text:span text:style-name="T126">é composta pelas regras do jogo. Quais as ações diponíveis aos usuários, é fortemente influenciada pela categoria do jogo em questão.</text:span></text:span></text:p>
      <text:p text:style-name="Text_20_body"><text:span text:style-name="Emphasis"><text:span text:style-name="T82"/></text:span></text:p>
      <text:h text:style-name="P204" text:outline-level="2"><text:bookmark-start text:name="__RefHeading__3116_2099756279"/><text:span text:style-name="Emphasis"><text:span text:style-name="T51">NAVEGADORES WEB</text:span></text:span><text:bookmark-end text:name="__RefHeading__3116_2099756279"/></text:h>
      <text:p text:style-name="P102"><text:span text:style-name="Emphasis"><text:span text:style-name="T52">Aplicações do lado do cliente. Geralmente se comunicam com um servidor através de documentos em HTTP. Quado o navegador recebe um destes pacotes em HTML ele começa o processo de renderização. </text:span></text:span><text:span text:style-name="Emphasis"><text:span text:style-name="T66">A renderização pode chamar outros arquivos a fim de completar a experiência desenvolivda para o endereço em questão.</text:span></text:span></text:p>
      <text:p text:style-name="P103"><text:soft-page-break/><text:span text:style-name="Emphasis"><text:span text:style-name="T70">Nos navegadores os usuários necessitam localizar a página que desejam, sabendo o endereço, ou pesquisando em buscadores. Isso é um processo árduo para a plataformas móveis pois necessitam maior interação do usuários e não são “naturais” se comparado ao modo normal de consumir aplicativos nestas mesmas plataformas – simplesmente adquirindo o app na loja e abrindo-o no sistema operacional.</text:span></text:span><text:span text:style-name="Emphasis"><text:span text:style-name="T72"> Alguns contornos para etes problema serão descritos nas tecnologias offline.</text:span></text:span></text:p>
      <text:h text:style-name="P204" text:outline-level="2"><text:bookmark-start text:name="__RefHeading__2767_2099756279"/><text:span text:style-name="Emphasis"><text:span text:style-name="T51">ANDROID</text:span></text:span><text:bookmark-end text:name="__RefHeading__2767_2099756279"/></text:h>
      <text:p text:style-name="P22"><text:span text:style-name="Emphasis"><text:span text:style-name="T50">É um sistema operacional open soure </text:span></text:span><text:span text:style-name="Emphasis"><text:span text:style-name="T53">largamente utilizado em smardevices</text:span></text:span><text:span text:style-name="Emphasis"><text:span text:style-name="T50">. Alavancado pela Google. Roda Java. Permite a renderização de documentos HTML através de sua própria </text:span></text:span><text:span text:style-name="Emphasis"><text:span text:style-name="T67">API</text:span></text:span><text:span text:style-name="Emphasis"><text:span text:style-name="T50"> WEBVIEW. Ou através do navegador disponibilizado por padrão, ou outros de terceiros como o Goolge Chorme, Firefox, Opera, etc. </text:span></text:span></text:p>
      <text:p text:style-name="P22"><text:span text:style-name="Emphasis"><text:span text:style-name="T50"/></text:span></text:p>
      <text:p text:style-name="P22"><text:span text:style-name="Emphasis"><text:span text:style-name="T53">No quesito jogos para smardevices é preferível disponibilizar os jogos através da interface nativa pois dá a sensação de continuidade e equalidade para com os demais aplicativos instalados no dispositivo.</text:span></text:span></text:p>
      <text:h text:style-name="P204" text:outline-level="2"><text:bookmark-start text:name="__RefHeading__9494_1068931341"/><text:span text:style-name="Emphasis"><text:span text:style-name="T51">HTML5</text:span></text:span><text:bookmark-end text:name="__RefHeading__9494_1068931341"/></text:h>
      <text:p text:style-name="P123"><text:span text:style-name="Emphasis"><text:span text:style-name="T120">Linguage</text:span></text:span><text:span text:style-name="Emphasis"><text:span text:style-name="T121">m</text:span></text:span><text:span text:style-name="Emphasis"><text:span text:style-name="T120"> de marcação.</text:span></text:span></text:p>
      <text:h text:style-name="P204" text:outline-level="2"><text:bookmark-start text:name="__RefHeading__3998_1693357842"/><text:span text:style-name="Emphasis"><text:span text:style-name="T51">CSS</text:span></text:span><text:bookmark-end text:name="__RefHeading__3998_1693357842"/></text:h>
      <text:p text:style-name="P109"><text:span text:style-name="Emphasis"><text:span text:style-name="T49">Uma linguagem de </text:span></text:span><text:span text:style-name="Emphasis"><text:span text:style-name="T83">marcação, como o HTML, </text:span></text:span><text:span text:style-name="Emphasis"><text:span text:style-name="T49"><text:s/>que utiliza seletores e regras para definir a representação de um documento HTML e seus </text:span></text:span><text:span text:style-name="Emphasis"><text:span text:style-name="T84">elementos</text:span></text:span><text:span text:style-name="Emphasis"><text:span text:style-name="T49">.</text:span></text:span></text:p>
      <text:p text:style-name="P109"><text:span text:style-name="Emphasis"><text:span text:style-name="T84">Os navegadores interpretam CSS através da tag &lt;style&gt;.</text:span></text:span></text:p>
      <text:p text:style-name="P109"><text:span text:style-name="Emphasis"><text:span text:style-name="T49"/></text:span></text:p>
      <text:p text:style-name="P109"><text:span text:style-name="Emphasis"><text:span text:style-name="T49"><text:s/>Sua última versão CCS3 introduziu várias funcionalidades multiplataforma como media-queries </text:span></text:span><text:span text:style-name="Emphasis"><text:span text:style-name="T85">que possibilitam regras para tamanhos de tela e</text:span></text:span><text:span text:style-name="Emphasis"><text:span text:style-name="T49"> Transformções 3D. </text:span></text:span><text:span text:style-name="Emphasis"><text:span text:style-name="T86">Muitos navegadores também suportam aceleração de gpu para elementos que tenham transformações 3d.</text:span></text:span></text:p>
      <text:p text:style-name="P158">Flow de documento, <text:span text:style-name="T148">ordem e posição em que os elementos tem que aparecer na página</text:span>. <text:soft-page-break/>Modelo de caixa <text:span text:style-name="T149">o que encapsula o conteúdo em um elementos</text:span>.</text:p>
      <text:p text:style-name="P158"/>
      <text:p text:style-name="P159">Css também pode definir a estética de elementos.</text:p>
      <text:p text:style-name="P159"/>
      <text:h text:style-name="P205" text:outline-level="2"><text:bookmark-start text:name="__RefHeading__3650_362853965"/><text:span text:style-name="Emphasis"><text:span text:style-name="T51">JAVASCRIPT</text:span></text:span><text:bookmark-end text:name="__RefHeading__3650_362853965"/></text:h>
      <text:p text:style-name="P112"><text:span text:style-name="Emphasis"><text:span text:style-name="T88">Todo o navegador atual contém um interpretador de javascript </text:span></text:span><text:span text:style-name="Emphasis"><text:span text:style-name="T89">tornando-o portável.</text:span></text:span></text:p>
      <text:p text:style-name="P112"><text:span text:style-name="Emphasis"><text:span text:style-name="T49">Emacscript criado pela Netscape se tornou tão popular que foi abraçada pela W3C</text:span></text:span></text:p>
      <text:p text:style-name="P112"><text:span text:style-name="Emphasis"><text:span text:style-name="T87">Atualmente a l</text:span></text:span><text:span text:style-name="Emphasis"><text:span text:style-name="T49">inguagem de programação mais popular do mundo.</text:span></text:span></text:p>
      <text:p text:style-name="P112"><text:span text:style-name="Emphasis"><text:span text:style-name="T49">Javascript 6 trás conceitos de orientação à objetos.</text:span></text:span></text:p>
      <text:p text:style-name="P112"><text:span text:style-name="Emphasis"><text:span text:style-name="T49">Existem vários transpiladores para javacript que permitem a utilização de linguagens que evoluem mais rapidamente.</text:span></text:span></text:p>
      <text:p text:style-name="P112"><text:span text:style-name="Emphasis"><text:span text:style-name="T90">Na versão estável atual 5.1, é <text:s/>uma linguagem que falha ao impressionar. Especialmente quando comparada com linguagens mais maduras como C++. O objetivo inicial do javascript nunca for para ser utilizada em projetos de grande escala.</text:span></text:span></text:p>
      <text:p text:style-name="P112"><text:span text:style-name="Emphasis"><text:span text:style-name="T91">Desenvolvedores superutilizam seus acerrtos.</text:span></text:span></text:p>
      <text:p text:style-name="P112"><text:span text:style-name="Emphasis"><text:span text:style-name="T91">Existem músitas ferramentas de desenvolvimento designadas para alivar as falhas do javascirpt como transpiladores.</text:span></text:span></text:p>
      <text:p text:style-name="P112"><text:span text:style-name="Emphasis"><text:span text:style-name="T93">Seu ciclo de desenvolvimento é demorado pois necessita da aprovação de muitas partes.</text:span></text:span></text:p>
      <text:p text:style-name="P112"><text:span text:style-name="Emphasis"><text:span text:style-name="T94">Tipicamente javascript é criado separadamente do html, através da tag &lt;script&gt;. Quando os navegadores encontram essa tag eles fazem a requisição para o servidor para intejetar o código no documento. </text:span></text:span><text:span text:style-name="Emphasis"><text:span text:style-name="T95">Isso pode ser problemático para projetos que incluam vários scripts.</text:span></text:span></text:p>
      <text:p text:style-name="P112"><text:span text:style-name="Emphasis"><text:span text:style-name="T95"/></text:span></text:p>
      <text:p text:style-name="P112"><text:span text:style-name="Emphasis"><text:span text:style-name="T102">Javascript se tornou portável e isso é um componente chave no desenvolvimento de jogos.</text:span></text:span></text:p>
      <text:p text:style-name="P160"/>
      <text:h text:style-name="P205" text:outline-level="2"><text:bookmark-start text:name="__RefHeading__1567_678454862"/><text:span text:style-name="Emphasis"><text:span text:style-name="T51">NODEJS</text:span></text:span><text:bookmark-end text:name="__RefHeading__1567_678454862"/></text:h>
      <text:p text:style-name="P112"><text:span text:style-name="Emphasis"><text:span text:style-name="T49">Permite rodar Javascript fora do browser. </text:span></text:span><text:span text:style-name="Emphasis"><text:span text:style-name="T117">Utiliza um modelo dirigido à eventos sem bloqueio, tornando-o rápido e eficiente.</text:span></text:span></text:p>
      <text:h text:style-name="P205" text:outline-level="2"><text:bookmark-start text:name="__RefHeading__9502_1068931341"/><text:soft-page-break/><text:span text:style-name="Emphasis"><text:span text:style-name="T51">SISTEMAS DE BUILDING</text:span></text:span><text:bookmark-end text:name="__RefHeading__9502_1068931341"/></text:h>
      <text:p text:style-name="P112"><text:span text:style-name="Emphasis"><text:span text:style-name="T95">Aquivos javascript são requisitados do servidor assincronamente. Isso pode levar a tempos de requição pouco desejáveis. </text:span></text:span><text:span text:style-name="Emphasis"><text:span text:style-name="T96">Uma saída seria escrever o código em apenas um arquivo mais isso leva a gerência de código bagunçada. </text:span></text:span><text:span text:style-name="Emphasis"><text:span text:style-name="T97">A saída mais comum entre desenvolvedores é utiliza ruma ferramenta que junta todos os arquivos e disponibiliza apenas um para o usuário.</text:span></text:span></text:p>
      <text:h text:style-name="P183" text:outline-level="3"><text:bookmark-start text:name="__RefHeading__2083_1557077516"/><text:span text:style-name="Emphasis"><text:span text:style-name="T51">GRUNT</text:span></text:span><text:bookmark-end text:name="__RefHeading__2083_1557077516"/></text:h>
      <text:p text:style-name="P112"><text:span text:style-name="Emphasis"><text:span text:style-name="T51">Aplica as modificações separadamente em cada arquivo.</text:span></text:span></text:p>
      <text:h text:style-name="P183" text:outline-level="3"><text:bookmark-start text:name="__RefHeading__2085_1557077516"/><text:span text:style-name="Emphasis"><text:span text:style-name="T51">GULP</text:span></text:span><text:bookmark-end text:name="__RefHeading__2085_1557077516"/></text:h>
      <text:p text:style-name="P112"><text:span text:style-name="Emphasis"><text:span text:style-name="T51">Utiliza o conceito de streams para aplicar todas as modificações sobre um arquivo de uma vez só.</text:span></text:span></text:p>
      <text:p text:style-name="P112"><text:span text:style-name="Emphasis"><text:span text:style-name="T49">Minify, obfuscation</text:span></text:span></text:p>
      <text:h text:style-name="P205" text:outline-level="2"><text:bookmark-start text:name="__RefHeading__3652_362853965"/><text:span text:style-name="Emphasis"><text:span text:style-name="T98">SOURCE MAPS</text:span></text:span><text:bookmark-end text:name="__RefHeading__3652_362853965"/></text:h>
      <text:p text:style-name="P112"><text:span text:style-name="Emphasis"><text:span text:style-name="T99">Para encontrar os arquivos minificados a fim de ajudar o desenvolvedor a debugar a aplicação.</text:span></text:span></text:p>
      <text:h text:style-name="P205" text:outline-level="2"><text:bookmark-start text:name="__RefHeading__3654_362853965"/><text:span text:style-name="Emphasis"><text:span text:style-name="T100">MINIFY</text:span></text:span><text:bookmark-end text:name="__RefHeading__3654_362853965"/></text:h>
      <text:p text:style-name="P112"><text:span text:style-name="Emphasis"><text:span text:style-name="T101">Remover caracteres desnecessários do javascript como espaços vazios, diminuindo o tamanho dos nomes, fazendo o tempo de loading diminuir.</text:span></text:span></text:p>
      <text:h text:style-name="P205" text:outline-level="2"><text:bookmark-start text:name="__RefHeading__1569_678454862"/><text:span text:style-name="Emphasis"><text:span text:style-name="T51">GERENCIADORES DE PACOTES</text:span></text:span><text:bookmark-end text:name="__RefHeading__1569_678454862"/></text:h>
      <text:h text:style-name="P183" text:outline-level="3"><text:bookmark-start text:name="__RefHeading__2119_1557077516"/><text:span text:style-name="Emphasis"><text:span text:style-name="T55">BOWER</text:span></text:span><text:bookmark-end text:name="__RefHeading__2119_1557077516"/></text:h>
      <text:p text:style-name="P112"><text:span text:style-name="Emphasis"><text:span text:style-name="T49">Package manager para a web</text:span></text:span></text:p>
      <text:h text:style-name="P183" text:outline-level="3"><text:bookmark-start text:name="__RefHeading__2121_1557077516"/><text:span text:style-name="Emphasis"><text:span text:style-name="T55">NPM</text:span></text:span><text:bookmark-end text:name="__RefHeading__2121_1557077516"/></text:h>
      <text:p text:style-name="P112"><text:span text:style-name="Emphasis"><text:span text:style-name="T49">Package manager para o N</text:span></text:span><text:span text:style-name="Emphasis"><text:span text:style-name="T51">ODE</text:span></text:span></text:p>
      <text:h text:style-name="P205" text:outline-level="2"><text:bookmark-start text:name="__RefHeading__1565_678454862"/><text:span text:style-name="Emphasis"><text:span text:style-name="T51">ALTERNATIVAS AO JAVASCRIPT</text:span></text:span><text:bookmark-end text:name="__RefHeading__1565_678454862"/></text:h>
      <text:p text:style-name="P129"><text:span text:style-name="Emphasis"><text:span text:style-name="T128">Abaixo segem algumas tecnologias que servem de alternativa ao Javascript.</text:span></text:span></text:p>
      <text:h text:style-name="P183" text:outline-level="3"><text:bookmark-start text:name="__RefHeading__3656_362853965"/><text:soft-page-break/><text:span text:style-name="Emphasis"><text:span text:style-name="T103">TYPESCRIPT</text:span></text:span><text:bookmark-end text:name="__RefHeading__3656_362853965"/></text:h>
      <text:p text:style-name="P112"><text:span text:style-name="Emphasis"><text:span text:style-name="T105">Conhecido como uma versão extendida do Javascript que compila para javascript normal. Isso significa que os desenvolvedores podem continuar escrevendo Javascript normalmente. Typescript oferece classes, interfaces e módulos. </text:span></text:span></text:p>
      <text:h text:style-name="P183" text:outline-level="3"><text:bookmark-start text:name="__RefHeading__3658_362853965"/><text:span text:style-name="Emphasis"><text:span text:style-name="T103">DART</text:span></text:span><text:bookmark-end text:name="__RefHeading__3658_362853965"/></text:h>
      <text:p text:style-name="P112"><text:span text:style-name="Emphasis"><text:span text:style-name="T91">Gool</text:span></text:span><text:span text:style-name="Emphasis"><text:span text:style-name="T92">g</text:span></text:span><text:span text:style-name="Emphasis"><text:span text:style-name="T91">e. </text:span></text:span><text:span text:style-name="Emphasis"><text:span text:style-name="T103">DartVM é uma máquina virtual que está embebido no google-chrome. Significante melhorias em perfomance quando comparado ao Javascript. </text:span></text:span><text:span text:style-name="Emphasis"><text:span text:style-name="T104">Existe o dart2js que compila código em dart para javascript.</text:span></text:span></text:p>
      <text:p text:style-name="P112"><text:span text:style-name="Emphasis"><text:span text:style-name="T49"/></text:span></text:p>
      <text:h text:style-name="P205" text:outline-level="2"><text:bookmark-start text:name="__RefHeading__3660_362853965"/><text:span text:style-name="Emphasis"><text:span text:style-name="T107">DOCUMENT OBJECT MODEL (</text:span></text:span><text:span text:style-name="Emphasis"><text:span text:style-name="T106">DOM</text:span></text:span><text:span text:style-name="Emphasis"><text:span text:style-name="T107">)</text:span></text:span><text:bookmark-end text:name="__RefHeading__3660_362853965"/></text:h>
      <text:p text:style-name="P85"><text:span text:style-name="Emphasis"><text:span text:style-name="T6">É uma plataforma e interface agnóstica a linguagem que permite os programas e scripts dinamicamente acessar e atualizar o conteúdo, estrutura e estilo de docuemntos. Pode ser novamente processado e o resultado aparecer na tela. O navegador cria um DOM quando ele processa os elementos e tags encontrados em um documento HTML.</text:span></text:span><text:span text:style-name="Emphasis"><text:span text:style-name="T7">Gmail é uma aplicação de única página (single-page) que se baseia fortemente no DOM para gerar conteúdo dinâmico e interativo oferecido pelo DOM.</text:span></text:span></text:p>
      <text:p text:style-name="P159"/>
      <text:h text:style-name="P204" text:outline-level="2"><text:bookmark-start text:name="__RefHeading__10906_1141725008"/><text:span text:style-name="Emphasis"><text:span text:style-name="T51">CANVAS</text:span></text:span><text:bookmark-end text:name="__RefHeading__10906_1141725008"/></text:h>
      <text:p text:style-name="P14"><text:span text:style-name="Emphasis"><text:span text:style-name="T49">Eliminou a necessidade de plugins de terceiros para desenhar em HTML.</text:span></text:span></text:p>
      <text:p text:style-name="P110"><text:span text:style-name="Emphasis"><text:span text:style-name="T108">A nova tag &lt;canvas&gt; define um layer gráfico em documentos HTML que pode ser desenvhado através de Javascript.</text:span></text:span></text:p>
      <text:p text:style-name="P110"><text:span text:style-name="Emphasis"><text:span text:style-name="T108">O suporte ainda é escasso.</text:span></text:span></text:p>
      <text:p text:style-name="P14"><text:span text:style-name="Emphasis"><text:span text:style-name="T49">Muitas vezes lentos. Algumas soluções tentam arrumar isso através da utilização de GPU.</text:span></text:span></text:p>
      <text:p text:style-name="P14"><text:span text:style-name="Emphasis"><text:span text:style-name="T49">Apache Cordovautliza o FastCanvas.</text:span></text:span></text:p>
      <text:p text:style-name="P14"><text:span text:style-name="Emphasis"><text:span text:style-name="T49"/></text:span></text:p>
      <text:p text:style-name="P111"><text:span text:style-name="Emphasis"><text:span text:style-name="T109">CocoonJS é uma aplicativo híbrido que preenche a fraca implementação de OPENGL nos </text:span></text:span><text:soft-page-break/><text:span text:style-name="Emphasis"><text:span text:style-name="T109">dispositivos móveis possibilitando se desenvolver em WEBGL.</text:span></text:span></text:p>
      <text:h text:style-name="P204" text:outline-level="2"><text:bookmark-start text:name="__RefHeading__10904_1141725008"/><text:span text:style-name="Emphasis"><text:span text:style-name="T51">WEBGL</text:span></text:span><text:bookmark-end text:name="__RefHeading__10904_1141725008"/></text:h>
      <text:p text:style-name="P14"><text:span text:style-name="Emphasis"><text:span text:style-name="T49">Baseado no OpenGL</text:span></text:span></text:p>
      <text:p text:style-name="P21"><text:span text:style-name="Emphasis"><text:span text:style-name="T54">Web GL não foi utilizada no trabalho apesar de ser de grande relevância no processo de jogos pois ainda não está completamente especificada e a diciculdade e escopo do projeto aumentariam muito se tivessem de incluir um jogos 3</text:span></text:span><text:span text:style-name="Emphasis"><text:span text:style-name="T68">D</text:span></text:span><text:span text:style-name="Emphasis"><text:span text:style-name="T54">.</text:span></text:span></text:p>
      <text:p text:style-name="P14"><text:span text:style-name="Emphasis"><text:span text:style-name="T49">Versão da especificação atual?</text:span></text:span></text:p>
      <text:p text:style-name="P53"/>
      <text:h text:style-name="P205" text:outline-level="2"><text:bookmark-start text:name="__RefHeading__10902_1141725008"/><text:span text:style-name="Emphasis"><text:span text:style-name="T51">AUDIO</text:span></text:span><text:bookmark-end text:name="__RefHeading__10902_1141725008"/></text:h>
      <text:p text:style-name="P113"><text:span text:style-name="Emphasis"><text:span text:style-name="T110">Audio é um componente vital para oferecer grande satisfação aos usuários de jogos. </text:span></text:span><text:span text:style-name="Emphasis"><text:span text:style-name="T111">Provê feedback e imerge o usuário.</text:span></text:span><text:span text:style-name="Emphasis"><text:span text:style-name="T112"> Efeitos de som e música podem servir como mecanismo. Jogadores tem baixa tolerância a volume, </text:span></text:span><text:span text:style-name="Emphasis"><text:span text:style-name="T113">deve ser utilizado com cautela.</text:span></text:span></text:p>
      <text:h text:style-name="P184" text:outline-level="3"><text:bookmark-start text:name="__RefHeading__3662_362853965"/><text:span text:style-name="Emphasis"><text:span text:style-name="T115">TAG </text:span></text:span><text:span text:style-name="Emphasis"><text:span text:style-name="T51">AUDIO</text:span></text:span><text:bookmark-end text:name="__RefHeading__3662_362853965"/></text:h>
      <text:p text:style-name="P114"><text:span text:style-name="Emphasis"><text:span text:style-name="T113">A tag &lt;audio&gt; define um som dentro de um docuemento html. Quando o o elemento é renderizado pelos navegadores, ele carrega o conteúdo que pode ser reproduzido pelo player de audio do navegador. Existem múitas discrepâncias entre os formados aceitaveis pelos navegadores. </text:span></text:span><text:span text:style-name="Emphasis"><text:span text:style-name="T114">È um tanto limitada quanto comparada ao aúdio de múltiplos canais disponibilizados por SDKs nativas.</text:span></text:span></text:p>
      <text:h text:style-name="P184" text:outline-level="3"><text:bookmark-start text:name="__RefHeading__3664_362853965"/><text:span text:style-name="Emphasis"><text:span text:style-name="T115">Api de audio</text:span></text:span><text:bookmark-end text:name="__RefHeading__3664_362853965"/></text:h>
      <text:p text:style-name="P115"><text:span text:style-name="Emphasis"><text:span text:style-name="T116">É uma interface de audio experimental para Javascript. Provê maior flexibilidade na manipulação de audio. Essa tecnologia é muito mais nova do que a tag audio.</text:span></text:span></text:p>
      <text:h text:style-name="P206" text:outline-level="2"><text:bookmark-start text:name="__RefHeading__1573_678454862"/><text:span text:style-name="Emphasis"><text:span text:style-name="T56">ENTRADA DE COMANDOS</text:span></text:span><text:bookmark-end text:name="__RefHeading__1573_678454862"/></text:h>
      <text:p text:style-name="P14"><text:span text:style-name="Emphasis"><text:span text:style-name="T49">Na construção da grande maioria dos jogos é muitas vezes imprescindível alta flexibilidade na gestão de entrada de dados. Este fator muito se amplia na criação de jogos multiplataforma, seja através de teclado, tela sensível ou sensor de movimentos, o importante é oferecer a melhor experiência possível por plataforma. O HTML5 trata todos estes casos abstratamente </text:span></text:span><text:soft-page-break/><text:span text:style-name="Emphasis"><text:span text:style-name="T49">na forma de eventos, os quais podem ser escutados através de listeners. Os eventos básicos são: keydown (tecla baixa), keyup (tecla solta) e keypress (tecla pressionada).</text:span></text:span></text:p>
      <text:p text:style-name="P14"><text:span text:style-name="Emphasis"><text:span text:style-name="T49"/></text:span></text:p>
      <text:p text:style-name="P14"><text:span text:style-name="Emphasis"><text:span text:style-name="T49">Para detectar suporte aos mais variados recursos do HTML5 no browser do cliente existem duas possibilidades. Pode-se implementar testes para cada funcionalidade utilizada abordando os detalhes de implementação de cada uma ou então fazer uso de alguma biblioteca especializada neste processo, o Modernizr é uma opção open-source deste tipo de biblioteca, este gera uma lista de booleanos sobre grande variedade dos recursos HTML5, dentre estes, geolocalização, canvas, áudio, vídeo e local storage.</text:span></text:span></text:p>
      <text:h text:style-name="P206" text:outline-level="2"><text:bookmark-start text:name="__RefHeading__3118_2099756279"/><text:span text:style-name="Emphasis"><text:span text:style-name="T56">CACHE</text:span></text:span><text:bookmark-end text:name="__RefHeading__3118_2099756279"/></text:h>
      <text:p text:style-name="P100"><text:span text:style-name="Emphasis"><text:span text:style-name="T57">Applicações offline.</text:span></text:span></text:p>
      <text:p text:style-name="P104"><text:span text:style-name="Emphasis"><text:span text:style-name="T58">Algumas tecnologias desta classe são:</text:span></text:span></text:p>
      <text:h text:style-name="P207" text:outline-level="2"><text:bookmark-start text:name="__RefHeading__3666_362853965"/><text:span text:style-name="Emphasis"><text:span text:style-name="T71">OFFLINE E ARMAZENAMENTO</text:span></text:span><text:bookmark-end text:name="__RefHeading__3666_362853965"/></text:h>
      <text:p text:style-name="P101"><text:span text:style-name="Emphasis"><text:span text:style-name="T58"/></text:span></text:p>
      <text:h text:style-name="P208" text:outline-level="2"><text:bookmark-start text:name="__RefHeading__3668_362853965"/><text:span text:style-name="Emphasis"><text:span text:style-name="T69">RECURSOS NATIVOS ATUALMENTE INDISPONíVEIS PARA O HTML</text:span></text:span><text:bookmark-end text:name="__RefHeading__3668_362853965"/></text:h>
      <text:p text:style-name="P101"><text:span text:style-name="Emphasis"><text:span text:style-name="T58">- Suporte à câmera;</text:span></text:span></text:p>
      <text:p text:style-name="P101"><text:span text:style-name="Emphasis"><text:span text:style-name="T58">- Suporte à calendário;</text:span></text:span></text:p>
      <text:h text:style-name="P206" text:outline-level="2"><text:bookmark-start text:name="__RefHeading__1575_678454862"/><text:span text:style-name="Emphasis"><text:span text:style-name="T56">TECNOLOGIAS POLYFILL</text:span></text:span><text:bookmark-end text:name="__RefHeading__1575_678454862"/></text:h>
      <text:p text:style-name="P15"><text:span text:style-name="Emphasis"><text:span text:style-name="T58">Acarretando assim, que muitos browsers não implementam algumas funcionalidades, completa ou parcialmente especificadas, daí surge a necessidade dos polyfills (tecnologias de preenchimento de lacunas) para implementar estas camadas.</text:span></text:span></text:p>
      <text:p text:style-name="P15"><text:span text:style-name="Emphasis"><text:span text:style-name="T58"/></text:span></text:p>
      <text:p text:style-name="P15"><text:span text:style-name="Emphasis"><text:span text:style-name="T58">Uma das soluções mais promissoras polyfill é o PhoneGap ou Apache Cordova, esta ferramenta é open-source e possibilita utilizar de inúmeros recursos de hardware da grande maioria das produtoras de dispositivos móveis.</text:span></text:span></text:p>
      <text:p text:style-name="P15"><text:span text:style-name="Emphasis"><text:span text:style-name="T58"/></text:span></text:p>
      <text:h text:style-name="P206" text:outline-level="2"><text:bookmark-start text:name="__RefHeading__1579_678454862"/><text:soft-page-break/><text:span text:style-name="Emphasis"><text:span text:style-name="T56">DISPONIBILIZAÇÂO DA APLICAÇÂO</text:span></text:span><text:bookmark-end text:name="__RefHeading__1579_678454862"/></text:h>
      <text:p text:style-name="P15"><text:span text:style-name="Emphasis"><text:span text:style-name="T58">Links com manifestos</text:span></text:span></text:p>
      <text:p text:style-name="P15"><text:span text:style-name="Emphasis"><text:span text:style-name="T58"/></text:span></text:p>
      <text:h text:style-name="P185" text:outline-level="3"><text:bookmark-start text:name="__RefHeading__1581_678454862"/><text:span text:style-name="Emphasis"><text:span text:style-name="T56">INSTALAÇÃO</text:span></text:span><text:bookmark-end text:name="__RefHeading__1581_678454862"/></text:h>
      <text:p text:style-name="P15"><text:span text:style-name="Emphasis"><text:span text:style-name="T58">Este método é benéfico pois possibilita ao usuário a mesma experiência ao adquirir uma aplicação normal. Este tipo de aplicação é comummente referido como "híbrido".</text:span></text:span></text:p>
      <text:p text:style-name="P15"><text:span text:style-name="Emphasis"><text:span text:style-name="T130"/></text:span></text:p>
      <text:h text:style-name="P223" text:outline-level="4"><text:bookmark-start text:name="__RefHeading__2769_2099756279"/><text:span text:style-name="Emphasis"><text:span text:style-name="T56">CROSSWALK</text:span></text:span><text:bookmark-end text:name="__RefHeading__2769_2099756279"/></text:h>
      <text:p text:style-name="P19"><text:span text:style-name="Emphasis"><text:span text:style-name="T59">Crosswalk empacota os fontes juntamente com uma versão do Chromium, a versão open-source do Google-Chrome. Isso faz com que o software se comporte da mesma forma para todas as versões de dispositivos Android.</text:span></text:span></text:p>
      <text:h text:style-name="P223" text:outline-level="4"><text:bookmark-start text:name="__RefHeading__2771_2099756279"/><text:span text:style-name="Emphasis"><text:span text:style-name="T56">PHONEGAP</text:span></text:span><text:bookmark-end text:name="__RefHeading__2771_2099756279"/></text:h>
      <text:p text:style-name="P20"><text:span text:style-name="Emphasis"><text:span text:style-name="T61"/></text:span></text:p>
      <text:h text:style-name="P185" text:outline-level="3"><text:bookmark-start text:name="__RefHeading__2773_2099756279"/><text:span text:style-name="Emphasis"><text:span text:style-name="T56">PHONEGAP </text:span></text:span><text:span text:style-name="Emphasis"><text:span text:style-name="T62">CLOUD</text:span></text:span><text:bookmark-end text:name="__RefHeading__2773_2099756279"/></text:h>
      <text:p text:style-name="P20"><text:span text:style-name="Emphasis"><text:span text:style-name="T60">Este serviço possibilita que se faça upload de um arquivo compactado contendo os fontes – ou apontando para um repositório no github – que no tempo desta pesquisa não estava funcionando; e se gere o APK para o android nativamente.</text:span></text:span></text:p>
      <text:h text:style-name="P206" text:outline-level="2"><text:bookmark-start text:name="__RefHeading__2775_2099756279"/><text:span text:style-name="Emphasis"><text:span text:style-name="T56">O JOGO</text:span></text:span><text:bookmark-end text:name="__RefHeading__2775_2099756279"/></text:h>
      <text:p text:style-name="P116"><text:span text:style-name="Emphasis"><text:span text:style-name="T63">Defido ao fato deste trabalho explorar as limitações dos jogos em HTML5, optei por evitar a utilização de plugins e ferramentas de terceiros que pudessem ocultar alguma limitação.</text:span></text:span></text:p>
      <text:p text:style-name="P117"><text:span text:style-name="Emphasis"><text:span text:style-name="T118">Escolhi a simplicidade para não precisar ficar muito tempo aprendendo as coisas em detrimento do refinamento da pesquisa.</text:span></text:span></text:p>
      <text:p text:style-name="P117"><text:span text:style-name="Emphasis"><text:span text:style-name="T118"/></text:span></text:p>
      <text:p text:style-name="P118"><text:span text:style-name="Emphasis"><text:span text:style-name="T119">A mecânica</text:span></text:span></text:p>
      <text:p text:style-name="P118"><text:span text:style-name="Emphasis"><text:span text:style-name="T119"/></text:span></text:p>
      <text:h text:style-name="P186" text:outline-level="3"><text:bookmark-start text:name="__RefHeading__3670_362853965"/><text:soft-page-break/>IMPLEMENTAÇÃO<text:bookmark-end text:name="__RefHeading__3670_362853965"/></text:h>
      <text:h text:style-name="P216" text:outline-level="1"><text:bookmark-start text:name="__RefHeading__1585_678454862"/>TRABALHOS SIMILARES<text:bookmark-end text:name="__RefHeading__1585_678454862"/></text:h>
      <text:p text:style-name="P65">(Referência 2) <text:span text:style-name="T150">Faz uma revisão de aspectos do HTML5 através da construção de um jogo. O autor foca muito nos aspectos de criação de jogos e feedback do desenvolvimento. Troca de tecnologias e não especificamente nas limitações conforme o meu trabalho. Em outras palavras seu escopo é mais genérico e não tão preciso quanto este</text:span></text:p>
      <text:p text:style-name="P86"/>
      <text:h text:style-name="P219" text:outline-level="1"><text:bookmark-start text:name="__RefHeading__2446_1048077266"/>METODOLOGIA<text:bookmark-end text:name="__RefHeading__2446_1048077266"/></text:h>
      <text:p text:style-name="P67"><text:tab/></text:p>
      <text:p text:style-name="P66">O primeiro passo consiste em definir as plataformas alvo do trabalho; devem ser plataformas mercadologicamente relevantes ao desenvolvimento de jogos, que possibilitem a criação de aplicativos em HTML e que acentuem o antagonismo de características.</text:p>
      <text:p text:style-name="P66">Segue-se com a construção de uma lista com os recursos relevantes aos jogos que, empiricamente, sofrem ou são comummente ligados à limitações multiplataforma. Segue-se uma pesquisa para aprofundar teoricamente cada um dos recursos, possivelmente elegendo novos.</text:p>
      <text:p text:style-name="P66">Com um baseamento teórico substancial, o próximo passo é a criação do protótipo de um jogo multiplataforma que utilize recursos potencialmente limitados. Para ser considerado pronto, o protótipo deve ser testado, e estar funcional, com adaptações ou não, em cada uma das plataformas alvo definidas.</text:p>
      <text:p text:style-name="P66">Com o protótipo concebido, o passo que segue é a enumeração, e descrição das limitações detectadas no processo de desenvolvimento e testes do jogo. Este detalhamento deve responder as seguintes perguntas:</text:p>
      <text:p text:style-name="P66"/>
      <text:p text:style-name="P66">Quais as limitações foram encontradas no jogo?</text:p>
      <text:p text:style-name="P66">Em quais plataformas?</text:p>
      <text:p text:style-name="P66">Sob quais circunstâncias?</text:p>
      <text:p text:style-name="P66">As limitações puderam ser contornadas?</text:p>
      <text:p text:style-name="P66">Algum efeito colateral das limitações no jogo?</text:p>
      <text:p text:style-name="P66">Qual a categoria do problema: usabilidade, funcionalidade, manutibilidade, portabilidade ou performance? (segundo ISO)</text:p>
      <text:p text:style-name="P66"/>
      <text:p text:style-name="P66"><text:soft-page-break/><office:annotation><dc:creator>Unknown Author</dc:creator><dc:date>2015-04-06T21:22:39</dc:date><text:p><text:span text:style-name="T157">Posso utilizar a ISO para fazer perguntas mais diretas do que simples "limitações".</text:span></text:p></office:annotation></text:p>
      <text:h text:style-name="P216" text:outline-level="1"><text:bookmark-start text:name="__RefHeading__1587_678454862"/>RESULTADOS<text:bookmark-end text:name="__RefHeading__1587_678454862"/></text:h>
      <text:p text:style-name="P124"><text:span text:style-name="T132">A</text:span><text:span text:style-name="T40">baixo constam as limitações encontradas durante a pesquisa e concepção do jogo</text:span></text:p>
      <text:h text:style-name="P199" text:outline-level="2"><text:bookmark-start text:name="__RefHeading__2869_343412675"/><text:span text:style-name="T156">L</text:span>IMITAÇÕES<text:bookmark-end text:name="__RefHeading__2869_343412675"/></text:h>
      <text:p text:style-name="P65">1. <text:s/>Versões</text:p>
      <text:p text:style-name="P65">A grande maioria dos dispositivos atualmente no mercado utilizam obsoletas de seus softwares. Isso dificulta o desenvolvimento. Se a tecnologia de tradução para o browser utilizar o a classe Webview do Android - como o Apache cordova faz - as versões mais antigas podem ser penalizadas com problemas de performance ou falta de recursos.</text:p>
      <text:p text:style-name="P65"/>
      <text:p text:style-name="P65">2. Offline</text:p>
      <text:p text:style-name="P65"/>
      <text:p text:style-name="P65">Refresh duplo para ver assets cacheados. Ver: http://buildnewgames.com/game-asset-management/</text:p>
      <text:p text:style-name="P65"/>
      <text:p text:style-name="P65">3. Audio</text:p>
      <text:p text:style-name="P65"/>
      <text:p text:style-name="P65">Api de som quebra quando executado diversas vezes.</text:p>
      <text:p text:style-name="P65">Os navegadores variam na disponibilização de formatos aceitáveis</text:p>
      <text:p text:style-name="P65">Somente um áudio pode ser tocado no Navegador do Android</text:p>
      <text:p text:style-name="P65"/>
      <text:p text:style-name="P65">4. Assets</text:p>
      <text:p text:style-name="P65"/>
      <text:p text:style-name="P65">Trafegar muitos assets deixa o sistema lento.</text:p>
      <text:p text:style-name="P65"><text:soft-page-break/></text:p>
      <text:p text:style-name="P65"><text:s/>Contorno</text:p>
      <text:p text:style-name="P65">Utilizando páginas de carregamento e/ou cache;</text:p>
      <text:p text:style-name="P65"/>
      <text:p text:style-name="P65">5. UI</text:p>
      <text:p text:style-name="P65"/>
      <text:p text:style-name="P65">É muito custoso desenvolver uma interfaces que pareçam nativas para cada dispositivo sem a utilização de plugins e ferramentas especializadas.</text:p>
      <text:p text:style-name="P65">Em termos gerais, trabalhar com proporções é positivo. Não obstante há casos, como o dos botões de certo e errado que a proporções ficam exageradas, nesses casos a utilizada de max-width é uma solução conveniente.</text:p>
      <text:p text:style-name="P69"/>
      <text:p text:style-name="P139">7. Acelerômetro</text:p>
      <text:p text:style-name="P65"/>
      <table:table table:name="Table2" table:style-name="Table2">
        <table:table-column table:style-name="Table2.A" table:number-columns-repeated="3"/>
        <table:table-column table:style-name="Table2.D"/>
        <table:table-row>
          <table:table-cell table:style-name="Table2.A1" office:value-type="string">
            <text:p text:style-name="P171">Limitação </text:p>
          </table:table-cell>
          <table:table-cell table:style-name="Table2.A1" office:value-type="string">
            <text:p text:style-name="P171">Desktop/Firefox</text:p>
          </table:table-cell>
          <table:table-cell table:style-name="Table2.A1" office:value-type="string">
            <text:p text:style-name="P171">Desktop/Google Chrome</text:p>
          </table:table-cell>
          <table:table-cell table:style-name="Table2.D1" office:value-type="string">
            <text:p text:style-name="P171">Smatphone/Android</text:p>
          </table:table-cell>
        </table:table-row>
        <table:table-row>
          <table:table-cell table:style-name="Table2.A2" office:value-type="string">
            <text:p text:style-name="P170"/>
          </table:table-cell>
          <table:table-cell table:style-name="Table2.A2" office:value-type="string">
            <text:p text:style-name="P170"/>
          </table:table-cell>
          <table:table-cell table:style-name="Table2.A2" office:value-type="string">
            <text:p text:style-name="P170"/>
          </table:table-cell>
          <table:table-cell table:style-name="Table2.D2" office:value-type="string">
            <text:p text:style-name="P170"/>
          </table:table-cell>
        </table:table-row>
        <table:table-row>
          <table:table-cell table:style-name="Table2.A2" office:value-type="string">
            <text:p text:style-name="P170"/>
          </table:table-cell>
          <table:table-cell table:style-name="Table2.A2" office:value-type="string">
            <text:p text:style-name="P170"/>
          </table:table-cell>
          <table:table-cell table:style-name="Table2.A2" office:value-type="string">
            <text:p text:style-name="P170"/>
          </table:table-cell>
          <table:table-cell table:style-name="Table2.D2" office:value-type="string">
            <text:p text:style-name="P170"/>
          </table:table-cell>
        </table:table-row>
        <table:table-row>
          <table:table-cell table:style-name="Table2.A2" office:value-type="string">
            <text:p text:style-name="P170"/>
          </table:table-cell>
          <table:table-cell table:style-name="Table2.A2" office:value-type="string">
            <text:p text:style-name="P170"/>
          </table:table-cell>
          <table:table-cell table:style-name="Table2.A2" office:value-type="string">
            <text:p text:style-name="P170"/>
          </table:table-cell>
          <table:table-cell table:style-name="Table2.D2" office:value-type="string">
            <text:p text:style-name="P170"/>
          </table:table-cell>
        </table:table-row>
      </table:table>
      <text:p text:style-name="P65"/>
      <text:h text:style-name="P217" text:outline-level="1"><text:bookmark-start text:name="__RefHeading__3672_362853965"/><text:span text:style-name="Emphasis"><text:span text:style-name="T2">CONCLUSÕES</text:span></text:span><text:bookmark-end text:name="__RefHeading__3672_362853965"/></text:h>
      <text:p text:style-name="P119"><text:span text:style-name="Emphasis"><text:span text:style-name="T45">Não pude testar todos os métodos e ferramentas e versões à disposição. </text:span></text:span><text:span text:style-name="Emphasis"><text:span text:style-name="T46">Se uma empresa deseja produzir jogos nativos elas precisarão de vários desenvolvedores. Eu sozinho fui capaz de produzir um jogo em tempo razoável trabalhando apenas com a plataforma web.</text:span></text:span></text:p>
      <text:p text:style-name="P119"><text:span text:style-name="Emphasis"><text:span text:style-name="T46"/></text:span></text:p>
      <text:p text:style-name="P121"><text:span text:style-name="Emphasis"><text:span text:style-name="T48">Por não utilizar frameworks e bibliotecas estou me distanciando dos casos da vida real.</text:span></text:span></text:p>
      <text:h text:style-name="P200" text:outline-level="2"><text:bookmark-start text:name="__RefHeading__3674_362853965"/><text:span text:style-name="Emphasis"><text:span text:style-name="T3">TRABALHOS FUTUROS</text:span></text:span><text:bookmark-end text:name="__RefHeading__3674_362853965"/></text:h>
      <text:p text:style-name="P120"><text:span text:style-name="Emphasis"><text:span text:style-name="T47">EMACSCRIPT 7</text:span></text:span></text:p>
      <text:h text:style-name="P218" text:outline-level="1" text:is-list-header="true"><text:span text:style-name="Emphasis"><text:span text:style-name="T45"/></text:span></text:h>
      <text:p text:style-name="P119"><text:span text:style-name="Emphasis"><text:span text:style-name="T46"/></text:span></text:p>
      <text:h text:style-name="P220" text:outline-level="1"><text:bookmark-start text:name="__RefHeading__3647_1087257385"/><text:span text:style-name="Emphasis"><text:span text:style-name="T43">CRONOGRAMA</text:span></text:span><text:bookmark-end text:name="__RefHeading__3647_1087257385"/></text:h>
      <text:p text:style-name="P13"><text:span text:style-name="Emphasis"><text:span text:style-name="T44">O cronograma foi especificado de acordo com o detalhado na metodologia, suas datas estão especificadas de acordo com dias úteis disponíveis no calendário.</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2">Etapa</text:p>
          </table:table-cell>
          <table:table-cell table:style-name="Table1.B1" table:number-rows-spanned="2" office:value-type="string">
            <text:p text:style-name="P3">Indicador físico</text:p>
          </table:table-cell>
          <table:table-cell table:style-name="Table1.B1" table:number-columns-spanned="2" office:value-type="string">
            <text:p text:style-name="P169">Previsão</text:p>
          </table:table-cell>
          <table:covered-table-cell/>
        </table:table-row>
        <table:table-row table:style-name="Table1.1">
          <table:covered-table-cell/>
          <table:covered-table-cell/>
          <table:table-cell table:style-name="Table1.C2" office:value-type="string">
            <text:p text:style-name="P4">Início</text:p>
          </table:table-cell>
          <table:table-cell table:style-name="Table1.D2" office:value-type="string">
            <text:p text:style-name="P4">Térmi<text:span text:style-name="T13">n</text:span>o</text:p>
          </table:table-cell>
        </table:table-row>
        <table:table-row table:style-name="Table1.3">
          <table:table-cell table:style-name="Table1.A3" office:value-type="string">
            <text:p text:style-name="P70">1. Pesquisa explanatória sobre o estado da arte das tecnologias e conceitos.</text:p>
          </table:table-cell>
          <table:table-cell table:style-name="Table1.B3" office:value-type="string">
            <text:p text:style-name="P73">Documento</text:p>
          </table:table-cell>
          <table:table-cell table:style-name="Table1.C3" office:value-type="string">
            <text:p text:style-name="P141">12/08</text:p>
          </table:table-cell>
          <table:table-cell table:style-name="Table1.D3" office:value-type="string">
            <text:p text:style-name="P142">30/08</text:p>
          </table:table-cell>
        </table:table-row>
        <table:table-row table:style-name="Table1.4">
          <table:table-cell table:style-name="Table1.A4" office:value-type="string">
            <text:p text:style-name="P70">2. Identificar as tecnologias que melhor satisfazem as necessidades do projeto.</text:p>
          </table:table-cell>
          <table:table-cell table:style-name="Table1.B4" office:value-type="string">
            <text:p text:style-name="P73">Documento</text:p>
          </table:table-cell>
          <table:table-cell table:style-name="Table1.C4" office:value-type="string">
            <text:p text:style-name="P143">01/09</text:p>
          </table:table-cell>
          <table:table-cell table:style-name="Table1.D4" office:value-type="string">
            <text:p text:style-name="P144">02/09</text:p>
          </table:table-cell>
        </table:table-row>
        <table:table-row table:style-name="Table1.4">
          <table:table-cell table:style-name="Table1.A5" office:value-type="string">
            <text:p text:style-name="P71">3. Análise do jogo</text:p>
          </table:table-cell>
          <table:table-cell table:style-name="Table1.B5" office:value-type="string">
            <text:p text:style-name="P74">Documento</text:p>
          </table:table-cell>
          <table:table-cell table:style-name="Table1.C5" office:value-type="string">
            <text:p text:style-name="P145">02/09</text:p>
          </table:table-cell>
          <table:table-cell table:style-name="Table1.D5" office:value-type="string">
            <text:p text:style-name="P145">17/09</text:p>
          </table:table-cell>
        </table:table-row>
        <table:table-row table:style-name="Table1.6">
          <table:table-cell table:style-name="Table1.A6" office:value-type="string">
            <text:p text:style-name="P146">4. Construção de protótipo</text:p>
          </table:table-cell>
          <table:table-cell table:style-name="Table1.B6" office:value-type="string">
            <text:p text:style-name="P75">Documento, Software</text:p>
          </table:table-cell>
          <table:table-cell table:style-name="Table1.C6" office:value-type="string">
            <text:p text:style-name="P147">17/09</text:p>
          </table:table-cell>
          <table:table-cell table:style-name="Table1.D6" office:value-type="string">
            <text:p text:style-name="P148"><text:span text:style-name="T20">10</text:span>/<text:span text:style-name="T20">10</text:span></text:p>
          </table:table-cell>
        </table:table-row>
        <table:table-row table:style-name="Table1.7">
          <table:table-cell table:style-name="Table1.A7" office:value-type="string">
            <text:p text:style-name="P76">5. Construção de versão final</text:p>
          </table:table-cell>
          <table:table-cell table:style-name="Table1.B7" office:value-type="string">
            <text:p text:style-name="P73">Documento, Software</text:p>
          </table:table-cell>
          <table:table-cell table:style-name="Table1.C7" office:value-type="string">
            <text:p text:style-name="P149">10/10</text:p>
          </table:table-cell>
          <table:table-cell table:style-name="Table1.D7" office:value-type="string">
            <text:p text:style-name="P149">30/10</text:p>
          </table:table-cell>
        </table:table-row>
        <table:table-row table:style-name="Table1.7">
          <table:table-cell table:style-name="Table1.A9" office:value-type="string">
            <text:p text:style-name="P72">7. Exportação dos binários específicos de plataforma</text:p>
          </table:table-cell>
          <table:table-cell table:style-name="Table1.B9" office:value-type="string">
            <text:p text:style-name="P77">Software</text:p>
          </table:table-cell>
          <table:table-cell table:style-name="Table1.C9" office:value-type="string">
            <text:p text:style-name="P150">1/11</text:p>
          </table:table-cell>
          <table:table-cell table:style-name="Table1.D9" office:value-type="string">
            <text:p text:style-name="P148"><text:span text:style-name="T21">2</text:span>/1<text:span text:style-name="T21">1</text:span></text:p>
          </table:table-cell>
        </table:table-row>
        <table:table-row table:style-name="Table1.7">
          <table:table-cell table:style-name="Table1.A9" office:value-type="string">
            <text:p text:style-name="P78">8. Disponibilização da aplicação online</text:p>
          </table:table-cell>
          <table:table-cell table:style-name="Table1.B9" office:value-type="string">
            <text:p text:style-name="P80">- </text:p>
          </table:table-cell>
          <table:table-cell table:style-name="Table1.C9" office:value-type="string">
            <text:p text:style-name="P151">2/11</text:p>
          </table:table-cell>
          <table:table-cell table:style-name="Table1.D9" office:value-type="string">
            <text:p text:style-name="P151">3/11</text:p>
          </table:table-cell>
        </table:table-row>
        <table:table-row table:style-name="Table1.7">
          <table:table-cell table:style-name="Table1.A10" office:value-type="string">
            <text:p text:style-name="P79">9. Levantamento das experiências obtidas como HTML5, e especificidades da implementação do controle de movimento e da interface de usuário.</text:p>
          </table:table-cell>
          <table:table-cell table:style-name="Table1.B10" office:value-type="string">
            <text:p text:style-name="P81">Documento</text:p>
          </table:table-cell>
          <table:table-cell table:style-name="Table1.C10" office:value-type="string">
            <text:p text:style-name="P148"><text:span text:style-name="T22">4</text:span>/1<text:span text:style-name="T22">1</text:span></text:p>
          </table:table-cell>
          <table:table-cell table:style-name="Table1.D10" office:value-type="string">
            <text:p text:style-name="P152">7/11</text:p>
          </table:table-cell>
        </table:table-row>
        <table:table-row table:style-name="Table1.7">
          <table:table-cell table:style-name="Table1.A11" office:value-type="string">
            <text:p text:style-name="P68"><text:span text:style-name="T17">10. Criação de comparativo de </text:span><text:soft-page-break/><text:span text:style-name="T17">usuabilidade dentre as plataformas</text:span></text:p>
          </table:table-cell>
          <table:table-cell table:style-name="Table1.B11" office:value-type="string">
            <text:p text:style-name="P73">Documento</text:p>
          </table:table-cell>
          <table:table-cell table:style-name="Table1.C11" office:value-type="string">
            <text:p text:style-name="P152">7/11</text:p>
          </table:table-cell>
          <table:table-cell table:style-name="Table1.D11" office:value-type="string">
            <text:p text:style-name="P152">15/11</text:p>
          </table:table-cell>
        </table:table-row>
        <table:table-row table:style-name="Table1.7">
          <table:table-cell table:style-name="Table1.A12" office:value-type="string">
            <text:p text:style-name="P68"><text:span text:style-name="T15">11. <text:s/></text:span>Análise dos resultados e conclusões</text:p>
          </table:table-cell>
          <table:table-cell table:style-name="Table1.B12" office:value-type="string">
            <text:p text:style-name="P73">Documento</text:p>
          </table:table-cell>
          <table:table-cell table:style-name="Table1.C12" office:value-type="string">
            <text:p text:style-name="P153"><text:span text:style-name="T23">15</text:span>/<text:span text:style-name="T16">11</text:span></text:p>
          </table:table-cell>
          <table:table-cell table:style-name="Table1.D12" office:value-type="string">
            <text:p text:style-name="P153"><text:span text:style-name="T16">30</text:span>/1<text:span text:style-name="T16">1</text:span></text:p>
          </table:table-cell>
        </table:table-row>
        <table:table-row table:style-name="Table1.7">
          <table:table-cell table:style-name="Table1.A13" office:value-type="string">
            <text:p text:style-name="P82">Escrita do TCC</text:p>
          </table:table-cell>
          <table:table-cell table:style-name="Table1.B13" office:value-type="string">
            <text:p text:style-name="P83">Documento</text:p>
          </table:table-cell>
          <table:table-cell table:style-name="Table1.C13" office:value-type="string">
            <text:p text:style-name="P154"><text:span text:style-name="T19">12</text:span>/08</text:p>
          </table:table-cell>
          <table:table-cell table:style-name="Table1.D13" office:value-type="string">
            <text:p text:style-name="P155"><text:span text:style-name="T16">05</text:span>/<text:span text:style-name="T16">12</text:span></text:p>
          </table:table-cell>
        </table:table-row>
      </table:table>
      <text:h text:style-name="P221" text:outline-level="1" text:is-list-header="true"><text:bookmark-start text:name="__RefHeading__1897_713251450"/>BIBLIOGRAFIA<text:bookmark-end text:name="__RefHeading__1897_713251450"/></text:h>
      <text:p text:style-name="P130"><text:span text:style-name="T137">LEMES, David Oliveira.</text:span><text:span text:style-name="T139"> </text:span><text:span text:style-name="T138">Games independentes</text:span><text:span text:style-name="T41">. </text:span><text:span text:style-name="T42">Pontifícia Universidade Católica de São Paulo 2009.</text:span></text:p>
      <text:p text:style-name="P188"/>
      <text:p text:style-name="P189"/>
      <text:p text:style-name="P156">Referência 3 é uma ótima fonte de explicação de como tecnologias relacionadas ao assunto funcionam.</text:p>
      <text:p text:style-name="P156">*The total development time and cost of HTML5 based appliction is 67% lesser than native application development which shows the cost effectiveness of HTML5 based appplication*</text:p>
      <text:p text:style-name="P156"/>
      <text:p text:style-name="P156">Referência 2 é uma ótimo trabalho para pegar ideias sobre como escrever as coisas.</text:p>
      <text:p text:style-name="P156"/>
      <text:p text:style-name="P156">*When designing a game it is important to be conscious of the player's perspective, as well as the flexibility it allows the developer.*</text:p>
      <text:p text:style-name="P156"/>
      <text:p text:style-name="P156">Referência 7 is <text:s/>a good font from feature detection systems.</text:p>
      <text:p text:style-name="P156"/>
      <text:p text:style-name="P156">HTML5: A blessing or a curse</text:p>
      <text:p text:style-name="P156">http://www.develop-online.net/tools-and-tech/html5-a-blessing-or-a-curse/0117393</text:p>
      <text:p text:style-name="P156"/>
      <text:p text:style-name="P156">5 common mistakes that html5 developers make</text:p>
      <text:p text:style-name="P131"><text:a xlink:type="simple" xlink:href="http://www.toptal.com/html5/top-5-mistakes-that-html5-developers-make" text:style-name="Internet_20_link" text:visited-style-name="Visited_20_Internet_20_Link"><text:span text:style-name="T40">http://www.toptal.com/html5/top-5-mistakes-that-html5-developers-make</text:span></text:a></text:p>
      <text:p text:style-name="P156"/>
      <text:h text:style-name="P222" text:outline-level="1" text:is-list-header="true"><text:bookmark-start text:name="__RefHeading__1591_678454862"/>A<text:span text:style-name="T140">NEXOS</text:span><text:bookmark-end text:name="__RefHeading__1591_678454862"/></text:h>
      <text:p text:style-name="P67"/>
      <text:h text:style-name="P201" text:outline-level="2"><text:bookmark-start text:name="__RefHeading__3676_362853965"/>CONVERSORES PARA HTML5<text:bookmark-end text:name="__RefHeading__3676_362853965"/></text:h>
      <text:p text:style-name="P66">Além da possibilidade de escrever em HTML, pode-se optar pela alternativa de utilizar-se um conversor de linguagens.</text:p>
      <text:p text:style-name="P66"/>
      <text:h text:style-name="Heading_20_2" text:outline-level="2"><text:bookmark-start text:name="__RefHeading__3678_362853965"/>METODOLOGIA DE DESENVOLVIMENTO DE SOFTWARE PARA A CONSTRUÇÃO DE GAMES<text:bookmark-end text:name="__RefHeading__3678_362853965"/></text:h>
      <text:p text:style-name="P66"/>
      <text:p text:style-name="P66">Como o jogo é um software complexo demanda-se a utilização de metodologias de engenharia de software, dentre os processos de software mais conhecidos academicamente destacamos:</text:p>
      <text:p text:style-name="P66"/>
      <text:p text:style-name="P66">- OpenUP: este é bem detalhado e de característica iterativa e incremental. Gerando assim, um levantamento mais apurado dos riscos, requisitos e outros detalhes do sistema e a criação incremental do sistema, com requisitos maleáveis;</text:p>
      <text:p text:style-name="P66">- Cascata: processo antigo, caracteriza-se por ser pouco maleável aos requisitos mapeados posteriormente ao processo de análise;</text:p>
      <text:p text:style-name="P66">- Processo ágil - SCRUM: sua utilização é flexível e sendo um método ágil especifica pouca documentação, ou como dizem, somente a documentação necessária, este processo é bem conhecido e aceito na comunidade de desenvolvimento de software. Suas principais características são: divisão do processo de desenvolvimento através uma série de iterações chamadas sprints. Cada sprint consiste tipicamente em duas a quatro semanas. É bem aplicado a projetos que mudam constantemente e que demandam rápidas adaptações;</text:p>
      <text:p text:style-name="P66"><text:soft-page-break/>- Processo ágil – XP: tem muitas características similares ao SCRUM por este também ser um processo ágil. Dentre suas especifidades destaca-se: versões frequentes, pequenos ciclos de desenvolvimento que buscam aumentar a produtividade, introduzem checkpoints onde os clientes podem agregar novas funcionalidades;</text:p>
      <text:p text:style-name="P66"/>
      <text:h text:style-name="Heading_20_2" text:outline-level="2"><text:bookmark-start text:name="__RefHeading__3680_362853965"/>AMBIENTES PARA DESENVOLVIMENTO HTML5<text:bookmark-end text:name="__RefHeading__3680_362853965"/></text:h>
      <text:p text:style-name="P66"/>
      <text:p text:style-name="P66">Na pesquisa efetuada sobre estes frameworks full stack foram identificadas as seguintes tecnologias:</text:p>
      <text:p text:style-name="P66"><text:s text:c="4"/>- segundo (PRADO, 2012) o GWT é um framework essencialmente para o lado do cliente (client side) e dá suporte à comunicação com o servidor através de RPCs Remote Procedure Calls (ou procedimento de chamadas remotas). Ele não é um framework para aplicações clássicas da web, pois deixa a implementação da aplicação web parecida com implementações em desktop. Este é utilizado em muitos produtos de grande porte como o Google Adwords e Google Wallet. Outra característica interessante é que a plataforma opera sobre a licença Apache versão 2;</text:p>
      <text:p text:style-name="P66"><text:s text:c="4"/>- construct 2 - <text:s/>é um editor na nuvem focado para usuários sem conhecimento prévio em programação orientado a comportamento;</text:p>
      <text:p text:style-name="P66"><text:s text:c="4"/>- PlayCanvas - é uma plataformas para a construção de jogos 3D na nuvem, desenvolvida com foco em performance. Permite a hospedagem, controle de versão e publicação dos aplicativos nela criados, possibilita também a importação de modelos 3D de softwares populares como: Maya, 3ds Max e Blender;</text:p>
      <text:p text:style-name="P66"><text:s text:c="4"/>- o ambiente HTML5 Development Environment (ambiente de desenvolvimento HTML5) da Intel, este fornece uma solução na nuvem, completa para o desenvolvimento em plataforma cruzada, com serviços de empacotamento, serviços para a criação e testes de aplicativos com montagem de interfaces drag and drop (Intex XDK) e bibliotecas para a construção de jogos utilizando aceleração de hardware, o que garante até duas vezes mais performance que aplicativos mobile baseados em Web tradicionais. Esta solução é free, open source e funciona <text:s/>através de um plugin para o Google Chrome, ou seja, o desenvolvimento também é <text:soft-page-break/>multiplataforma e devido ao fato de os binários ficarem hospedados na nuvem, possibilitou a <text:s/>Intel criar compiladores para cada uma das plataformas disponibilizadas pelo PhoneGap, que é o framework polyfill utilizado na solução.</text:p>
      <text:p text:style-name="P66"/>
      <text:h text:style-name="Heading_20_2" text:outline-level="2"><text:bookmark-start text:name="__RefHeading__3682_362853965"/>HTTP<text:bookmark-end text:name="__RefHeading__3682_362853965"/></text:h>
      <text:p text:style-name="P66"/>
      <text:p text:style-name="P66">##frameworks de desenvolvimento de jogos em HTML5;</text:p>
      <text:p text:style-name="P66"/>
      <text:p text:style-name="P84"/>
      <text:h text:style-name="P209" text:outline-level="2"><text:bookmark-start text:name="__RefHeading__1577_678454862"/><text:span text:style-name="Emphasis"><text:span text:style-name="T58">FRAMEWORKS PARA DESENVOLVIMENTO DE JOGOS HTML5</text:span></text:span><text:bookmark-end text:name="__RefHeading__1577_678454862"/></text:h>
      <text:p text:style-name="P23"><text:span text:style-name="Emphasis"><text:span text:style-name="T58">Com o intuito de simplificar o processo para os desenvolvedores, auxiliando-os a focarem-se apenas nas *soluções* que estão criando, foram criados os frameworks para desenvolvimento de jogos. Não obstante, o intuito deste trabalho é desenvolver um jogo sem auxilio de frameworks pois estes muitas vezes escondem possíveis limitações, desenvolvendo *workarounds* próprios.</text:span></text:span></text:p>
      <text:p text:style-name="P23"><text:span text:style-name="Emphasis"><text:span text:style-name="T58">- enchant.js: dentre suas funcionalidades constam: orientação à objetos, orientado à eventos, contém um motor de animação, suporta WebGL e Canvas, etc;</text:span></text:span></text:p>
      <text:p text:style-name="P23"><text:span text:style-name="Emphasis"><text:span text:style-name="T58">- three.js: considerada leve, renderiza WebGL e Canvas, arquitetura procedural;</text:span></text:span></text:p>
      <text:p text:style-name="P16"><text:span text:style-name="Emphasis"><text:span text:style-name="T58">- quintus: bom para plataformas 2D</text:span></text:span></text:p>
      <text:p text:style-name="P16"><text:span text:style-name="Emphasis"><text:span text:style-name="T58"/></text:span></text:p>
      <text:p text:style-name="P157"/>
      <text:h text:style-name="P210" text:outline-level="2"><text:bookmark-start text:name="__RefHeading__10900_1141725008"/><text:span text:style-name="Emphasis"><text:span text:style-name="T64">INTERFACE E ESCOLHAS DE DESIGN</text:span></text:span><text:bookmark-end text:name="__RefHeading__10900_1141725008"/></text:h>
      <text:p text:style-name="P17"><text:span text:style-name="Emphasis"><text:span text:style-name="T65">Mobile fir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loext:contextual-spacing="false" fo:line-height="150%" fo:text-align="start" style:justify-single-word="false" style:page-number="auto">
        <style:tab-stops/>
      </style:paragraph-properties>
      <style:text-properties officeooo:rsid="04aa08c6"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21cm" fo:margin-bottom="0cm" loext:contextual-spacing="false" style:page-number="auto" text:number-lines="false" text:line-number="0"/>
      <style:text-properties fo:font-size="10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style:shadow="none" text:number-lines="false" text:line-number="0">
        <style:tab-stops/>
        <style:drop-cap/>
      </style:paragraph-properties>
      <style:text-properties fo:text-transform="uppercas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Padrão_20_2">
      <style:paragraph-properties fo:margin-top="2.007cm" fo:margin-bottom="0.203cm" loext:contextual-spacing="false" fo:line-height="150%"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class="text" style:master-page-name="">
      <style:graphic-properties draw:fill="none"/>
      <style:paragraph-properties fo:margin-left="0.6cm" fo:margin-right="0cm" fo:margin-top="0.432cm" fo:margin-bottom="0.203cm" loext:contextual-spacing="false" fo:line-height="150%" fo:text-indent="-1cm" style:auto-text-indent="false" style:page-number="auto" fo:break-before="auto" fo:break-after="auto" fo:keep-with-next="always"/>
      <style:text-properties fo:text-transform="uppercase" fo:font-size="12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_20_2" style:next-style-name="Text_20_body" style:auto-update="true" style:default-outline-level="3" style:class="text" style:master-page-name="">
      <style:paragraph-properties style:page-number="auto"/>
      <style:text-properties fo:font-size="12pt" fo:font-weight="normal" style:font-size-asian="14pt" style:font-weight-asian="bold" style:font-size-complex="14pt" style:font-weight-complex="bold"/>
    </style:style>
    <style:style style:name="Contents_20_1" style:display-name="Contents 1" style:family="paragraph" style:parent-style-name="Index" style:list-style-name=""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501cm" style:type="right" style:leader-style="dotted" style:leader-text="."/>
        </style:tab-stops>
      </style:paragraph-properties>
    </style:style>
    <style:style style:name="Contents_20_3" style:display-name="Contents 3"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002cm" style:type="right" style:leader-style="dotted" style:leader-text="."/>
        </style:tab-stops>
      </style:paragraph-properties>
    </style:style>
    <style:style style:name="Heading_20_4" style:display-name="Heading 4" style:family="paragraph" style:parent-style-name="Heading_20_3" style:next-style-name="Text_20_body" style:auto-update="true"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Illustration" style:family="paragraph" style:parent-style-name="Caption" style:class="extra"/>
    <style:style style:name="Imagem" style:family="paragraph" style:parent-style-name="Caption"/>
    <style:style style:name="Frame_20_contents" style:display-name="Frame contents" style:family="paragraph" style:parent-style-name="Text_20_body" style:class="extra"/>
    <style:style style:name="Header" style:family="paragraph" style:parent-style-name="Standard" style:default-outline-level="" style:class="extra">
      <style:paragraph-properties fo:margin-left="-1cm" fo:margin-right="0cm" fo:margin-top="0cm" fo:margin-bottom="0cm" loext:contextual-spacing="false" fo:text-indent="0cm" style:auto-text-indent="false">
        <style:tab-stops>
          <style:tab-stop style:position="7.5cm" style:type="center"/>
          <style:tab-stop style:position="15cm" style:type="right"/>
        </style:tab-stops>
      </style:paragraph-properties>
    </style:style>
    <style:style style:name="Table" style:family="paragraph" style:parent-style-name="Standard" style:default-outline-level="" style:class="extra">
      <style:text-properties fo:font-size="8pt" style:font-name-asian="Times"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Equaçã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5" style:display-name="Contents 5" style:family="paragraph" style:parent-style-name="Index" style:class="index">
      <style:paragraph-properties fo:margin-left="0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0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margin-top="0cm" fo:margin-bottom="0cm" loext:contextual-spacing="false"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loext:contextual-spacing="false" fo:text-indent="0cm" style:auto-text-indent="false">
        <style:tab-stops>
          <style:tab-stop style:position="11.508cm" style:type="right" style:leader-style="dotted" style:leader-text="."/>
        </style:tab-stops>
      </style:paragraph-properties>
    </style:style>
    <style:style style:name="Termos" style:family="paragraph" style:auto-update="true" style:default-outline-level="" style:list-style-name="" style:class="extra" style:master-page-name="">
      <style:paragraph-properties style:page-number="auto"/>
      <style:text-properties fo:font-style="italic"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rmo" style:family="paragraph" style:parent-style-name="Text_20_body"/>
    <style:style style:name="LongQuote" style:family="paragraph" style:parent-style-name="Caption" style:master-page-name="">
      <style:paragraph-properties fo:margin-left="4.001cm" fo:margin-right="0cm" fo:text-indent="0cm" style:auto-text-indent="false" style:page-number="auto"/>
      <style:text-properties style:font-weight-asian="normal"/>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Resumo" style:family="paragraph" style:parent-style-name="Text_20_body">
      <style:paragraph-properties fo:line-height="100%" fo:text-align="justify" style:justify-single-word="false"/>
      <style:text-properties fo:font-size="12pt" officeooo:rsid="00e07c56" style:font-size-asian="12pt" style:font-size-complex="12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alibri" style:font-family-complex="Calibri"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MP4" style:family="paragraph" style:parent-style-name="Text_20_body">
      <style:text-properties fo:language="pt" fo:country="BR" officeooo:paragraph-rsid="04aa08c6"/>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svg:height="1.744cm" fo:margin-left="0cm" fo:margin-right="0cm" fo:margin-bottom="0.499cm"/>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master-page style:name="Index" style:page-layout-name="Mpm2"/>
    <style:master-page style:name="Padrão_20_2" style:display-name="Padrão 2" style:page-layout-name="Mpm3">
      <style:header>
        <text:p text:style-name="MP3"><text:page-number text:select-page="current">35</text:page-number></text:p>
      </style:header>
      <style:header-left>
        <text:p text:style-name="MP4"/>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rcio Santos</meta:initial-creator>
    <meta:creation-date>2013-05-07T08:35:51</meta:creation-date>
    <dc:date>2015-04-22T13:04:13.438309084</dc:date>
    <meta:editing-duration>P2DT19H5M13S</meta:editing-duration>
    <meta:editing-cycles>1605</meta:editing-cycles>
    <meta:generator>LibreOffice/4.4.2.2$Linux_X86_64 LibreOffice_project/40m0$Build-2</meta:generator>
    <meta:document-statistic meta:table-count="2" meta:image-count="0" meta:object-count="0" meta:page-count="36" meta:paragraph-count="410" meta:word-count="4680" meta:character-count="30938" meta:non-whitespace-character-count="26434"/>
  </office:meta>
</office:document-meta>
</file>